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7597in" style:rel-column-width="7189*"/>
    </style:style>
    <style:style style:name="Table2.B" style:family="table-column">
      <style:table-column-properties style:column-width="0.6868in" style:rel-column-width="6499*"/>
    </style:style>
    <style:style style:name="Table2.C" style:family="table-column">
      <style:table-column-properties style:column-width="0.5285in" style:rel-column-width="5001*"/>
    </style:style>
    <style:style style:name="Table2.D" style:family="table-column">
      <style:table-column-properties style:column-width="0.8097in" style:rel-column-width="7662*"/>
    </style:style>
    <style:style style:name="Table2.E" style:family="table-column">
      <style:table-column-properties style:column-width="0.5576in" style:rel-column-width="5277*"/>
    </style:style>
    <style:style style:name="Table2.F" style:family="table-column">
      <style:table-column-properties style:column-width="0.3201in" style:rel-column-width="3029*"/>
    </style:style>
    <style:style style:name="Table2.G" style:family="table-column">
      <style:table-column-properties style:column-width="0.3882in" style:rel-column-width="3673*"/>
    </style:style>
    <style:style style:name="Table2.H" style:family="table-column">
      <style:table-column-properties style:column-width="2.875in" style:rel-column-width="27205*"/>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368in" style:rel-column-width="6026*"/>
    </style:style>
    <style:style style:name="Table3.B" style:family="table-column">
      <style:table-column-properties style:column-width="6.2882in" style:rel-column-width="595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6639in" style:rel-column-width="15746*"/>
    </style:style>
    <style:style style:name="Table4.B" style:family="table-column">
      <style:table-column-properties style:column-width="5.2611in" style:rel-column-width="4978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521in" style:rel-column-width="8063*"/>
    </style:style>
    <style:style style:name="Table9.B" style:family="table-column">
      <style:table-column-properties style:column-width="0.6875in" style:rel-column-width="6506*"/>
    </style:style>
    <style:style style:name="Table9.C" style:family="table-column">
      <style:table-column-properties style:column-width="0.5361in" style:rel-column-width="5073*"/>
    </style:style>
    <style:style style:name="Table9.D" style:family="table-column">
      <style:table-column-properties style:column-width="0.7313in" style:rel-column-width="6920*"/>
    </style:style>
    <style:style style:name="Table9.E" style:family="table-column">
      <style:table-column-properties style:column-width="0.4264in" style:rel-column-width="4035*"/>
    </style:style>
    <style:style style:name="Table9.F" style:family="table-column">
      <style:table-column-properties style:column-width="0.3257in" style:rel-column-width="3082*"/>
    </style:style>
    <style:style style:name="Table9.G" style:family="table-column">
      <style:table-column-properties style:column-width="0.391in" style:rel-column-width="3699*"/>
    </style:style>
    <style:style style:name="Table9.H" style:family="table-column">
      <style:table-column-properties style:column-width="0.5132in" style:rel-column-width="4856*"/>
    </style:style>
    <style:style style:name="Table9.I" style:family="table-column">
      <style:table-column-properties style:column-width="2.4625in" style:rel-column-width="23301*"/>
    </style:style>
    <style:style style:name="Table9.A1" style:family="table-cell">
      <style:table-cell-properties fo:padding="0.0382in" fo:border-left="0.05pt solid #000000" fo:border-right="none" fo:border-top="0.05pt solid #000000" fo:border-bottom="0.05pt solid #000000"/>
    </style:style>
    <style:style style:name="Table9.I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I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925in" table:align="margins"/>
    </style:style>
    <style:style style:name="Table10.A" style:family="table-column">
      <style:table-column-properties style:column-width="0.8528in" style:rel-column-width="8070*"/>
    </style:style>
    <style:style style:name="Table10.B" style:family="table-column">
      <style:table-column-properties style:column-width="0.6875in" style:rel-column-width="6506*"/>
    </style:style>
    <style:style style:name="Table10.C" style:family="table-column">
      <style:table-column-properties style:column-width="0.5361in" style:rel-column-width="5073*"/>
    </style:style>
    <style:style style:name="Table10.D" style:family="table-column">
      <style:table-column-properties style:column-width="0.5785in" style:rel-column-width="5474*"/>
    </style:style>
    <style:style style:name="Table10.E" style:family="table-column">
      <style:table-column-properties style:column-width="0.4486in" style:rel-column-width="4245*"/>
    </style:style>
    <style:style style:name="Table10.F" style:family="table-column">
      <style:table-column-properties style:column-width="0.3111in" style:rel-column-width="2944*"/>
    </style:style>
    <style:style style:name="Table10.G" style:family="table-column">
      <style:table-column-properties style:column-width="0.4049in" style:rel-column-width="3831*"/>
    </style:style>
    <style:style style:name="Table10.H" style:family="table-column">
      <style:table-column-properties style:column-width="0.4701in" style:rel-column-width="4449*"/>
    </style:style>
    <style:style style:name="Table10.I" style:family="table-column">
      <style:table-column-properties style:column-width="2.6354in" style:rel-column-width="24943*"/>
    </style:style>
    <style:style style:name="Table10.A1" style:family="table-cell">
      <style:table-cell-properties fo:padding="0.0382in" fo:border-left="0.05pt solid #000000" fo:border-right="none" fo:border-top="0.05pt solid #000000" fo:border-bottom="0.05pt solid #000000"/>
    </style:style>
    <style:style style:name="Table10.I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8535in" style:rel-column-width="8076*"/>
    </style:style>
    <style:style style:name="Table11.B" style:family="table-column">
      <style:table-column-properties style:column-width="0.6875in" style:rel-column-width="6506*"/>
    </style:style>
    <style:style style:name="Table11.C" style:family="table-column">
      <style:table-column-properties style:column-width="0.5715in" style:rel-column-width="5408*"/>
    </style:style>
    <style:style style:name="Table11.D" style:family="table-column">
      <style:table-column-properties style:column-width="0.7958in" style:rel-column-width="7531*"/>
    </style:style>
    <style:style style:name="Table11.E" style:family="table-column">
      <style:table-column-properties style:column-width="0.5854in" style:rel-column-width="5540*"/>
    </style:style>
    <style:style style:name="Table11.F" style:family="table-column">
      <style:table-column-properties style:column-width="0.3042in" style:rel-column-width="2878*"/>
    </style:style>
    <style:style style:name="Table11.G" style:family="table-column">
      <style:table-column-properties style:column-width="0.3618in" style:rel-column-width="3423*"/>
    </style:style>
    <style:style style:name="Table11.H" style:family="table-column">
      <style:table-column-properties style:column-width="0.4556in" style:rel-column-width="4311*"/>
    </style:style>
    <style:style style:name="Table11.I" style:family="table-column">
      <style:table-column-properties style:column-width="2.3104in" style:rel-column-width="21862*"/>
    </style:style>
    <style:style style:name="Table11.A1" style:family="table-cell">
      <style:table-cell-properties fo:padding="0.0382in" fo:border-left="0.05pt solid #000000" fo:border-right="none" fo:border-top="0.05pt solid #000000" fo:border-bottom="0.05pt solid #000000"/>
    </style:style>
    <style:style style:name="Table11.I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8535in" style:rel-column-width="8076*"/>
    </style:style>
    <style:style style:name="Table12.B" style:family="table-column">
      <style:table-column-properties style:column-width="0.6875in" style:rel-column-width="6506*"/>
    </style:style>
    <style:style style:name="Table12.C" style:family="table-column">
      <style:table-column-properties style:column-width="0.5715in" style:rel-column-width="5408*"/>
    </style:style>
    <style:style style:name="Table12.D" style:family="table-column">
      <style:table-column-properties style:column-width="0.7958in" style:rel-column-width="7531*"/>
    </style:style>
    <style:style style:name="Table12.E" style:family="table-column">
      <style:table-column-properties style:column-width="0.5854in" style:rel-column-width="5540*"/>
    </style:style>
    <style:style style:name="Table12.F" style:family="table-column">
      <style:table-column-properties style:column-width="0.3042in" style:rel-column-width="2878*"/>
    </style:style>
    <style:style style:name="Table12.G" style:family="table-column">
      <style:table-column-properties style:column-width="0.3618in" style:rel-column-width="3423*"/>
    </style:style>
    <style:style style:name="Table12.H" style:family="table-column">
      <style:table-column-properties style:column-width="0.4556in" style:rel-column-width="4311*"/>
    </style:style>
    <style:style style:name="Table12.I" style:family="table-column">
      <style:table-column-properties style:column-width="2.3104in" style:rel-column-width="21862*"/>
    </style:style>
    <style:style style:name="Table12.A1" style:family="table-cell">
      <style:table-cell-properties fo:padding="0.0382in" fo:border-left="0.05pt solid #000000" fo:border-right="none" fo:border-top="0.05pt solid #000000" fo:border-bottom="0.05pt solid #000000"/>
    </style:style>
    <style:style style:name="Table12.I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27f51" officeooo:paragraph-rsid="00127f51" style:font-size-asian="14pt" style:font-size-complex="14pt"/>
    </style:style>
    <style:style style:name="P2" style:family="paragraph" style:parent-style-name="Footer">
      <style:paragraph-properties fo:text-align="center" style:justify-single-word="false"/>
      <style:text-properties officeooo:paragraph-rsid="00127f51"/>
    </style:style>
    <style:style style:name="P3" style:family="paragraph" style:parent-style-name="Text_20_body">
      <style:text-properties style:font-name="Arial1" officeooo:paragraph-rsid="00127f51"/>
    </style:style>
    <style:style style:name="P4" style:family="paragraph" style:parent-style-name="Text_20_body">
      <style:text-properties style:font-name="Arial1" officeooo:rsid="002d6699" officeooo:paragraph-rsid="002d6699"/>
    </style:style>
    <style:style style:name="P5" style:family="paragraph" style:parent-style-name="Text_20_body">
      <style:text-properties style:font-name="Arial1" officeooo:rsid="005a7ed0" officeooo:paragraph-rsid="005a7ed0"/>
    </style:style>
    <style:style style:name="P6" style:family="paragraph" style:parent-style-name="Text_20_body">
      <style:text-properties style:font-name="Arial1" officeooo:rsid="005a7ed0" officeooo:paragraph-rsid="00b3ffed"/>
    </style:style>
    <style:style style:name="P7" style:family="paragraph" style:parent-style-name="Text_20_body">
      <style:text-properties style:font-name="Arial1" officeooo:rsid="005c1fff" officeooo:paragraph-rsid="005c1fff"/>
    </style:style>
    <style:style style:name="P8" style:family="paragraph" style:parent-style-name="Text_20_body">
      <style:text-properties style:font-name="Arial1" officeooo:rsid="006c0fd8" officeooo:paragraph-rsid="006c0fd8"/>
    </style:style>
    <style:style style:name="P9" style:family="paragraph" style:parent-style-name="Text_20_body">
      <style:text-properties style:font-name="Arial1" officeooo:rsid="006ae0e7" officeooo:paragraph-rsid="006ae0e7"/>
    </style:style>
    <style:style style:name="P10" style:family="paragraph" style:parent-style-name="Text_20_body">
      <style:text-properties style:font-name="Arial1" officeooo:rsid="006433d2" officeooo:paragraph-rsid="006433d2"/>
    </style:style>
    <style:style style:name="P11" style:family="paragraph" style:parent-style-name="Text_20_body">
      <style:text-properties style:font-name="Arial1" officeooo:rsid="0071601c" officeooo:paragraph-rsid="0071601c"/>
    </style:style>
    <style:style style:name="P12" style:family="paragraph" style:parent-style-name="Text_20_body">
      <style:text-properties style:font-name="Arial1" officeooo:rsid="005de2aa" officeooo:paragraph-rsid="00b3ffed"/>
    </style:style>
    <style:style style:name="P13" style:family="paragraph" style:parent-style-name="Text_20_body">
      <style:text-properties style:font-name="Arial1" officeooo:rsid="00375b63" officeooo:paragraph-rsid="00b226c3"/>
    </style:style>
    <style:style style:name="P14" style:family="paragraph" style:parent-style-name="Text_20_body">
      <style:text-properties style:font-name="Arial1" fo:font-weight="bold" officeooo:rsid="0039e63a" officeooo:paragraph-rsid="00b226c3" style:font-weight-asian="bold" style:font-weight-complex="bold"/>
    </style:style>
    <style:style style:name="P15" style:family="paragraph" style:parent-style-name="Text_20_body">
      <style:text-properties style:font-name="Arial1" fo:font-weight="bold" officeooo:rsid="003e0b43" officeooo:paragraph-rsid="00b226c3" style:font-weight-asian="bold" style:font-weight-complex="bold"/>
    </style:style>
    <style:style style:name="P16" style:family="paragraph" style:parent-style-name="Text_20_body">
      <style:text-properties style:font-name="Arial1" fo:font-weight="bold" officeooo:rsid="003fc4f5" officeooo:paragraph-rsid="00b226c3" style:font-weight-asian="bold" style:font-weight-complex="bold"/>
    </style:style>
    <style:style style:name="P17" style:family="paragraph" style:parent-style-name="Text_20_body">
      <style:text-properties style:font-name="Arial1" officeooo:rsid="0039e63a" officeooo:paragraph-rsid="00b226c3"/>
    </style:style>
    <style:style style:name="P18" style:family="paragraph" style:parent-style-name="Text_20_body">
      <style:text-properties style:font-name="Arial1" fo:font-weight="normal" officeooo:rsid="003e0b43" officeooo:paragraph-rsid="00b226c3" style:font-weight-asian="normal" style:font-weight-complex="normal"/>
    </style:style>
    <style:style style:name="P19" style:family="paragraph" style:parent-style-name="Text_20_body">
      <style:text-properties style:font-name="Arial1" fo:font-weight="normal" officeooo:rsid="003fc4f5" officeooo:paragraph-rsid="00b226c3" style:font-weight-asian="normal" style:font-weight-complex="normal"/>
    </style:style>
    <style:style style:name="P20" style:family="paragraph" style:parent-style-name="Text_20_body">
      <style:text-properties style:font-name="Arial1" officeooo:paragraph-rsid="00b226c3"/>
    </style:style>
    <style:style style:name="P21" style:family="paragraph" style:parent-style-name="Text_20_body">
      <style:text-properties style:font-name="Arial1" officeooo:paragraph-rsid="00b3ffed"/>
    </style:style>
    <style:style style:name="P22" style:family="paragraph" style:parent-style-name="Text_20_body">
      <style:text-properties style:font-name="Arial1" officeooo:paragraph-rsid="00bc9e7d"/>
    </style:style>
    <style:style style:name="P23" style:family="paragraph" style:parent-style-name="Text_20_body">
      <style:text-properties officeooo:rsid="0017f9e2" officeooo:paragraph-rsid="0017f9e2"/>
    </style:style>
    <style:style style:name="P24" style:family="paragraph" style:parent-style-name="Text_20_body">
      <style:text-properties officeooo:rsid="0017f9e2" officeooo:paragraph-rsid="001e9ede"/>
    </style:style>
    <style:style style:name="P25" style:family="paragraph" style:parent-style-name="Text_20_body">
      <style:text-properties officeooo:rsid="0017f9e2" officeooo:paragraph-rsid="00aaa4bd"/>
    </style:style>
    <style:style style:name="P26" style:family="paragraph" style:parent-style-name="Text_20_body">
      <style:text-properties officeooo:rsid="0017f9e2" officeooo:paragraph-rsid="00b226c3"/>
    </style:style>
    <style:style style:name="P27" style:family="paragraph" style:parent-style-name="Text_20_body">
      <style:text-properties officeooo:rsid="00202fe8" officeooo:paragraph-rsid="00202fe8"/>
    </style:style>
    <style:style style:name="P28" style:family="paragraph" style:parent-style-name="Text_20_body">
      <style:text-properties officeooo:rsid="00202fe8" officeooo:paragraph-rsid="0029518f"/>
    </style:style>
    <style:style style:name="P29" style:family="paragraph" style:parent-style-name="Text_20_body">
      <style:text-properties officeooo:paragraph-rsid="002a0454"/>
    </style:style>
    <style:style style:name="P30" style:family="paragraph" style:parent-style-name="Text_20_body">
      <style:text-properties officeooo:paragraph-rsid="002b7ede"/>
    </style:style>
    <style:style style:name="P31" style:family="paragraph" style:parent-style-name="Text_20_body">
      <style:text-properties officeooo:rsid="002a0454" officeooo:paragraph-rsid="002a0454"/>
    </style:style>
    <style:style style:name="P32" style:family="paragraph" style:parent-style-name="Text_20_body">
      <style:text-properties officeooo:rsid="00137765" officeooo:paragraph-rsid="00137765"/>
    </style:style>
    <style:style style:name="P33" style:family="paragraph" style:parent-style-name="Text_20_body">
      <style:text-properties officeooo:rsid="00137765" officeooo:paragraph-rsid="00b226c3"/>
    </style:style>
    <style:style style:name="P34" style:family="paragraph" style:parent-style-name="Text_20_body">
      <style:text-properties officeooo:rsid="003426d5" officeooo:paragraph-rsid="003426d5"/>
    </style:style>
    <style:style style:name="P35" style:family="paragraph" style:parent-style-name="Text_20_body">
      <style:text-properties officeooo:paragraph-rsid="00354345"/>
    </style:style>
    <style:style style:name="P36" style:family="paragraph" style:parent-style-name="Text_20_body">
      <style:text-properties officeooo:rsid="00154364" officeooo:paragraph-rsid="00354345"/>
    </style:style>
    <style:style style:name="P37" style:family="paragraph" style:parent-style-name="Text_20_body">
      <style:text-properties officeooo:rsid="00154364" officeooo:paragraph-rsid="005baf7e"/>
    </style:style>
    <style:style style:name="P38" style:family="paragraph" style:parent-style-name="Text_20_body">
      <style:text-properties officeooo:paragraph-rsid="002d6699"/>
    </style:style>
    <style:style style:name="P39" style:family="paragraph" style:parent-style-name="Text_20_body">
      <style:text-properties officeooo:paragraph-rsid="005de2aa"/>
    </style:style>
    <style:style style:name="P40" style:family="paragraph" style:parent-style-name="Text_20_body">
      <style:text-properties officeooo:rsid="005ca2e2"/>
    </style:style>
    <style:style style:name="P41" style:family="paragraph" style:parent-style-name="Text_20_body">
      <style:text-properties officeooo:paragraph-rsid="006433d2"/>
    </style:style>
    <style:style style:name="P42" style:family="paragraph" style:parent-style-name="Text_20_body">
      <style:text-properties officeooo:paragraph-rsid="0066ba93"/>
    </style:style>
    <style:style style:name="P43" style:family="paragraph" style:parent-style-name="Text_20_body">
      <style:text-properties officeooo:paragraph-rsid="006ae0e7"/>
    </style:style>
    <style:style style:name="P44" style:family="paragraph" style:parent-style-name="Text_20_body">
      <style:text-properties officeooo:paragraph-rsid="0075d959"/>
    </style:style>
    <style:style style:name="P45" style:family="paragraph" style:parent-style-name="Text_20_body">
      <style:text-properties officeooo:paragraph-rsid="007887ad"/>
    </style:style>
    <style:style style:name="P46" style:family="paragraph" style:parent-style-name="Text_20_body">
      <style:text-properties officeooo:rsid="007887ad" officeooo:paragraph-rsid="007887ad"/>
    </style:style>
    <style:style style:name="P47" style:family="paragraph" style:parent-style-name="Text_20_body">
      <style:text-properties officeooo:rsid="00334f0b" officeooo:paragraph-rsid="00b226c3"/>
    </style:style>
    <style:style style:name="P48" style:family="paragraph" style:parent-style-name="Text_20_body">
      <style:text-properties officeooo:rsid="0030d9b4" officeooo:paragraph-rsid="00b226c3"/>
    </style:style>
    <style:style style:name="P49" style:family="paragraph" style:parent-style-name="Text_20_body">
      <style:text-properties officeooo:rsid="00354345" officeooo:paragraph-rsid="00b226c3"/>
    </style:style>
    <style:style style:name="P50" style:family="paragraph" style:parent-style-name="Text_20_body">
      <style:text-properties officeooo:rsid="00aaa4bd" officeooo:paragraph-rsid="00aaa4bd"/>
    </style:style>
    <style:style style:name="P51" style:family="paragraph" style:parent-style-name="Text_20_body">
      <style:text-properties officeooo:rsid="0031e1a9" officeooo:paragraph-rsid="00b226c3"/>
    </style:style>
    <style:style style:name="P52" style:family="paragraph" style:parent-style-name="Text_20_body">
      <style:text-properties officeooo:rsid="003b6073" officeooo:paragraph-rsid="00b226c3"/>
    </style:style>
    <style:style style:name="P53" style:family="paragraph" style:parent-style-name="Text_20_body">
      <style:text-properties officeooo:rsid="0036c0ec" officeooo:paragraph-rsid="00b226c3"/>
    </style:style>
    <style:style style:name="P54" style:family="paragraph" style:parent-style-name="Text_20_body">
      <style:text-properties fo:font-weight="normal" officeooo:rsid="00618025" officeooo:paragraph-rsid="00b226c3" style:font-weight-asian="normal" style:font-weight-complex="normal"/>
    </style:style>
    <style:style style:name="P55" style:family="paragraph" style:parent-style-name="Text_20_body">
      <style:text-properties fo:font-weight="normal" officeooo:rsid="003e0b43" officeooo:paragraph-rsid="00b226c3" style:font-weight-asian="normal" style:font-weight-complex="normal"/>
    </style:style>
    <style:style style:name="P56" style:family="paragraph" style:parent-style-name="Text_20_body">
      <style:text-properties fo:font-weight="normal" officeooo:rsid="0043b1f1" officeooo:paragraph-rsid="00b226c3" style:font-weight-asian="normal" style:font-weight-complex="normal"/>
    </style:style>
    <style:style style:name="P57" style:family="paragraph" style:parent-style-name="Text_20_body">
      <style:text-properties fo:font-weight="normal" officeooo:rsid="00466c45" officeooo:paragraph-rsid="00b226c3" style:font-weight-asian="normal" style:font-weight-complex="normal"/>
    </style:style>
    <style:style style:name="P58" style:family="paragraph" style:parent-style-name="Text_20_body">
      <style:text-properties fo:font-weight="normal" officeooo:rsid="0088c5bb" officeooo:paragraph-rsid="00b226c3" style:font-weight-asian="normal" style:font-weight-complex="normal"/>
    </style:style>
    <style:style style:name="P59" style:family="paragraph" style:parent-style-name="Text_20_body">
      <style:text-properties fo:font-weight="normal" officeooo:paragraph-rsid="00b226c3" style:font-weight-asian="normal" style:font-weight-complex="normal"/>
    </style:style>
    <style:style style:name="P60" style:family="paragraph" style:parent-style-name="Text_20_body">
      <style:text-properties fo:font-weight="bold" officeooo:rsid="0036c0ec" officeooo:paragraph-rsid="00b226c3" style:font-weight-asian="bold" style:font-weight-complex="bold"/>
    </style:style>
    <style:style style:name="P61" style:family="paragraph" style:parent-style-name="Text_20_body">
      <style:text-properties fo:font-weight="bold" officeooo:rsid="003b6073" officeooo:paragraph-rsid="00b226c3" style:font-weight-asian="bold" style:font-weight-complex="bold"/>
    </style:style>
    <style:style style:name="P62" style:family="paragraph" style:parent-style-name="Text_20_body">
      <style:text-properties fo:font-weight="bold" officeooo:rsid="009514e6" officeooo:paragraph-rsid="00b3ffed" style:font-weight-asian="bold" style:font-weight-complex="bold"/>
    </style:style>
    <style:style style:name="P63" style:family="paragraph" style:parent-style-name="Text_20_body">
      <style:text-properties officeooo:rsid="0039e63a" officeooo:paragraph-rsid="00b226c3"/>
    </style:style>
    <style:style style:name="P64" style:family="paragraph" style:parent-style-name="Text_20_body">
      <style:text-properties officeooo:rsid="00364a32" officeooo:paragraph-rsid="00b226c3"/>
    </style:style>
    <style:style style:name="P65" style:family="paragraph" style:parent-style-name="Text_20_body">
      <style:text-properties officeooo:rsid="001d7fee" officeooo:paragraph-rsid="00b226c3"/>
    </style:style>
    <style:style style:name="P66" style:family="paragraph" style:parent-style-name="Text_20_body">
      <style:text-properties officeooo:rsid="001e52f5" officeooo:paragraph-rsid="00b226c3"/>
    </style:style>
    <style:style style:name="P67" style:family="paragraph" style:parent-style-name="Text_20_body">
      <style:text-properties officeooo:rsid="0044dd09" officeooo:paragraph-rsid="00b226c3"/>
    </style:style>
    <style:style style:name="P68" style:family="paragraph" style:parent-style-name="Text_20_body">
      <style:text-properties officeooo:rsid="0047f2dc" officeooo:paragraph-rsid="00b226c3"/>
    </style:style>
    <style:style style:name="P69" style:family="paragraph" style:parent-style-name="Text_20_body">
      <style:text-properties officeooo:rsid="004eeb77" officeooo:paragraph-rsid="00b226c3"/>
    </style:style>
    <style:style style:name="P70" style:family="paragraph" style:parent-style-name="Text_20_body">
      <style:text-properties officeooo:rsid="0089d42a" officeooo:paragraph-rsid="00b226c3"/>
    </style:style>
    <style:style style:name="P71" style:family="paragraph" style:parent-style-name="Text_20_body">
      <style:text-properties officeooo:rsid="004b9660" officeooo:paragraph-rsid="00b226c3"/>
    </style:style>
    <style:style style:name="P72" style:family="paragraph" style:parent-style-name="Text_20_body">
      <style:text-properties officeooo:rsid="0050e06f" officeooo:paragraph-rsid="00b226c3"/>
    </style:style>
    <style:style style:name="P73" style:family="paragraph" style:parent-style-name="Text_20_body">
      <style:text-properties officeooo:rsid="0054e00a" officeooo:paragraph-rsid="00b226c3"/>
    </style:style>
    <style:style style:name="P74" style:family="paragraph" style:parent-style-name="Text_20_body">
      <style:text-properties officeooo:rsid="005baf7e" officeooo:paragraph-rsid="00b226c3"/>
    </style:style>
    <style:style style:name="P75" style:family="paragraph" style:parent-style-name="Text_20_body">
      <style:text-properties officeooo:rsid="004fb995" officeooo:paragraph-rsid="00b226c3"/>
    </style:style>
    <style:style style:name="P76" style:family="paragraph" style:parent-style-name="Text_20_body">
      <style:text-properties officeooo:rsid="0051b653" officeooo:paragraph-rsid="00b226c3"/>
    </style:style>
    <style:style style:name="P77" style:family="paragraph" style:parent-style-name="Text_20_body">
      <style:text-properties officeooo:rsid="0081dd69" officeooo:paragraph-rsid="00b226c3"/>
    </style:style>
    <style:style style:name="P78" style:family="paragraph" style:parent-style-name="Text_20_body">
      <style:text-properties officeooo:rsid="005320d8" officeooo:paragraph-rsid="00b226c3"/>
    </style:style>
    <style:style style:name="P79" style:family="paragraph" style:parent-style-name="Text_20_body">
      <style:text-properties officeooo:rsid="004d0b94" officeooo:paragraph-rsid="00b226c3"/>
    </style:style>
    <style:style style:name="P80" style:family="paragraph" style:parent-style-name="Text_20_body">
      <style:text-properties officeooo:paragraph-rsid="00b226c3"/>
    </style:style>
    <style:style style:name="P81" style:family="paragraph" style:parent-style-name="Text_20_body">
      <style:text-properties officeooo:rsid="005de2aa" officeooo:paragraph-rsid="00b3ffed"/>
    </style:style>
    <style:style style:name="P82" style:family="paragraph" style:parent-style-name="Text_20_body">
      <style:text-properties officeooo:rsid="008dac2a" officeooo:paragraph-rsid="00b3ffed"/>
    </style:style>
    <style:style style:name="P83" style:family="paragraph" style:parent-style-name="Text_20_body">
      <style:text-properties officeooo:rsid="0093e87a" officeooo:paragraph-rsid="00b3ffed"/>
    </style:style>
    <style:style style:name="P84" style:family="paragraph" style:parent-style-name="Text_20_body">
      <style:text-properties officeooo:paragraph-rsid="00b3ffed"/>
    </style:style>
    <style:style style:name="P85" style:family="paragraph" style:parent-style-name="Text_20_body">
      <style:paragraph-properties fo:margin-left="0.4925in" fo:margin-right="0in" fo:text-indent="0in" style:auto-text-indent="false"/>
      <style:text-properties style:font-name="Arial1" officeooo:paragraph-rsid="007a7d50"/>
    </style:style>
    <style:style style:name="P86" style:family="paragraph" style:parent-style-name="Text_20_body">
      <style:paragraph-properties fo:margin-left="0.4925in" fo:margin-right="0in" fo:text-indent="0in" style:auto-text-indent="false"/>
      <style:text-properties style:font-name="Arial1" officeooo:rsid="00aaf288" officeooo:paragraph-rsid="00b3ffed"/>
    </style:style>
    <style:style style:name="P87" style:family="paragraph" style:parent-style-name="Text_20_body">
      <style:paragraph-properties fo:margin-left="0.4925in" fo:margin-right="0in" fo:text-indent="0in" style:auto-text-indent="false"/>
      <style:text-properties style:font-name="Arial1" officeooo:rsid="009b8c41" officeooo:paragraph-rsid="00b3ffed"/>
    </style:style>
    <style:style style:name="P88" style:family="paragraph" style:parent-style-name="Text_20_body">
      <style:paragraph-properties fo:margin-left="0.4925in" fo:margin-right="0in" fo:text-indent="0in" style:auto-text-indent="false"/>
      <style:text-properties style:font-name="Arial1" officeooo:rsid="009d2fa6" officeooo:paragraph-rsid="00b3ffed"/>
    </style:style>
    <style:style style:name="P89" style:family="paragraph" style:parent-style-name="Text_20_body">
      <style:paragraph-properties fo:margin-left="0.4925in" fo:margin-right="0in" fo:text-indent="0in" style:auto-text-indent="false"/>
      <style:text-properties style:font-name="Arial1" officeooo:rsid="009fecc5" officeooo:paragraph-rsid="00b3ffed"/>
    </style:style>
    <style:style style:name="P90" style:family="paragraph" style:parent-style-name="Text_20_body">
      <style:paragraph-properties fo:margin-left="0.4925in" fo:margin-right="0in" fo:text-indent="0in" style:auto-text-indent="false"/>
      <style:text-properties style:font-name="Arial1" officeooo:rsid="009f0985" officeooo:paragraph-rsid="00b3ffed"/>
    </style:style>
    <style:style style:name="P91" style:family="paragraph" style:parent-style-name="Text_20_body">
      <style:paragraph-properties fo:margin-left="0.4925in" fo:margin-right="0in" fo:text-indent="0in" style:auto-text-indent="false"/>
      <style:text-properties style:font-name="Arial1" officeooo:rsid="00a3eea7" officeooo:paragraph-rsid="00b3ffed"/>
    </style:style>
    <style:style style:name="P92" style:family="paragraph" style:parent-style-name="Text_20_body">
      <style:paragraph-properties fo:margin-left="0.4925in" fo:margin-right="0in" fo:text-indent="0in" style:auto-text-indent="false"/>
      <style:text-properties style:font-name="Arial1" officeooo:paragraph-rsid="00b3ffed"/>
    </style:style>
    <style:style style:name="P93" style:family="paragraph" style:parent-style-name="Text_20_body">
      <style:paragraph-properties fo:margin-left="0.4925in" fo:margin-right="0in" fo:text-indent="0in" style:auto-text-indent="false"/>
      <style:text-properties style:font-name="Courier New" officeooo:rsid="0036c0ec" officeooo:paragraph-rsid="00b226c3"/>
    </style:style>
    <style:style style:name="P94" style:family="paragraph" style:parent-style-name="Text_20_body">
      <style:paragraph-properties fo:margin-left="0.4925in" fo:margin-right="0in" fo:text-indent="0in" style:auto-text-indent="false"/>
      <style:text-properties style:font-name="Courier New" officeooo:rsid="00375b63" officeooo:paragraph-rsid="00b226c3"/>
    </style:style>
    <style:style style:name="P95" style:family="paragraph" style:parent-style-name="Text_20_body">
      <style:paragraph-properties fo:margin-left="0.4925in" fo:margin-right="0in" fo:text-indent="0in" style:auto-text-indent="false"/>
      <style:text-properties style:font-name="Courier New" officeooo:rsid="001846bd" officeooo:paragraph-rsid="00b226c3"/>
    </style:style>
    <style:style style:name="P96" style:family="paragraph" style:parent-style-name="Text_20_body">
      <style:paragraph-properties fo:margin-left="0.4925in" fo:margin-right="0in" fo:text-indent="0in" style:auto-text-indent="false"/>
      <style:text-properties style:font-name="Courier New" officeooo:rsid="001d7fee" officeooo:paragraph-rsid="00b226c3"/>
    </style:style>
    <style:style style:name="P97" style:family="paragraph" style:parent-style-name="Text_20_body">
      <style:paragraph-properties fo:margin-left="0.4925in" fo:margin-right="0in" fo:text-indent="0in" style:auto-text-indent="false"/>
      <style:text-properties style:font-name="Courier New" officeooo:paragraph-rsid="00b226c3"/>
    </style:style>
    <style:style style:name="P98" style:family="paragraph" style:parent-style-name="Text_20_body">
      <style:paragraph-properties fo:margin-left="0.4925in" fo:margin-right="0in" fo:text-indent="0in" style:auto-text-indent="false"/>
      <style:text-properties officeooo:rsid="0047f2dc" officeooo:paragraph-rsid="00b226c3"/>
    </style:style>
    <style:style style:name="P99" style:family="paragraph" style:parent-style-name="Text_20_body">
      <style:paragraph-properties fo:margin-left="0.4925in" fo:margin-right="0in" fo:text-indent="0in" style:auto-text-indent="false"/>
      <style:text-properties officeooo:paragraph-rsid="00b226c3"/>
    </style:style>
    <style:style style:name="P100" style:family="paragraph" style:parent-style-name="Text_20_body">
      <style:paragraph-properties fo:margin-left="0.4925in" fo:margin-right="0in" fo:text-indent="0in" style:auto-text-indent="false"/>
      <style:text-properties officeooo:rsid="009b8c41" officeooo:paragraph-rsid="00b3ffed"/>
    </style:style>
    <style:style style:name="P101" style:family="paragraph" style:parent-style-name="Text_20_body">
      <style:paragraph-properties fo:margin-left="0.4925in" fo:margin-right="0in" fo:text-indent="0in" style:auto-text-indent="false"/>
      <style:text-properties officeooo:paragraph-rsid="00b3ffed"/>
    </style:style>
    <style:style style:name="P102" style:family="paragraph" style:parent-style-name="Standard">
      <style:paragraph-properties fo:margin-left="0.4925in" fo:margin-right="0in" fo:text-indent="0in" style:auto-text-indent="false"/>
      <style:text-properties style:font-name="Courier New" officeooo:rsid="001d7fee" officeooo:paragraph-rsid="00b226c3"/>
    </style:style>
    <style:style style:name="P103" style:family="paragraph" style:parent-style-name="Standard">
      <style:paragraph-properties fo:margin-left="0.4925in" fo:margin-right="0in" fo:text-indent="0in" style:auto-text-indent="false"/>
      <style:text-properties style:font-name="Courier New" officeooo:rsid="003e0b43" officeooo:paragraph-rsid="00b226c3"/>
    </style:style>
    <style:style style:name="P104" style:family="paragraph" style:parent-style-name="Standard">
      <style:paragraph-properties fo:margin-left="0.4925in" fo:margin-right="0in" fo:text-indent="0in" style:auto-text-indent="false"/>
      <style:text-properties style:font-name="Courier New" fo:font-weight="normal" officeooo:rsid="003fc4f5" officeooo:paragraph-rsid="00b226c3" style:font-weight-asian="normal" style:font-weight-complex="normal"/>
    </style:style>
    <style:style style:name="P105" style:family="paragraph" style:parent-style-name="Standard">
      <style:paragraph-properties fo:margin-left="0.4925in" fo:margin-right="0in" fo:text-indent="0in" style:auto-text-indent="false"/>
      <style:text-properties style:font-name="Courier New" officeooo:rsid="0044dd09" officeooo:paragraph-rsid="00b226c3"/>
    </style:style>
    <style:style style:name="P106" style:family="paragraph" style:parent-style-name="Standard">
      <style:paragraph-properties fo:margin-left="0.4925in" fo:margin-right="0in" fo:text-indent="0in" style:auto-text-indent="false"/>
      <style:text-properties style:font-name="Courier New" officeooo:paragraph-rsid="00b226c3"/>
    </style:style>
    <style:style style:name="P107" style:family="paragraph" style:parent-style-name="Standard">
      <style:paragraph-properties fo:margin-left="0.4925in" fo:margin-right="0in" fo:text-indent="0in" style:auto-text-indent="false"/>
      <style:text-properties officeooo:paragraph-rsid="00b226c3"/>
    </style:style>
    <style:style style:name="P108" style:family="paragraph" style:parent-style-name="Text_20_body">
      <style:paragraph-properties fo:break-before="page"/>
      <style:text-properties officeooo:rsid="00137765" officeooo:paragraph-rsid="00137765"/>
    </style:style>
    <style:style style:name="P109" style:family="paragraph" style:parent-style-name="Text_20_body">
      <style:paragraph-properties fo:break-before="page"/>
      <style:text-properties officeooo:rsid="0047f2dc" officeooo:paragraph-rsid="0047f2dc"/>
    </style:style>
    <style:style style:name="P110" style:family="paragraph" style:parent-style-name="Text_20_body">
      <style:paragraph-properties fo:break-before="page"/>
      <style:text-properties style:font-name="Arial1" officeooo:rsid="002d6699" officeooo:paragraph-rsid="002d6699"/>
    </style:style>
    <style:style style:name="P111" style:family="paragraph" style:parent-style-name="Table_20_Heading">
      <style:text-properties fo:font-size="10pt" officeooo:rsid="005a7ed0" officeooo:paragraph-rsid="005a7ed0" style:font-size-asian="10pt" style:font-size-complex="10pt"/>
    </style:style>
    <style:style style:name="P112" style:family="paragraph" style:parent-style-name="Table_20_Heading">
      <style:text-properties fo:font-size="10pt" officeooo:rsid="005a7ed0" officeooo:paragraph-rsid="00b3ffed" style:font-size-asian="10pt" style:font-size-complex="10pt"/>
    </style:style>
    <style:style style:name="P113" style:family="paragraph" style:parent-style-name="Table_20_Heading">
      <style:text-properties fo:font-size="10pt" officeooo:rsid="006c0fd8" officeooo:paragraph-rsid="006c0fd8" style:font-size-asian="10pt" style:font-size-complex="10pt"/>
    </style:style>
    <style:style style:name="P114" style:family="paragraph" style:parent-style-name="Table_20_Heading">
      <style:text-properties fo:font-size="10pt" officeooo:rsid="006c0fd8" officeooo:paragraph-rsid="00b3ffed" style:font-size-asian="10pt" style:font-size-complex="10pt"/>
    </style:style>
    <style:style style:name="P115" style:family="paragraph" style:parent-style-name="Table_20_Heading">
      <style:text-properties officeooo:rsid="006433d2" officeooo:paragraph-rsid="006433d2"/>
    </style:style>
    <style:style style:name="P116" style:family="paragraph" style:parent-style-name="Table_20_Heading">
      <style:text-properties officeooo:rsid="00466c45" officeooo:paragraph-rsid="00b226c3"/>
    </style:style>
    <style:style style:name="P117" style:family="paragraph" style:parent-style-name="Table_20_Heading">
      <style:text-properties officeooo:paragraph-rsid="00b226c3"/>
    </style:style>
    <style:style style:name="P118" style:family="paragraph" style:parent-style-name="Table_20_Contents">
      <style:paragraph-properties fo:text-align="center" style:justify-single-word="false"/>
      <style:text-properties style:font-name="Courier New" fo:font-size="10pt" officeooo:rsid="005a7ed0" officeooo:paragraph-rsid="005a7ed0" style:font-size-asian="10pt" style:font-size-complex="10pt"/>
    </style:style>
    <style:style style:name="P119" style:family="paragraph" style:parent-style-name="Table_20_Contents">
      <style:paragraph-properties fo:text-align="center" style:justify-single-word="false"/>
      <style:text-properties style:font-name="Courier New" fo:font-size="10pt" officeooo:rsid="005a7ed0" officeooo:paragraph-rsid="00b3ffed" style:font-size-asian="10pt" style:font-size-complex="10pt"/>
    </style:style>
    <style:style style:name="P120" style:family="paragraph" style:parent-style-name="Table_20_Contents">
      <style:paragraph-properties fo:text-align="center" style:justify-single-word="false"/>
      <style:text-properties style:font-name="Courier New" fo:font-size="10pt" officeooo:rsid="006433d2" officeooo:paragraph-rsid="006433d2" style:font-size-asian="10pt" style:font-size-complex="10pt"/>
    </style:style>
    <style:style style:name="P121" style:family="paragraph" style:parent-style-name="Table_20_Contents">
      <style:paragraph-properties fo:text-align="center" style:justify-single-word="false"/>
      <style:text-properties style:font-name="Courier New" fo:font-size="10pt" officeooo:rsid="006433d2" officeooo:paragraph-rsid="00b3ffed" style:font-size-asian="10pt" style:font-size-complex="10pt"/>
    </style:style>
    <style:style style:name="P122" style:family="paragraph" style:parent-style-name="Table_20_Contents">
      <style:paragraph-properties fo:text-align="center" style:justify-single-word="false"/>
      <style:text-properties style:font-name="Courier New" fo:font-size="10pt" officeooo:rsid="006ffd6b" officeooo:paragraph-rsid="006ffd6b" style:font-size-asian="10pt" style:font-size-complex="10pt"/>
    </style:style>
    <style:style style:name="P123" style:family="paragraph" style:parent-style-name="Table_20_Contents">
      <style:paragraph-properties fo:text-align="center" style:justify-single-word="false"/>
      <style:text-properties style:font-name="Courier New" fo:font-size="10pt" officeooo:rsid="00aaf288" officeooo:paragraph-rsid="00b3ffed" style:font-size-asian="10pt" style:font-size-complex="10pt"/>
    </style:style>
    <style:style style:name="P124" style:family="paragraph" style:parent-style-name="Table_20_Contents">
      <style:paragraph-properties fo:text-align="center" style:justify-single-word="false"/>
      <style:text-properties style:font-name="Courier New" fo:font-size="10pt" officeooo:rsid="006ece16" officeooo:paragraph-rsid="00b3ffed" style:font-size-asian="10pt" style:font-size-complex="10pt"/>
    </style:style>
    <style:style style:name="P125" style:family="paragraph" style:parent-style-name="Table_20_Contents">
      <style:paragraph-properties fo:text-align="center" style:justify-single-word="false"/>
      <style:text-properties style:font-name="Courier New" fo:font-size="10pt" officeooo:rsid="008ef64f" officeooo:paragraph-rsid="00b3ffed" style:font-size-asian="10pt" style:font-size-complex="10pt"/>
    </style:style>
    <style:style style:name="P126" style:family="paragraph" style:parent-style-name="Table_20_Contents">
      <style:paragraph-properties fo:text-align="center" style:justify-single-word="false"/>
      <style:text-properties style:font-name="Courier New" fo:font-size="10pt" officeooo:rsid="006d4cae" officeooo:paragraph-rsid="00b3ffed" style:font-size-asian="10pt" style:font-size-complex="10pt"/>
    </style:style>
    <style:style style:name="P127" style:family="paragraph" style:parent-style-name="Table_20_Contents">
      <style:paragraph-properties fo:text-align="center" style:justify-single-word="false"/>
      <style:text-properties style:font-name="Courier New" fo:font-size="10pt" officeooo:rsid="009f0985" officeooo:paragraph-rsid="00b3ffed" style:font-size-asian="10pt" style:font-size-complex="10pt"/>
    </style:style>
    <style:style style:name="P128" style:family="paragraph" style:parent-style-name="Table_20_Contents">
      <style:paragraph-properties fo:text-align="center" style:justify-single-word="false"/>
      <style:text-properties style:font-name="Courier New" fo:font-size="10pt" officeooo:rsid="007bab04" officeooo:paragraph-rsid="00b3ffed" style:font-size-asian="10pt" style:font-size-complex="10pt"/>
    </style:style>
    <style:style style:name="P129" style:family="paragraph" style:parent-style-name="Table_20_Contents">
      <style:paragraph-properties fo:text-align="center" style:justify-single-word="false"/>
      <style:text-properties style:font-name="Courier New" officeooo:rsid="006433d2" officeooo:paragraph-rsid="006433d2"/>
    </style:style>
    <style:style style:name="P130" style:family="paragraph" style:parent-style-name="Table_20_Contents">
      <style:paragraph-properties fo:text-align="center" style:justify-single-word="false"/>
      <style:text-properties style:font-name="Courier New" officeooo:rsid="0066ba93" officeooo:paragraph-rsid="0066ba93"/>
    </style:style>
    <style:style style:name="P131" style:family="paragraph" style:parent-style-name="Table_20_Contents">
      <style:paragraph-properties fo:text-align="center" style:justify-single-word="false"/>
      <style:text-properties style:font-name="Courier New" officeooo:rsid="00662e7c" officeooo:paragraph-rsid="00662e7c"/>
    </style:style>
    <style:style style:name="P132" style:family="paragraph" style:parent-style-name="Table_20_Contents">
      <style:paragraph-properties fo:text-align="center" style:justify-single-word="false"/>
      <style:text-properties style:font-name="Courier New" officeooo:rsid="00ad8e0d" officeooo:paragraph-rsid="00b226c3"/>
    </style:style>
    <style:style style:name="P133" style:family="paragraph" style:parent-style-name="Table_20_Contents">
      <style:paragraph-properties fo:text-align="center" style:justify-single-word="false"/>
      <style:text-properties style:font-name="Courier New" officeooo:rsid="00466c45" officeooo:paragraph-rsid="00b226c3"/>
    </style:style>
    <style:style style:name="P134" style:family="paragraph" style:parent-style-name="Table_20_Contents">
      <style:paragraph-properties fo:text-align="center" style:justify-single-word="false"/>
      <style:text-properties fo:font-size="10pt" officeooo:rsid="005a7ed0" officeooo:paragraph-rsid="005a7ed0" style:font-size-asian="10pt" style:font-size-complex="10pt"/>
    </style:style>
    <style:style style:name="P135" style:family="paragraph" style:parent-style-name="Table_20_Contents">
      <style:paragraph-properties fo:text-align="center" style:justify-single-word="false"/>
      <style:text-properties fo:font-size="10pt" officeooo:rsid="005a7ed0" officeooo:paragraph-rsid="006433d2" style:font-size-asian="10pt" style:font-size-complex="10pt"/>
    </style:style>
    <style:style style:name="P136" style:family="paragraph" style:parent-style-name="Table_20_Contents">
      <style:paragraph-properties fo:text-align="center" style:justify-single-word="false"/>
      <style:text-properties fo:font-size="10pt" officeooo:rsid="005a7ed0" officeooo:paragraph-rsid="006ffd6b" style:font-size-asian="10pt" style:font-size-complex="10pt"/>
    </style:style>
    <style:style style:name="P137" style:family="paragraph" style:parent-style-name="Table_20_Contents">
      <style:paragraph-properties fo:text-align="center" style:justify-single-word="false"/>
      <style:text-properties fo:font-size="10pt" officeooo:rsid="005a7ed0" officeooo:paragraph-rsid="00b3ffed" style:font-size-asian="10pt" style:font-size-complex="10pt"/>
    </style:style>
    <style:style style:name="P138" style:family="paragraph" style:parent-style-name="Table_20_Contents">
      <style:text-properties fo:font-size="10pt" officeooo:rsid="005a7ed0" officeooo:paragraph-rsid="005a7ed0" style:font-size-asian="10pt" style:font-size-complex="10pt"/>
    </style:style>
    <style:style style:name="P139" style:family="paragraph" style:parent-style-name="Table_20_Contents">
      <style:text-properties fo:font-size="10pt" officeooo:rsid="005a7ed0" officeooo:paragraph-rsid="00b3ffed" style:font-size-asian="10pt" style:font-size-complex="10pt"/>
    </style:style>
    <style:style style:name="P140" style:family="paragraph" style:parent-style-name="Table_20_Contents">
      <style:paragraph-properties fo:text-align="center" style:justify-single-word="false"/>
      <style:text-properties fo:font-size="10pt" officeooo:rsid="006c0fd8" officeooo:paragraph-rsid="006c0fd8" style:font-size-asian="10pt" style:font-size-complex="10pt"/>
    </style:style>
    <style:style style:name="P141" style:family="paragraph" style:parent-style-name="Table_20_Contents">
      <style:paragraph-properties fo:text-align="center" style:justify-single-word="false"/>
      <style:text-properties fo:font-size="10pt" officeooo:rsid="006433d2" officeooo:paragraph-rsid="006433d2" style:font-size-asian="10pt" style:font-size-complex="10pt"/>
    </style:style>
    <style:style style:name="P142" style:family="paragraph" style:parent-style-name="Table_20_Contents">
      <style:paragraph-properties fo:text-align="center" style:justify-single-word="false"/>
      <style:text-properties fo:font-size="10pt" officeooo:rsid="006433d2" officeooo:paragraph-rsid="00b3ffed" style:font-size-asian="10pt" style:font-size-complex="10pt"/>
    </style:style>
    <style:style style:name="P143" style:family="paragraph" style:parent-style-name="Table_20_Contents">
      <style:text-properties fo:font-size="10pt" officeooo:rsid="006433d2" officeooo:paragraph-rsid="006433d2" style:font-size-asian="10pt" style:font-size-complex="10pt"/>
    </style:style>
    <style:style style:name="P144" style:family="paragraph" style:parent-style-name="Table_20_Contents">
      <style:paragraph-properties fo:text-align="center" style:justify-single-word="false"/>
      <style:text-properties fo:font-size="10pt" officeooo:rsid="006ffd6b" officeooo:paragraph-rsid="006ffd6b" style:font-size-asian="10pt" style:font-size-complex="10pt"/>
    </style:style>
    <style:style style:name="P145" style:family="paragraph" style:parent-style-name="Table_20_Contents">
      <style:text-properties fo:font-size="10pt" officeooo:rsid="006ffd6b" officeooo:paragraph-rsid="006ffd6b" style:font-size-asian="10pt" style:font-size-complex="10pt"/>
    </style:style>
    <style:style style:name="P146" style:family="paragraph" style:parent-style-name="Table_20_Contents">
      <style:paragraph-properties fo:text-align="center" style:justify-single-word="false"/>
      <style:text-properties fo:font-size="10pt" officeooo:rsid="00aaf288" officeooo:paragraph-rsid="00b3ffed" style:font-size-asian="10pt" style:font-size-complex="10pt"/>
    </style:style>
    <style:style style:name="P147" style:family="paragraph" style:parent-style-name="Table_20_Contents">
      <style:paragraph-properties fo:text-align="center" style:justify-single-word="false"/>
      <style:text-properties fo:font-size="10pt" officeooo:rsid="008ef64f" officeooo:paragraph-rsid="00b3ffed" style:font-size-asian="10pt" style:font-size-complex="10pt"/>
    </style:style>
    <style:style style:name="P148" style:family="paragraph" style:parent-style-name="Table_20_Contents">
      <style:paragraph-properties fo:text-align="center" style:justify-single-word="false"/>
      <style:text-properties fo:font-size="10pt" officeooo:rsid="006ece16" officeooo:paragraph-rsid="00b3ffed" style:font-size-asian="10pt" style:font-size-complex="10pt"/>
    </style:style>
    <style:style style:name="P149" style:family="paragraph" style:parent-style-name="Table_20_Contents">
      <style:text-properties fo:font-size="10pt" officeooo:rsid="006ece16" officeooo:paragraph-rsid="00b3ffed" style:font-size-asian="10pt" style:font-size-complex="10pt"/>
    </style:style>
    <style:style style:name="P150" style:family="paragraph" style:parent-style-name="Table_20_Contents">
      <style:paragraph-properties fo:text-align="center" style:justify-single-word="false"/>
      <style:text-properties fo:font-size="10pt" officeooo:rsid="006d4cae" officeooo:paragraph-rsid="00b3ffed" style:font-size-asian="10pt" style:font-size-complex="10pt"/>
    </style:style>
    <style:style style:name="P151" style:family="paragraph" style:parent-style-name="Table_20_Contents">
      <style:text-properties fo:font-size="10pt" officeooo:rsid="006d4cae" officeooo:paragraph-rsid="00b3ffed" style:font-size-asian="10pt" style:font-size-complex="10pt"/>
    </style:style>
    <style:style style:name="P152" style:family="paragraph" style:parent-style-name="Table_20_Contents">
      <style:paragraph-properties fo:text-align="center" style:justify-single-word="false"/>
      <style:text-properties fo:font-size="10pt" officeooo:rsid="006ae0e7" officeooo:paragraph-rsid="00b3ffed" style:font-size-asian="10pt" style:font-size-complex="10pt"/>
    </style:style>
    <style:style style:name="P153" style:family="paragraph" style:parent-style-name="Table_20_Contents">
      <style:paragraph-properties fo:text-align="center" style:justify-single-word="false"/>
      <style:text-properties fo:font-size="10pt" officeooo:rsid="009f0985" officeooo:paragraph-rsid="00b3ffed" style:font-size-asian="10pt" style:font-size-complex="10pt"/>
    </style:style>
    <style:style style:name="P154" style:family="paragraph" style:parent-style-name="Table_20_Contents">
      <style:paragraph-properties fo:text-align="center" style:justify-single-word="false"/>
      <style:text-properties fo:font-size="10pt" officeooo:rsid="007bab04" officeooo:paragraph-rsid="00b3ffed" style:font-size-asian="10pt" style:font-size-complex="10pt"/>
    </style:style>
    <style:style style:name="P155" style:family="paragraph" style:parent-style-name="Table_20_Contents">
      <style:text-properties fo:font-size="10pt" officeooo:rsid="007bab04" officeooo:paragraph-rsid="00b3ffed" style:font-size-asian="10pt" style:font-size-complex="10pt"/>
    </style:style>
    <style:style style:name="P156" style:family="paragraph" style:parent-style-name="Table_20_Contents">
      <style:paragraph-properties fo:text-align="center" style:justify-single-word="false"/>
      <style:text-properties fo:font-size="10pt" officeooo:rsid="008a6164" officeooo:paragraph-rsid="00b3ffed" style:font-size-asian="10pt" style:font-size-complex="10pt"/>
    </style:style>
    <style:style style:name="P157" style:family="paragraph" style:parent-style-name="Table_20_Contents">
      <style:text-properties officeooo:paragraph-rsid="00662e7c"/>
    </style:style>
    <style:style style:name="P158" style:family="paragraph" style:parent-style-name="Table_20_Contents">
      <style:text-properties officeooo:paragraph-rsid="006937f4"/>
    </style:style>
    <style:style style:name="P159" style:family="paragraph" style:parent-style-name="Table_20_Contents">
      <style:text-properties officeooo:rsid="006433d2" officeooo:paragraph-rsid="006433d2"/>
    </style:style>
    <style:style style:name="P160" style:family="paragraph" style:parent-style-name="Table_20_Contents">
      <style:text-properties officeooo:rsid="0066ba93" officeooo:paragraph-rsid="0066ba93"/>
    </style:style>
    <style:style style:name="P161" style:family="paragraph" style:parent-style-name="Table_20_Contents">
      <style:text-properties officeooo:rsid="00466c45" officeooo:paragraph-rsid="00b226c3"/>
    </style:style>
    <style:style style:name="P162" style:family="paragraph" style:parent-style-name="Table_20_Contents">
      <style:text-properties officeooo:paragraph-rsid="00b226c3"/>
    </style:style>
    <style:style style:name="P163" style:family="paragraph" style:parent-style-name="Table_20_Contents">
      <style:paragraph-properties fo:text-align="center" style:justify-single-word="false"/>
      <style:text-properties style:font-name="Arial1" fo:font-size="10pt" officeooo:rsid="007bb1ac" officeooo:paragraph-rsid="00b3ffed" style:font-size-asian="10pt" style:font-size-complex="10pt"/>
    </style:style>
    <style:style style:name="P164" style:family="paragraph" style:parent-style-name="Text_20_body">
      <style:paragraph-properties fo:margin-left="0in" fo:margin-right="0in" fo:text-indent="0in" style:auto-text-indent="false"/>
      <style:text-properties style:font-name="Arial1" officeooo:paragraph-rsid="007a7d50"/>
    </style:style>
    <style:style style:name="P165" style:family="paragraph" style:parent-style-name="Text_20_body">
      <style:paragraph-properties fo:margin-left="0in" fo:margin-right="0in" fo:text-indent="0in" style:auto-text-indent="false"/>
      <style:text-properties style:font-name="Arial1" officeooo:rsid="007a7d50" officeooo:paragraph-rsid="007a7d50"/>
    </style:style>
    <style:style style:name="P166" style:family="paragraph" style:parent-style-name="Text_20_body">
      <style:paragraph-properties fo:margin-left="0in" fo:margin-right="0in" fo:text-indent="0in" style:auto-text-indent="false"/>
      <style:text-properties style:font-name="Arial1" officeooo:rsid="00aaf288" officeooo:paragraph-rsid="00b3ffed"/>
    </style:style>
    <style:style style:name="P167" style:family="paragraph" style:parent-style-name="Text_20_body">
      <style:paragraph-properties fo:margin-left="0in" fo:margin-right="0in" fo:text-indent="0in" style:auto-text-indent="false"/>
      <style:text-properties style:font-name="Arial1" officeooo:rsid="004d0b94" officeooo:paragraph-rsid="00b226c3"/>
    </style:style>
    <style:style style:name="P168" style:family="paragraph" style:parent-style-name="Text_20_body">
      <style:paragraph-properties fo:margin-left="0in" fo:margin-right="0in" fo:text-indent="0in" style:auto-text-indent="false"/>
      <style:text-properties style:font-name="Arial1" officeooo:rsid="004d0b94" officeooo:paragraph-rsid="00b3ffed"/>
    </style:style>
    <style:style style:name="P169" style:family="paragraph" style:parent-style-name="Text_20_body">
      <style:paragraph-properties fo:margin-left="0in" fo:margin-right="0in" fo:text-indent="0in" style:auto-text-indent="false"/>
      <style:text-properties style:font-name="Arial1" officeooo:rsid="0036c0ec" officeooo:paragraph-rsid="00b226c3"/>
    </style:style>
    <style:style style:name="P170" style:family="paragraph" style:parent-style-name="Text_20_body">
      <style:paragraph-properties fo:margin-left="0in" fo:margin-right="0in" fo:text-indent="0in" style:auto-text-indent="false"/>
      <style:text-properties style:font-name="Arial1" fo:font-weight="bold" officeooo:rsid="0036c0ec" officeooo:paragraph-rsid="00b226c3" style:font-weight-asian="bold" style:font-weight-complex="bold"/>
    </style:style>
    <style:style style:name="P171" style:family="paragraph" style:parent-style-name="Text_20_body">
      <style:paragraph-properties fo:margin-left="0in" fo:margin-right="0in" fo:text-indent="0in" style:auto-text-indent="false"/>
      <style:text-properties style:font-name="Arial1" fo:font-weight="bold" officeooo:rsid="00375b63" officeooo:paragraph-rsid="00b226c3" style:font-weight-asian="bold" style:font-weight-complex="bold"/>
    </style:style>
    <style:style style:name="P172" style:family="paragraph" style:parent-style-name="Text_20_body">
      <style:paragraph-properties fo:margin-left="0in" fo:margin-right="0in" fo:text-indent="0in" style:auto-text-indent="false"/>
      <style:text-properties style:font-name="Arial1" officeooo:rsid="00375b63" officeooo:paragraph-rsid="00b226c3"/>
    </style:style>
    <style:style style:name="P173" style:family="paragraph" style:parent-style-name="Text_20_body">
      <style:paragraph-properties fo:margin-left="0in" fo:margin-right="0in" fo:text-indent="0in" style:auto-text-indent="false"/>
      <style:text-properties style:font-name="Arial1" officeooo:rsid="009b8c41" officeooo:paragraph-rsid="00b3ffed"/>
    </style:style>
    <style:style style:name="P174" style:family="paragraph" style:parent-style-name="Text_20_body">
      <style:paragraph-properties fo:margin-left="0in" fo:margin-right="0in" fo:text-indent="0in" style:auto-text-indent="false"/>
      <style:text-properties style:font-name="Arial1" officeooo:rsid="00a3eea7" officeooo:paragraph-rsid="00b3ffed"/>
    </style:style>
    <style:style style:name="P175" style:family="paragraph" style:parent-style-name="Text_20_body">
      <style:paragraph-properties fo:margin-left="0in" fo:margin-right="0in" fo:text-indent="0in" style:auto-text-indent="false"/>
      <style:text-properties style:font-name="Arial1" officeooo:paragraph-rsid="00b3ffed"/>
    </style:style>
    <style:style style:name="P176" style:family="paragraph" style:parent-style-name="Text_20_body">
      <style:paragraph-properties fo:margin-left="0in" fo:margin-right="0in" fo:text-indent="0in" style:auto-text-indent="false"/>
      <style:text-properties officeooo:rsid="004d0b94" officeooo:paragraph-rsid="00b226c3"/>
    </style:style>
    <style:style style:name="P177" style:family="paragraph" style:parent-style-name="Text_20_body">
      <style:paragraph-properties fo:margin-left="0in" fo:margin-right="0in" fo:text-indent="0in" style:auto-text-indent="false"/>
      <style:text-properties officeooo:paragraph-rsid="007a7d50"/>
    </style:style>
    <style:style style:name="P178" style:family="paragraph" style:parent-style-name="Standard">
      <style:paragraph-properties fo:margin-left="0in" fo:margin-right="0in" fo:text-indent="0in" style:auto-text-indent="false"/>
      <style:text-properties style:font-name="Arial1" officeooo:rsid="0044dd09" officeooo:paragraph-rsid="00b226c3"/>
    </style:style>
    <style:style style:name="P179" style:family="paragraph" style:parent-style-name="Text_20_body">
      <style:paragraph-properties fo:margin-left="0in" fo:margin-right="0in" fo:text-indent="0in" style:auto-text-indent="false" fo:break-before="page"/>
      <style:text-properties style:font-name="Arial1" officeooo:rsid="004d0b94" officeooo:paragraph-rsid="00b226c3"/>
    </style:style>
    <style:style style:name="P180" style:family="paragraph" style:parent-style-name="Standard">
      <style:text-properties style:font-name="Courier New"/>
    </style:style>
    <style:style style:name="P181" style:family="paragraph" style:parent-style-name="Standard">
      <style:text-properties style:font-name="Courier New" officeooo:rsid="005c1fff"/>
    </style:style>
    <style:style style:name="P182" style:family="paragraph" style:parent-style-name="Standard">
      <style:text-properties style:font-name="Courier New" officeooo:paragraph-rsid="00be5f01"/>
    </style:style>
    <style:style style:name="P183" style:family="paragraph" style:parent-style-name="Standard">
      <style:text-properties officeooo:rsid="0097369b" officeooo:paragraph-rsid="00b3ffed"/>
    </style:style>
    <style:style style:name="P184" style:family="paragraph" style:parent-style-name="Standard">
      <style:text-properties officeooo:paragraph-rsid="00b3ffed"/>
    </style:style>
    <style:style style:name="P185" style:family="paragraph" style:parent-style-name="Contents_20_2">
      <style:paragraph-properties>
        <style:tab-stops>
          <style:tab-stop style:position="6.7283in" style:type="right" style:leader-style="dotted" style:leader-text="."/>
        </style:tab-stops>
      </style:paragraph-properties>
    </style:style>
    <style:style style:name="P186" style:family="paragraph" style:parent-style-name="Contents_20_1">
      <style:paragraph-properties>
        <style:tab-stops>
          <style:tab-stop style:position="6.9252in" style:type="right" style:leader-style="dotted" style:leader-text="."/>
        </style:tab-stops>
      </style:paragraph-properties>
    </style:style>
    <style:style style:name="P187" style:family="paragraph" style:parent-style-name="Contents_20_3">
      <style:paragraph-properties>
        <style:tab-stops>
          <style:tab-stop style:position="6.5319in" style:type="right" style:leader-style="dotted" style:leader-text="."/>
        </style:tab-stops>
      </style:paragraph-properties>
    </style:style>
    <style:style style:name="P188" style:family="paragraph" style:parent-style-name="Contents_20_4">
      <style:paragraph-properties>
        <style:tab-stops>
          <style:tab-stop style:position="6.3354in" style:type="right" style:leader-style="dotted" style:leader-text="."/>
        </style:tab-stops>
      </style:paragraph-properties>
    </style:style>
    <style:style style:name="P189" style:family="paragraph" style:parent-style-name="Heading_20_4">
      <style:text-properties officeooo:rsid="00466c45" officeooo:paragraph-rsid="00b226c3"/>
    </style:style>
    <style:style style:name="P190" style:family="paragraph" style:parent-style-name="Heading_20_4">
      <style:text-properties officeooo:rsid="0054e00a" officeooo:paragraph-rsid="00b226c3"/>
    </style:style>
    <style:style style:name="P191" style:family="paragraph" style:parent-style-name="Heading_20_4">
      <style:text-properties officeooo:rsid="0051b653" officeooo:paragraph-rsid="00b226c3"/>
    </style:style>
    <style:style style:name="P192" style:family="paragraph" style:parent-style-name="Heading_20_1">
      <style:text-properties officeooo:rsid="00127f51"/>
    </style:style>
    <style:style style:name="P193" style:family="paragraph" style:parent-style-name="Heading_20_1">
      <style:text-properties officeooo:rsid="0073ab8e"/>
    </style:style>
    <style:style style:name="P194" style:family="paragraph" style:parent-style-name="Heading_20_1">
      <style:text-properties officeooo:rsid="0017f9e2"/>
    </style:style>
    <style:style style:name="P195" style:family="paragraph" style:parent-style-name="Heading_20_1">
      <style:text-properties officeooo:paragraph-rsid="00354345"/>
    </style:style>
    <style:style style:name="P196" style:family="paragraph" style:parent-style-name="Heading_20_1">
      <style:text-properties officeooo:paragraph-rsid="00b226c3"/>
    </style:style>
    <style:style style:name="P197" style:family="paragraph" style:parent-style-name="Heading_20_1">
      <style:text-properties style:font-name="Arial1" officeooo:rsid="005de2aa" officeooo:paragraph-rsid="00b3ffed"/>
    </style:style>
    <style:style style:name="P198" style:family="paragraph" style:parent-style-name="Text_20_body">
      <style:paragraph-properties fo:margin-left="0in" fo:margin-right="0in" fo:text-indent="0in" style:auto-text-indent="false"/>
      <style:text-properties style:font-name="Arial1" officeooo:rsid="0031e1a9" officeooo:paragraph-rsid="007a7d50"/>
    </style:style>
    <style:style style:name="P199" style:family="paragraph" style:parent-style-name="Text_20_body">
      <style:paragraph-properties fo:margin-left="0in" fo:margin-right="0in" fo:text-indent="0in" style:auto-text-indent="false"/>
      <style:text-properties style:font-name="Arial1" officeooo:rsid="00bc3f09" officeooo:paragraph-rsid="00bc3f09"/>
    </style:style>
    <style:style style:name="P200" style:family="paragraph" style:parent-style-name="Text_20_body">
      <style:paragraph-properties fo:margin-left="0in" fo:margin-right="0in" fo:text-indent="0in" style:auto-text-indent="false" fo:break-before="page"/>
      <style:text-properties style:font-name="Arial1" officeooo:rsid="00a5cc49" officeooo:paragraph-rsid="00a5cc49"/>
    </style:style>
    <style:style style:name="P201" style:family="paragraph" style:parent-style-name="Text_20_body" style:list-style-name="L1">
      <style:text-properties officeooo:rsid="0017f9e2" officeooo:paragraph-rsid="001b30a1"/>
    </style:style>
    <style:style style:name="P202" style:family="paragraph" style:parent-style-name="Text_20_body" style:list-style-name="L2">
      <style:text-properties officeooo:rsid="0017f9e2" officeooo:paragraph-rsid="00aaa4bd"/>
    </style:style>
    <style:style style:name="P203" style:family="paragraph" style:parent-style-name="Text_20_body" style:list-style-name="L3">
      <style:text-properties officeooo:rsid="00154364" officeooo:paragraph-rsid="00354345"/>
    </style:style>
    <style:style style:name="P204" style:family="paragraph" style:parent-style-name="Text_20_body" style:list-style-name="L4">
      <style:text-properties officeooo:rsid="00154364" officeooo:paragraph-rsid="00354345"/>
    </style:style>
    <style:style style:name="P205" style:family="paragraph" style:parent-style-name="Text_20_body" style:list-style-name="L5"/>
    <style:style style:name="P206" style:family="paragraph" style:parent-style-name="Text_20_body">
      <style:text-properties style:font-name="Arial1" officeooo:rsid="00a5cc49" officeooo:paragraph-rsid="005de2aa"/>
    </style:style>
    <style:style style:name="P207" style:family="paragraph" style:parent-style-name="Text_20_body" style:list-style-name="L10">
      <style:text-properties style:font-name="Arial1" officeooo:paragraph-rsid="00b226c3"/>
    </style:style>
    <style:style style:name="P208" style:family="paragraph" style:parent-style-name="Text_20_body" style:list-style-name="L13">
      <style:text-properties style:font-name="Arial1" officeooo:rsid="005de2aa" officeooo:paragraph-rsid="00b3ffed"/>
    </style:style>
    <style:style style:name="P209" style:family="paragraph" style:parent-style-name="Text_20_body" style:list-style-name="L15">
      <style:text-properties style:font-name="Arial1" officeooo:rsid="009b8c41" officeooo:paragraph-rsid="00b3ffed"/>
    </style:style>
    <style:style style:name="P210" style:family="paragraph" style:parent-style-name="Text_20_body" style:list-style-name="L16">
      <style:text-properties style:font-name="Arial1" officeooo:paragraph-rsid="00b3ffed"/>
    </style:style>
    <style:style style:name="P211" style:family="paragraph" style:parent-style-name="Text_20_body" style:list-style-name="L6">
      <style:text-properties officeooo:rsid="0030d9b4" officeooo:paragraph-rsid="00b226c3"/>
    </style:style>
    <style:style style:name="P212" style:family="paragraph" style:parent-style-name="Text_20_body" style:list-style-name="L7">
      <style:text-properties officeooo:rsid="0030d9b4" officeooo:paragraph-rsid="00b226c3"/>
    </style:style>
    <style:style style:name="P213" style:family="paragraph" style:parent-style-name="Text_20_body" style:list-style-name="L8">
      <style:text-properties officeooo:rsid="0030d9b4" officeooo:paragraph-rsid="00b226c3"/>
    </style:style>
    <style:style style:name="P214" style:family="paragraph" style:parent-style-name="Text_20_body" style:list-style-name="L8">
      <style:text-properties officeooo:rsid="00334f0b" officeooo:paragraph-rsid="00b226c3"/>
    </style:style>
    <style:style style:name="P215" style:family="paragraph" style:parent-style-name="Text_20_body" style:list-style-name="L9">
      <style:text-properties officeooo:paragraph-rsid="00b226c3"/>
    </style:style>
    <style:style style:name="P216" style:family="paragraph" style:parent-style-name="Text_20_body" style:list-style-name="L9">
      <style:text-properties officeooo:rsid="00354345" officeooo:paragraph-rsid="00b226c3"/>
    </style:style>
    <style:style style:name="P217" style:family="paragraph" style:parent-style-name="Text_20_body" style:list-style-name="L11">
      <style:text-properties officeooo:paragraph-rsid="00b226c3"/>
    </style:style>
    <style:style style:name="P218" style:family="paragraph" style:parent-style-name="Text_20_body" style:list-style-name="L12">
      <style:text-properties officeooo:paragraph-rsid="00b226c3"/>
    </style:style>
    <style:style style:name="P219" style:family="paragraph" style:parent-style-name="Text_20_body">
      <style:text-properties officeooo:rsid="00bc3f09" officeooo:paragraph-rsid="00bc3f09"/>
    </style:style>
    <style:style style:name="P220" style:family="paragraph" style:parent-style-name="Text_20_body" style:list-style-name="L14">
      <style:text-properties officeooo:paragraph-rsid="00b3ffed"/>
    </style:style>
    <style:style style:name="P221" style:family="paragraph" style:parent-style-name="Text_20_body" style:list-style-name="L14">
      <style:text-properties officeooo:rsid="009514e6" officeooo:paragraph-rsid="00b3ffed"/>
    </style:style>
    <style:style style:name="P222" style:family="paragraph" style:parent-style-name="Text_20_body" style:list-style-name="L17">
      <style:text-properties officeooo:paragraph-rsid="00b3ffed"/>
    </style:style>
    <style:style style:name="P223" style:family="paragraph" style:parent-style-name="Heading_20_3">
      <style:text-properties style:font-name="Arial1" officeooo:rsid="002a0454"/>
    </style:style>
    <style:style style:name="P224" style:family="paragraph" style:parent-style-name="Heading_20_3">
      <style:text-properties style:font-name="Arial1" officeooo:rsid="002b7ede"/>
    </style:style>
    <style:style style:name="P225" style:family="paragraph" style:parent-style-name="Heading_20_3">
      <style:text-properties style:font-name="Arial1" officeooo:rsid="005baf7e"/>
    </style:style>
    <style:style style:name="P226" style:family="paragraph" style:parent-style-name="Heading_20_3">
      <style:text-properties style:font-name="Arial1" officeooo:rsid="006433d2" officeooo:paragraph-rsid="006433d2"/>
    </style:style>
    <style:style style:name="P227" style:family="paragraph" style:parent-style-name="Heading_20_3">
      <style:text-properties style:font-name="Arial1" officeooo:rsid="0071601c" officeooo:paragraph-rsid="0071601c"/>
    </style:style>
    <style:style style:name="P228" style:family="paragraph" style:parent-style-name="Heading_20_3">
      <style:text-properties style:font-name="Arial1" officeooo:rsid="00bb8310" officeooo:paragraph-rsid="00bb8310"/>
    </style:style>
    <style:style style:name="P229" style:family="paragraph" style:parent-style-name="Heading_20_3">
      <style:text-properties style:font-name="Arial1" officeooo:rsid="009ab3e6" officeooo:paragraph-rsid="00b3ffed"/>
    </style:style>
    <style:style style:name="P230" style:family="paragraph" style:parent-style-name="Heading_20_3">
      <style:text-properties style:font-name="Arial1" officeooo:rsid="00aaf288" officeooo:paragraph-rsid="00b3ffed"/>
    </style:style>
    <style:style style:name="P231" style:family="paragraph" style:parent-style-name="Heading_20_3">
      <style:text-properties style:font-name="Arial1" officeooo:rsid="009b798a" officeooo:paragraph-rsid="00b3ffed"/>
    </style:style>
    <style:style style:name="P232" style:family="paragraph" style:parent-style-name="Heading_20_3">
      <style:text-properties style:font-name="Arial1" officeooo:rsid="00a3eea7" officeooo:paragraph-rsid="00b3ffed"/>
    </style:style>
    <style:style style:name="P233" style:family="paragraph" style:parent-style-name="Heading_20_3">
      <style:text-properties officeooo:rsid="003b6073" officeooo:paragraph-rsid="00b226c3"/>
    </style:style>
    <style:style style:name="P234" style:family="paragraph" style:parent-style-name="Heading_20_3">
      <style:text-properties officeooo:rsid="00375b63" officeooo:paragraph-rsid="00b226c3"/>
    </style:style>
    <style:style style:name="P235" style:family="paragraph" style:parent-style-name="Heading_20_3">
      <style:text-properties officeooo:paragraph-rsid="00b226c3"/>
    </style:style>
    <style:style style:name="P236" style:family="paragraph" style:parent-style-name="Heading_20_3">
      <style:text-properties fo:font-weight="bold" officeooo:rsid="0043b1f1" officeooo:paragraph-rsid="00b226c3" style:font-weight-asian="bold" style:font-weight-complex="bold"/>
    </style:style>
    <style:style style:name="P237" style:family="paragraph" style:parent-style-name="Heading_20_3">
      <style:text-properties fo:font-weight="bold" officeooo:rsid="0044dd09" officeooo:paragraph-rsid="00b226c3" style:font-weight-asian="bold" style:font-weight-complex="bold"/>
    </style:style>
    <style:style style:name="P238" style:family="paragraph" style:parent-style-name="Heading_20_3">
      <style:text-properties officeooo:rsid="0089d42a" officeooo:paragraph-rsid="00b226c3"/>
    </style:style>
    <style:style style:name="P239" style:family="paragraph" style:parent-style-name="Heading_20_3">
      <style:text-properties officeooo:rsid="004eeb77" officeooo:paragraph-rsid="00b226c3"/>
    </style:style>
    <style:style style:name="P240" style:family="paragraph" style:parent-style-name="Heading_20_3">
      <style:text-properties officeooo:rsid="0050e06f" officeooo:paragraph-rsid="00b226c3"/>
    </style:style>
    <style:style style:name="P241" style:family="paragraph" style:parent-style-name="Heading_20_3">
      <style:text-properties officeooo:rsid="005baf7e" officeooo:paragraph-rsid="00b226c3"/>
    </style:style>
    <style:style style:name="P242" style:family="paragraph" style:parent-style-name="Heading_20_3">
      <style:text-properties officeooo:rsid="004fb995" officeooo:paragraph-rsid="00b226c3"/>
    </style:style>
    <style:style style:name="P243" style:family="paragraph" style:parent-style-name="Heading_20_3">
      <style:text-properties officeooo:rsid="0051b653" officeooo:paragraph-rsid="00b226c3"/>
    </style:style>
    <style:style style:name="P244" style:family="paragraph" style:parent-style-name="Heading_20_3">
      <style:text-properties officeooo:rsid="004d0b94" officeooo:paragraph-rsid="00b226c3"/>
    </style:style>
    <style:style style:name="P245" style:family="paragraph" style:parent-style-name="Heading_20_3">
      <style:text-properties officeooo:rsid="00923daf" officeooo:paragraph-rsid="00b3ffed"/>
    </style:style>
    <style:style style:name="P246" style:family="paragraph" style:parent-style-name="Heading_20_3">
      <style:text-properties officeooo:rsid="0093e87a" officeooo:paragraph-rsid="00b3ffed"/>
    </style:style>
    <style:style style:name="P247" style:family="paragraph" style:parent-style-name="Heading_20_3">
      <style:text-properties officeooo:rsid="0096f79b" officeooo:paragraph-rsid="00b3ffed"/>
    </style:style>
    <style:style style:name="P248" style:family="paragraph" style:parent-style-name="Heading_20_3">
      <style:text-properties officeooo:rsid="009ab3e6" officeooo:paragraph-rsid="00b3ffed"/>
    </style:style>
    <style:style style:name="P249" style:family="paragraph" style:parent-style-name="Heading_20_3">
      <style:text-properties officeooo:rsid="009b8c41" officeooo:paragraph-rsid="00b3ffed"/>
    </style:style>
    <style:style style:name="P250" style:family="paragraph" style:parent-style-name="Heading_20_3">
      <style:text-properties officeooo:rsid="009fecc5" officeooo:paragraph-rsid="00b3ffed"/>
    </style:style>
    <style:style style:name="P251" style:family="paragraph" style:parent-style-name="Heading_20_3">
      <style:text-properties officeooo:rsid="009f0985" officeooo:paragraph-rsid="00b3ffed"/>
    </style:style>
    <style:style style:name="P252" style:family="paragraph" style:parent-style-name="Heading_20_3">
      <style:text-properties officeooo:rsid="00a3eea7" officeooo:paragraph-rsid="00b3ffed"/>
    </style:style>
    <style:style style:name="P253" style:family="paragraph" style:parent-style-name="Standard">
      <style:text-properties style:font-name="Courier New" officeooo:rsid="00be5f01" officeooo:paragraph-rsid="00be5f01"/>
    </style:style>
    <style:style style:name="P254" style:family="paragraph" style:parent-style-name="Standard">
      <style:text-properties style:font-name="Courier New" officeooo:rsid="005c1fff"/>
    </style:style>
    <style:style style:name="P255" style:family="paragraph" style:parent-style-name="Table_20_Contents">
      <style:paragraph-properties fo:text-align="center" style:justify-single-word="false"/>
      <style:text-properties fo:font-size="10pt" officeooo:rsid="00bb8310" officeooo:paragraph-rsid="00bb8310" style:font-size-asian="10pt" style:font-size-complex="10pt"/>
    </style:style>
    <style:style style:name="P256" style:family="paragraph" style:parent-style-name="Heading_20_2">
      <style:text-properties officeooo:rsid="001e9ede"/>
    </style:style>
    <style:style style:name="P257" style:family="paragraph" style:parent-style-name="Heading_20_2">
      <style:text-properties style:font-name="Arial1" officeooo:rsid="005a7ed0"/>
    </style:style>
    <style:style style:name="P258" style:family="paragraph" style:parent-style-name="Heading_20_2">
      <style:text-properties style:font-name="Arial1" officeooo:rsid="005c1fff"/>
    </style:style>
    <style:style style:name="P259" style:family="paragraph" style:parent-style-name="Heading_20_2">
      <style:text-properties officeooo:rsid="00354345" officeooo:paragraph-rsid="00b226c3"/>
    </style:style>
    <style:style style:name="P260" style:family="paragraph" style:parent-style-name="Heading_20_2">
      <style:text-properties officeooo:paragraph-rsid="00b226c3"/>
    </style:style>
    <style:style style:name="P261" style:family="paragraph" style:parent-style-name="Heading_20_2">
      <style:text-properties officeooo:rsid="0039e63a" officeooo:paragraph-rsid="00b226c3"/>
    </style:style>
    <style:style style:name="P262" style:family="paragraph" style:parent-style-name="Heading_20_2">
      <style:text-properties officeooo:rsid="00364a32" officeooo:paragraph-rsid="00b226c3"/>
    </style:style>
    <style:style style:name="P263" style:family="paragraph" style:parent-style-name="Heading_20_2">
      <style:text-properties officeooo:rsid="004b9660" officeooo:paragraph-rsid="00b226c3"/>
    </style:style>
    <style:style style:name="P264" style:family="paragraph" style:parent-style-name="Heading_20_2">
      <style:text-properties officeooo:rsid="008bbf37" officeooo:paragraph-rsid="00b3ffed"/>
    </style:style>
    <style:style style:name="P265" style:family="paragraph" style:parent-style-name="Heading_20_2">
      <style:text-properties officeooo:rsid="0097369b" officeooo:paragraph-rsid="00b3ffed"/>
    </style:style>
    <style:style style:name="T1" style:family="text">
      <style:text-properties officeooo:rsid="00127f51"/>
    </style:style>
    <style:style style:name="T2" style:family="text">
      <style:text-properties style:font-name="Courier New"/>
    </style:style>
    <style:style style:name="T3" style:family="text">
      <style:text-properties style:font-name="Courier New" officeooo:rsid="0017f9e2"/>
    </style:style>
    <style:style style:name="T4" style:family="text">
      <style:text-properties style:font-name="Courier New" officeooo:rsid="0019f328"/>
    </style:style>
    <style:style style:name="T5" style:family="text">
      <style:text-properties style:font-name="Courier New" officeooo:rsid="001b30a1"/>
    </style:style>
    <style:style style:name="T6" style:family="text">
      <style:text-properties style:font-name="Courier New" officeooo:rsid="001d0a3f"/>
    </style:style>
    <style:style style:name="T7" style:family="text">
      <style:text-properties style:font-name="Courier New" officeooo:rsid="001d7fee"/>
    </style:style>
    <style:style style:name="T8" style:family="text">
      <style:text-properties style:font-name="Courier New" officeooo:rsid="001e52f5"/>
    </style:style>
    <style:style style:name="T9" style:family="text">
      <style:text-properties style:font-name="Courier New" officeooo:rsid="001e9ede"/>
    </style:style>
    <style:style style:name="T10" style:family="text">
      <style:text-properties style:font-name="Courier New" officeooo:rsid="002305a5"/>
    </style:style>
    <style:style style:name="T11" style:family="text">
      <style:text-properties style:font-name="Courier New" officeooo:rsid="00277597"/>
    </style:style>
    <style:style style:name="T12" style:family="text">
      <style:text-properties style:font-name="Courier New" officeooo:rsid="0029518f"/>
    </style:style>
    <style:style style:name="T13" style:family="text">
      <style:text-properties style:font-name="Courier New" fo:font-style="italic" officeooo:rsid="0029518f" style:font-style-asian="italic" style:font-style-complex="italic"/>
    </style:style>
    <style:style style:name="T14" style:family="text">
      <style:text-properties style:font-name="Courier New" fo:font-style="italic" officeooo:rsid="005ca2e2" style:font-style-asian="italic" style:font-style-complex="italic"/>
    </style:style>
    <style:style style:name="T15" style:family="text">
      <style:text-properties style:font-name="Courier New" fo:font-style="italic" officeooo:rsid="0073e299" style:font-style-asian="italic" style:font-style-complex="italic"/>
    </style:style>
    <style:style style:name="T16" style:family="text">
      <style:text-properties style:font-name="Courier New" officeooo:rsid="002a0454"/>
    </style:style>
    <style:style style:name="T17" style:family="text">
      <style:text-properties style:font-name="Courier New" officeooo:rsid="002b7ede"/>
    </style:style>
    <style:style style:name="T18" style:family="text">
      <style:text-properties style:font-name="Courier New" officeooo:rsid="002d6699"/>
    </style:style>
    <style:style style:name="T19" style:family="text">
      <style:text-properties style:font-name="Courier New" officeooo:rsid="0036c0ec"/>
    </style:style>
    <style:style style:name="T20" style:family="text">
      <style:text-properties style:font-name="Courier New" officeooo:rsid="00375b63"/>
    </style:style>
    <style:style style:name="T21" style:family="text">
      <style:text-properties style:font-name="Courier New" officeooo:rsid="0039e63a"/>
    </style:style>
    <style:style style:name="T22" style:family="text">
      <style:text-properties style:font-name="Courier New" officeooo:rsid="0043b1f1"/>
    </style:style>
    <style:style style:name="T23" style:family="text">
      <style:text-properties style:font-name="Courier New" officeooo:rsid="0044dd09"/>
    </style:style>
    <style:style style:name="T24" style:family="text">
      <style:text-properties style:font-name="Courier New" fo:font-weight="normal" officeooo:rsid="0039e63a" style:font-weight-asian="normal" style:font-weight-complex="normal"/>
    </style:style>
    <style:style style:name="T25" style:family="text">
      <style:text-properties style:font-name="Courier New" fo:font-weight="normal" officeooo:rsid="003fc4f5" style:font-weight-asian="normal" style:font-weight-complex="normal"/>
    </style:style>
    <style:style style:name="T26" style:family="text">
      <style:text-properties style:font-name="Courier New" officeooo:rsid="00466c45"/>
    </style:style>
    <style:style style:name="T27" style:family="text">
      <style:text-properties style:font-name="Courier New" officeooo:rsid="004d0b94"/>
    </style:style>
    <style:style style:name="T28" style:family="text">
      <style:text-properties style:font-name="Courier New" officeooo:rsid="005320d8"/>
    </style:style>
    <style:style style:name="T29" style:family="text">
      <style:text-properties style:font-name="Courier New" officeooo:rsid="0054e00a"/>
    </style:style>
    <style:style style:name="T30" style:family="text">
      <style:text-properties style:font-name="Courier New" officeooo:rsid="005baf7e"/>
    </style:style>
    <style:style style:name="T31" style:family="text">
      <style:text-properties style:font-name="Courier New" officeooo:rsid="005ca2e2"/>
    </style:style>
    <style:style style:name="T32" style:family="text">
      <style:text-properties style:font-name="Courier New" officeooo:rsid="005de2aa"/>
    </style:style>
    <style:style style:name="T33" style:family="text">
      <style:text-properties style:font-name="Courier New" officeooo:rsid="0073ab8e"/>
    </style:style>
    <style:style style:name="T34" style:family="text">
      <style:text-properties style:font-name="Courier New" officeooo:rsid="0075f640"/>
    </style:style>
    <style:style style:name="T35" style:family="text">
      <style:text-properties style:font-name="Courier New" officeooo:rsid="0083522f"/>
    </style:style>
    <style:style style:name="T36" style:family="text">
      <style:text-properties style:font-name="Courier New" officeooo:rsid="006433d2"/>
    </style:style>
    <style:style style:name="T37" style:family="text">
      <style:text-properties style:font-name="Courier New" officeooo:rsid="00662e7c"/>
    </style:style>
    <style:style style:name="T38" style:family="text">
      <style:text-properties style:font-name="Courier New" officeooo:rsid="006937f4"/>
    </style:style>
    <style:style style:name="T39" style:family="text">
      <style:text-properties style:font-name="Courier New" officeooo:rsid="006ae0e7"/>
    </style:style>
    <style:style style:name="T40" style:family="text">
      <style:text-properties style:font-name="Courier New" officeooo:rsid="00726c31"/>
    </style:style>
    <style:style style:name="T41" style:family="text">
      <style:text-properties style:font-name="Courier New" officeooo:rsid="0073e299"/>
    </style:style>
    <style:style style:name="T42" style:family="text">
      <style:text-properties style:font-name="Courier New" officeooo:rsid="007a7d50"/>
    </style:style>
    <style:style style:name="T43" style:family="text">
      <style:text-properties style:font-name="Courier New" officeooo:rsid="007f7dd8"/>
    </style:style>
    <style:style style:name="T44" style:family="text">
      <style:text-properties style:font-name="Courier New" officeooo:rsid="00a76e2e"/>
    </style:style>
    <style:style style:name="T45" style:family="text">
      <style:text-properties style:font-name="Courier New" officeooo:rsid="008bbf37"/>
    </style:style>
    <style:style style:name="T46" style:family="text">
      <style:text-properties style:font-name="Courier New" officeooo:rsid="008dac2a"/>
    </style:style>
    <style:style style:name="T47" style:family="text">
      <style:text-properties style:font-name="Courier New" officeooo:rsid="0093e87a"/>
    </style:style>
    <style:style style:name="T48" style:family="text">
      <style:text-properties style:font-name="Courier New" officeooo:rsid="009514e6"/>
    </style:style>
    <style:style style:name="T49" style:family="text">
      <style:text-properties style:font-name="Courier New" officeooo:rsid="0096f79b"/>
    </style:style>
    <style:style style:name="T50" style:family="text">
      <style:text-properties style:font-name="Courier New" officeooo:rsid="0097369b"/>
    </style:style>
    <style:style style:name="T51" style:family="text">
      <style:text-properties style:font-name="Courier New" officeooo:rsid="009ab3e6"/>
    </style:style>
    <style:style style:name="T52" style:family="text">
      <style:text-properties style:font-name="Courier New" officeooo:rsid="009b798a"/>
    </style:style>
    <style:style style:name="T53" style:family="text">
      <style:text-properties style:font-name="Courier New" officeooo:rsid="009b8c41"/>
    </style:style>
    <style:style style:name="T54" style:family="text">
      <style:text-properties style:font-name="Courier New" officeooo:rsid="009f0985"/>
    </style:style>
    <style:style style:name="T55" style:family="text">
      <style:text-properties style:font-name="Courier New" officeooo:rsid="009fecc5"/>
    </style:style>
    <style:style style:name="T56" style:family="text">
      <style:text-properties style:font-name="Courier New" officeooo:rsid="00a3eea7"/>
    </style:style>
    <style:style style:name="T57" style:family="text">
      <style:text-properties style:font-name="Courier New" officeooo:rsid="00a5cc49"/>
    </style:style>
    <style:style style:name="T58" style:family="text">
      <style:text-properties style:font-name="Courier New" officeooo:rsid="00a5efc0"/>
    </style:style>
    <style:style style:name="T59" style:family="text">
      <style:text-properties style:font-name="Courier New" officeooo:rsid="00a6d521"/>
    </style:style>
    <style:style style:name="T60" style:family="text">
      <style:text-properties style:font-name="Courier New" officeooo:rsid="00aaf288"/>
    </style:style>
    <style:style style:name="T61" style:family="text">
      <style:text-properties style:font-name="Courier New" officeooo:rsid="00aaa4bd"/>
    </style:style>
    <style:style style:name="T62" style:family="text">
      <style:text-properties style:font-name="Courier New" officeooo:rsid="00ad8e0d"/>
    </style:style>
    <style:style style:name="T63" style:family="text">
      <style:text-properties style:font-name="Courier New" officeooo:rsid="00afb3de"/>
    </style:style>
    <style:style style:name="T64" style:family="text">
      <style:text-properties style:font-name="Courier New" officeooo:rsid="00b0e60c"/>
    </style:style>
    <style:style style:name="T65" style:family="text">
      <style:text-properties style:font-name="Courier New" officeooo:rsid="00bb8310"/>
    </style:style>
    <style:style style:name="T66" style:family="text">
      <style:text-properties style:font-name="Courier New" officeooo:rsid="00bc3f09"/>
    </style:style>
    <style:style style:name="T67" style:family="text">
      <style:text-properties style:font-name="Courier New" officeooo:rsid="00bc9e7d"/>
    </style:style>
    <style:style style:name="T68" style:family="text">
      <style:text-properties style:font-name="Courier New" officeooo:rsid="00c09ba8"/>
    </style:style>
    <style:style style:name="T69" style:family="text">
      <style:text-properties officeooo:rsid="0171a626"/>
    </style:style>
    <style:style style:name="T70" style:family="text">
      <style:text-properties officeooo:rsid="018b2b54"/>
    </style:style>
    <style:style style:name="T71" style:family="text">
      <style:text-properties officeooo:rsid="00137765"/>
    </style:style>
    <style:style style:name="T72" style:family="text">
      <style:text-properties officeooo:rsid="00154364"/>
    </style:style>
    <style:style style:name="T73" style:family="text">
      <style:text-properties officeooo:rsid="0017f9e2"/>
    </style:style>
    <style:style style:name="T74" style:family="text">
      <style:text-properties officeooo:rsid="001846bd"/>
    </style:style>
    <style:style style:name="T75" style:family="text">
      <style:text-properties officeooo:rsid="0019f328"/>
    </style:style>
    <style:style style:name="T76" style:family="text">
      <style:text-properties officeooo:rsid="001b30a1"/>
    </style:style>
    <style:style style:name="T77" style:family="text">
      <style:text-properties style:font-name="Arial1" officeooo:rsid="001b30a1"/>
    </style:style>
    <style:style style:name="T78" style:family="text">
      <style:text-properties style:font-name="Arial1" officeooo:rsid="001e52f5"/>
    </style:style>
    <style:style style:name="T79" style:family="text">
      <style:text-properties style:font-name="Arial1" officeooo:rsid="0029518f"/>
    </style:style>
    <style:style style:name="T80" style:family="text">
      <style:text-properties style:font-name="Arial1" officeooo:rsid="002a0454"/>
    </style:style>
    <style:style style:name="T81" style:family="text">
      <style:text-properties style:font-name="Arial1" officeooo:rsid="002b7ede"/>
    </style:style>
    <style:style style:name="T82" style:family="text">
      <style:text-properties style:font-name="Arial1" officeooo:rsid="002d6699"/>
    </style:style>
    <style:style style:name="T83" style:family="text">
      <style:text-properties style:font-name="Arial1" officeooo:rsid="001d0a3f"/>
    </style:style>
    <style:style style:name="T84" style:family="text">
      <style:text-properties style:font-name="Arial1" officeooo:rsid="002edc38"/>
    </style:style>
    <style:style style:name="T85" style:family="text">
      <style:text-properties style:font-name="Arial1" officeooo:rsid="0036c0ec"/>
    </style:style>
    <style:style style:name="T86" style:family="text">
      <style:text-properties style:font-name="Arial1" fo:font-weight="normal" officeooo:rsid="003fc4f5" style:font-weight-asian="normal" style:font-weight-complex="normal"/>
    </style:style>
    <style:style style:name="T87" style:family="text">
      <style:text-properties style:font-name="Arial1" fo:font-weight="normal" officeooo:rsid="0041567b" style:font-weight-asian="normal" style:font-weight-complex="normal"/>
    </style:style>
    <style:style style:name="T88" style:family="text">
      <style:text-properties style:font-name="Arial1" officeooo:rsid="0059796b"/>
    </style:style>
    <style:style style:name="T89" style:family="text">
      <style:text-properties style:font-name="Arial1" officeooo:rsid="005baf7e"/>
    </style:style>
    <style:style style:name="T90" style:family="text">
      <style:text-properties style:font-name="Arial1" officeooo:rsid="005c09fe"/>
    </style:style>
    <style:style style:name="T91" style:family="text">
      <style:text-properties style:font-name="Arial1" officeooo:rsid="005ca2e2"/>
    </style:style>
    <style:style style:name="T92" style:family="text">
      <style:text-properties style:font-name="Arial1" officeooo:rsid="005de2aa"/>
    </style:style>
    <style:style style:name="T93" style:family="text">
      <style:text-properties style:font-name="Arial1" officeooo:rsid="006433d2"/>
    </style:style>
    <style:style style:name="T94" style:family="text">
      <style:text-properties style:font-name="Arial1" officeooo:rsid="0066ba93"/>
    </style:style>
    <style:style style:name="T95" style:family="text">
      <style:text-properties style:font-name="Arial1" officeooo:rsid="00677be9"/>
    </style:style>
    <style:style style:name="T96" style:family="text">
      <style:text-properties style:font-name="Arial1" officeooo:rsid="006ae0e7"/>
    </style:style>
    <style:style style:name="T97" style:family="text">
      <style:text-properties style:font-name="Arial1" officeooo:rsid="006bc834"/>
    </style:style>
    <style:style style:name="T98" style:family="text">
      <style:text-properties style:font-name="Arial1" officeooo:rsid="0075d959"/>
    </style:style>
    <style:style style:name="T99" style:family="text">
      <style:text-properties style:font-name="Arial1" officeooo:rsid="0075f640"/>
    </style:style>
    <style:style style:name="T100" style:family="text">
      <style:text-properties style:font-name="Arial1" officeooo:rsid="0073ab8e"/>
    </style:style>
    <style:style style:name="T101" style:family="text">
      <style:text-properties style:font-name="Arial1" officeooo:rsid="007f7dd8"/>
    </style:style>
    <style:style style:name="T102" style:family="text">
      <style:text-properties style:font-name="Arial1" officeooo:rsid="005a7ed0"/>
    </style:style>
    <style:style style:name="T103" style:family="text">
      <style:text-properties style:font-name="Arial1" officeooo:rsid="009ab3e6"/>
    </style:style>
    <style:style style:name="T104" style:family="text">
      <style:text-properties style:font-name="Arial1" officeooo:rsid="009b798a"/>
    </style:style>
    <style:style style:name="T105" style:family="text">
      <style:text-properties style:font-name="Arial1" officeooo:rsid="00a5efc0"/>
    </style:style>
    <style:style style:name="T106" style:family="text">
      <style:text-properties style:font-name="Arial1" officeooo:rsid="00a6d521"/>
    </style:style>
    <style:style style:name="T107" style:family="text">
      <style:text-properties style:font-name="Arial1" officeooo:rsid="00a75248"/>
    </style:style>
    <style:style style:name="T108" style:family="text">
      <style:text-properties style:font-name="Arial1" officeooo:rsid="0093e87a"/>
    </style:style>
    <style:style style:name="T109" style:family="text">
      <style:text-properties style:font-name="Arial1" officeooo:rsid="00a3eea7"/>
    </style:style>
    <style:style style:name="T110" style:family="text">
      <style:text-properties style:font-name="Arial1" officeooo:rsid="009fecc5"/>
    </style:style>
    <style:style style:name="T111" style:family="text">
      <style:text-properties style:font-name="Arial1" officeooo:rsid="007a7d50"/>
    </style:style>
    <style:style style:name="T112" style:family="text">
      <style:text-properties style:font-name="Arial1" officeooo:rsid="007ad3cd"/>
    </style:style>
    <style:style style:name="T113" style:family="text">
      <style:text-properties style:font-name="Arial1" officeooo:rsid="00bb8310"/>
    </style:style>
    <style:style style:name="T114" style:family="text">
      <style:text-properties officeooo:rsid="001d0a3f"/>
    </style:style>
    <style:style style:name="T115" style:family="text">
      <style:text-properties officeooo:rsid="001d7fee"/>
    </style:style>
    <style:style style:name="T116" style:family="text">
      <style:text-properties officeooo:rsid="001e52f5"/>
    </style:style>
    <style:style style:name="T117" style:family="text">
      <style:text-properties officeooo:rsid="001e9ede"/>
    </style:style>
    <style:style style:name="T118" style:family="text">
      <style:text-properties officeooo:rsid="0026d358"/>
    </style:style>
    <style:style style:name="T119" style:family="text">
      <style:text-properties officeooo:rsid="00277597"/>
    </style:style>
    <style:style style:name="T120" style:family="text">
      <style:text-properties officeooo:rsid="0029518f"/>
    </style:style>
    <style:style style:name="T121" style:family="text">
      <style:text-properties officeooo:rsid="002a0454"/>
    </style:style>
    <style:style style:name="T122" style:family="text">
      <style:text-properties officeooo:rsid="002edc38"/>
    </style:style>
    <style:style style:name="T123" style:family="text">
      <style:text-properties fo:font-weight="bold" officeooo:rsid="001e52f5" style:font-weight-asian="bold" style:font-weight-complex="bold"/>
    </style:style>
    <style:style style:name="T124" style:family="text">
      <style:text-properties officeooo:rsid="002fda22"/>
    </style:style>
    <style:style style:name="T125" style:family="text">
      <style:text-properties officeooo:rsid="0030d9b4"/>
    </style:style>
    <style:style style:name="T126" style:family="text">
      <style:text-properties officeooo:rsid="0031e1a9"/>
    </style:style>
    <style:style style:name="T127" style:family="text">
      <style:text-properties officeooo:rsid="00334f0b"/>
    </style:style>
    <style:style style:name="T128" style:family="text">
      <style:text-properties officeooo:rsid="00354345"/>
    </style:style>
    <style:style style:name="T129" style:family="text">
      <style:text-properties officeooo:rsid="00364a32"/>
    </style:style>
    <style:style style:name="T130" style:family="text">
      <style:text-properties officeooo:rsid="0036c0ec"/>
    </style:style>
    <style:style style:name="T131" style:family="text">
      <style:text-properties officeooo:rsid="00375b63"/>
    </style:style>
    <style:style style:name="T132" style:family="text">
      <style:text-properties officeooo:rsid="0039e63a"/>
    </style:style>
    <style:style style:name="T133" style:family="text">
      <style:text-properties officeooo:rsid="003b6073"/>
    </style:style>
    <style:style style:name="T134" style:family="text">
      <style:text-properties officeooo:rsid="003e0b43"/>
    </style:style>
    <style:style style:name="T135" style:family="text">
      <style:text-properties fo:font-weight="normal" officeooo:rsid="0041567b" style:font-weight-asian="normal" style:font-weight-complex="normal"/>
    </style:style>
    <style:style style:name="T136" style:family="text">
      <style:text-properties fo:font-weight="normal" officeooo:rsid="0039e63a" style:font-weight-asian="normal" style:font-weight-complex="normal"/>
    </style:style>
    <style:style style:name="T137" style:family="text">
      <style:text-properties fo:font-weight="normal" officeooo:rsid="003e0b43" style:font-weight-asian="normal" style:font-weight-complex="normal"/>
    </style:style>
    <style:style style:name="T138" style:family="text">
      <style:text-properties officeooo:rsid="0043b1f1"/>
    </style:style>
    <style:style style:name="T139" style:family="text">
      <style:text-properties officeooo:rsid="0044dd09"/>
    </style:style>
    <style:style style:name="T140" style:family="text">
      <style:text-properties officeooo:rsid="00466c45"/>
    </style:style>
    <style:style style:name="T141" style:family="text">
      <style:text-properties officeooo:rsid="00492f6e"/>
    </style:style>
    <style:style style:name="T142" style:family="text">
      <style:text-properties officeooo:rsid="004b9660"/>
    </style:style>
    <style:style style:name="T143" style:family="text">
      <style:text-properties officeooo:rsid="004d0b94"/>
    </style:style>
    <style:style style:name="T144" style:family="text">
      <style:text-properties officeooo:rsid="004eeb77"/>
    </style:style>
    <style:style style:name="T145" style:family="text">
      <style:text-properties officeooo:rsid="004fb995"/>
    </style:style>
    <style:style style:name="T146" style:family="text">
      <style:text-properties officeooo:rsid="0051b653"/>
    </style:style>
    <style:style style:name="T147" style:family="text">
      <style:text-properties officeooo:rsid="005320d8"/>
    </style:style>
    <style:style style:name="T148" style:family="text">
      <style:text-properties officeooo:rsid="0054e00a"/>
    </style:style>
    <style:style style:name="T149" style:family="text">
      <style:text-properties officeooo:rsid="0055b4ab"/>
    </style:style>
    <style:style style:name="T150" style:family="text">
      <style:text-properties officeooo:rsid="005c1fff"/>
    </style:style>
    <style:style style:name="T151" style:family="text">
      <style:text-properties fo:font-style="italic" officeooo:rsid="005c1fff" style:font-style-asian="italic" style:font-style-complex="italic"/>
    </style:style>
    <style:style style:name="T152" style:family="text">
      <style:text-properties officeooo:rsid="006433d2"/>
    </style:style>
    <style:style style:name="T153" style:family="text">
      <style:text-properties officeooo:rsid="00662e7c"/>
    </style:style>
    <style:style style:name="T154" style:family="text">
      <style:text-properties officeooo:rsid="006937f4"/>
    </style:style>
    <style:style style:name="T155" style:family="text">
      <style:text-properties officeooo:rsid="006ae0e7"/>
    </style:style>
    <style:style style:name="T156" style:family="text">
      <style:text-properties officeooo:rsid="006c0fd8"/>
    </style:style>
    <style:style style:name="T157" style:family="text">
      <style:text-properties officeooo:rsid="006ece16"/>
    </style:style>
    <style:style style:name="T158" style:family="text">
      <style:text-properties officeooo:rsid="006ffd6b"/>
    </style:style>
    <style:style style:name="T159" style:family="text">
      <style:text-properties officeooo:rsid="00726c31"/>
    </style:style>
    <style:style style:name="T160" style:family="text">
      <style:text-properties officeooo:rsid="0073ab8e"/>
    </style:style>
    <style:style style:name="T161" style:family="text">
      <style:text-properties officeooo:rsid="0073e299"/>
    </style:style>
    <style:style style:name="T162" style:family="text">
      <style:text-properties officeooo:rsid="007887ad"/>
    </style:style>
    <style:style style:name="T163" style:family="text">
      <style:text-properties officeooo:rsid="007a7d50"/>
    </style:style>
    <style:style style:name="T164" style:family="text">
      <style:text-properties officeooo:rsid="00804bb3"/>
    </style:style>
    <style:style style:name="T165" style:family="text">
      <style:text-properties officeooo:rsid="00830864"/>
    </style:style>
    <style:style style:name="T166" style:family="text">
      <style:text-properties officeooo:rsid="008bbf37"/>
    </style:style>
    <style:style style:name="T167" style:family="text">
      <style:text-properties officeooo:rsid="008dac2a"/>
    </style:style>
    <style:style style:name="T168" style:family="text">
      <style:text-properties officeooo:rsid="0093e87a"/>
    </style:style>
    <style:style style:name="T169" style:family="text">
      <style:text-properties officeooo:rsid="009514e6"/>
    </style:style>
    <style:style style:name="T170" style:family="text">
      <style:text-properties officeooo:rsid="0096f79b"/>
    </style:style>
    <style:style style:name="T171" style:family="text">
      <style:text-properties officeooo:rsid="0097369b"/>
    </style:style>
    <style:style style:name="T172" style:family="text">
      <style:text-properties officeooo:rsid="009ab3e6"/>
    </style:style>
    <style:style style:name="T173" style:family="text">
      <style:text-properties officeooo:rsid="009b798a"/>
    </style:style>
    <style:style style:name="T174" style:family="text">
      <style:text-properties officeooo:rsid="009b8c41"/>
    </style:style>
    <style:style style:name="T175" style:family="text">
      <style:text-properties officeooo:rsid="009f0985"/>
    </style:style>
    <style:style style:name="T176" style:family="text">
      <style:text-properties officeooo:rsid="009fecc5"/>
    </style:style>
    <style:style style:name="T177" style:family="text">
      <style:text-properties officeooo:rsid="00a1efe9"/>
    </style:style>
    <style:style style:name="T178" style:family="text">
      <style:text-properties officeooo:rsid="00a3eea7"/>
    </style:style>
    <style:style style:name="T179" style:family="text">
      <style:text-properties officeooo:rsid="00a5cc49"/>
    </style:style>
    <style:style style:name="T180" style:family="text">
      <style:text-properties officeooo:rsid="00a6d521"/>
    </style:style>
    <style:style style:name="T181" style:family="text">
      <style:text-properties officeooo:rsid="00a76e2e"/>
    </style:style>
    <style:style style:name="T182" style:family="text">
      <style:text-properties officeooo:rsid="00aaa4bd"/>
    </style:style>
    <style:style style:name="T183" style:family="text">
      <style:text-properties officeooo:rsid="00aaf288"/>
    </style:style>
    <style:style style:name="T184" style:family="text">
      <style:text-properties officeooo:rsid="00ad8e0d"/>
    </style:style>
    <style:style style:name="T185" style:family="text">
      <style:text-properties officeooo:rsid="00afb3de"/>
    </style:style>
    <style:style style:name="T186" style:family="text">
      <style:text-properties officeooo:rsid="00b0e60c"/>
    </style:style>
    <style:style style:name="T187" style:family="text">
      <style:text-properties officeooo:rsid="00bb8310"/>
    </style:style>
    <style:style style:name="T188" style:family="text">
      <style:text-properties officeooo:rsid="00bc3f09"/>
    </style:style>
    <style:style style:name="T189" style:family="text">
      <style:text-properties officeooo:rsid="00bc9e7d"/>
    </style:style>
    <style:style style:name="T190" style:family="text">
      <style:text-properties officeooo:rsid="00bf3fc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6"><text:a xlink:type="simple" xlink:href="#__RefHeading__5371_1424418103" text:style-name="Index_20_Link" text:visited-style-name="Index_20_Link">Introduction<text:tab/>2</text:a></text:p>
          <text:p text:style-name="P186"><text:a xlink:type="simple" xlink:href="#__RefHeading__2337_163221306" text:style-name="Index_20_Link" text:visited-style-name="Index_20_Link">Getting Started<text:tab/>3</text:a></text:p>
          <text:p text:style-name="P186"><text:a xlink:type="simple" xlink:href="#__RefHeading__318_562035661" text:style-name="Index_20_Link" text:visited-style-name="Index_20_Link">Configuration System Structure<text:tab/>4</text:a></text:p>
          <text:p text:style-name="P185"><text:a xlink:type="simple" xlink:href="#__RefHeading__458_562035661" text:style-name="Index_20_Link" text:visited-style-name="Index_20_Link">site.cfg<text:tab/>4</text:a></text:p>
          <text:p text:style-name="P185"><text:a xlink:type="simple" xlink:href="#__RefHeading__460_562035661" text:style-name="Index_20_Link" text:visited-style-name="Index_20_Link">The Site Directory<text:tab/>4</text:a></text:p>
          <text:p text:style-name="P187"><text:a xlink:type="simple" xlink:href="#__RefHeading__607_1950266457" text:style-name="Index_20_Link" text:visited-style-name="Index_20_Link">Tool Configuration Files<text:tab/>5</text:a></text:p>
          <text:p text:style-name="P187"><text:a xlink:type="simple" xlink:href="#__RefHeading__609_1950266457" text:style-name="Index_20_Link" text:visited-style-name="Index_20_Link">User Configuration Files<text:tab/>5</text:a></text:p>
          <text:p text:style-name="P186"><text:a xlink:type="simple" xlink:href="#__RefHeading__871_761199022" text:style-name="Index_20_Link" text:visited-style-name="Index_20_Link">Using a Tool With the Configuration System<text:tab/>6</text:a></text:p>
          <text:p text:style-name="P185"><text:a xlink:type="simple" xlink:href="#__RefHeading__2115_296760939" text:style-name="Index_20_Link" text:visited-style-name="Index_20_Link">Configuration System Command-Line Arguments<text:tab/>6</text:a></text:p>
          <text:p text:style-name="P187"><text:a xlink:type="simple" xlink:href="#__RefHeading__2117_296760939" text:style-name="Index_20_Link" text:visited-style-name="Index_20_Link">--cfg<text:tab/>7</text:a></text:p>
          <text:p text:style-name="P187"><text:a xlink:type="simple" xlink:href="#__RefHeading__2110_163221306" text:style-name="Index_20_Link" text:visited-style-name="Index_20_Link">--cinfo<text:tab/>7</text:a></text:p>
          <text:p text:style-name="P187"><text:a xlink:type="simple" xlink:href="#__RefHeading__2339_163221306" text:style-name="Index_20_Link" text:visited-style-name="Index_20_Link">-h/--help<text:tab/>8</text:a></text:p>
          <text:p text:style-name="P187"><text:a xlink:type="simple" xlink:href="#__RefHeading__2119_296760939" text:style-name="Index_20_Link" text:visited-style-name="Index_20_Link">positional<text:tab/>8</text:a></text:p>
          <text:p text:style-name="P185"><text:a xlink:type="simple" xlink:href="#__RefHeading__2121_296760939" text:style-name="Index_20_Link" text:visited-style-name="Index_20_Link">Command-line and Configuration File Relationships<text:tab/>8</text:a></text:p>
          <text:p text:style-name="P186"><text:a xlink:type="simple" xlink:href="#__RefHeading__4255_273899355" text:style-name="Index_20_Link" text:visited-style-name="Index_20_Link">Run-Time Tool Information<text:tab/>10</text:a></text:p>
          <text:p text:style-name="P185"><text:a xlink:type="simple" xlink:href="#__RefHeading__861_7611990221" text:style-name="Index_20_Link" text:visited-style-name="Index_20_Link">Tool Options<text:tab/>11</text:a></text:p>
          <text:p text:style-name="P187"><text:a xlink:type="simple" xlink:href="#__RefHeading__1029_7611990221" text:style-name="Index_20_Link" text:visited-style-name="Index_20_Link">Option Names and Case<text:tab/>11</text:a></text:p>
          <text:p text:style-name="P185"><text:a xlink:type="simple" xlink:href="#__RefHeading__863_7611990221" text:style-name="Index_20_Link" text:visited-style-name="Index_20_Link">Command-line Arguments<text:tab/>11</text:a></text:p>
          <text:p text:style-name="P187"><text:a xlink:type="simple" xlink:href="#__RefHeading__865_7611990221" text:style-name="Index_20_Link" text:visited-style-name="Index_20_Link">Command-line Help<text:tab/>12</text:a></text:p>
          <text:p text:style-name="P185"><text:a xlink:type="simple" xlink:href="#__RefHeading__867_7611990221" text:style-name="Index_20_Link" text:visited-style-name="Index_20_Link">Environment Variables<text:tab/>12</text:a></text:p>
          <text:p text:style-name="P185"><text:a xlink:type="simple" xlink:href="#__RefHeading__869_7611990221" text:style-name="Index_20_Link" text:visited-style-name="Index_20_Link">Configuration File Options<text:tab/>13</text:a></text:p>
          <text:p text:style-name="P187"><text:a xlink:type="simple" xlink:href="#__RefHeading__316_5620356611" text:style-name="Index_20_Link" text:visited-style-name="Index_20_Link">Configuration File Structure<text:tab/>13</text:a></text:p>
          <text:p text:style-name="P187"><text:a xlink:type="simple" xlink:href="#__RefHeading__1031_7611990221" text:style-name="Index_20_Link" text:visited-style-name="Index_20_Link">Specifying Options in a Configuration File<text:tab/>14</text:a></text:p>
          <text:p text:style-name="P187"><text:a xlink:type="simple" xlink:href="#__RefHeading__1163_7611990221" text:style-name="Index_20_Link" text:visited-style-name="Index_20_Link">Role of Configuration File Defaults<text:tab/>15</text:a></text:p>
          <text:p text:style-name="P188"><text:a xlink:type="simple" xlink:href="#__RefHeading__1311_7611990221" text:style-name="Index_20_Link" text:visited-style-name="Index_20_Link">Supplied Configuration File Defaults<text:tab/>15</text:a></text:p>
          <text:p text:style-name="P187"><text:a xlink:type="simple" xlink:href="#__RefHeading__1165_7611990221" text:style-name="Index_20_Link" text:visited-style-name="Index_20_Link">Value Interpolation<text:tab/>16</text:a></text:p>
          <text:p text:style-name="P185"><text:a xlink:type="simple" xlink:href="#__RefHeading__1467_2967609391" text:style-name="Index_20_Link" text:visited-style-name="Index_20_Link">Option Value Types<text:tab/>17</text:a></text:p>
          <text:p text:style-name="P187"><text:a xlink:type="simple" xlink:href="#__RefHeading__3052_9174306441" text:style-name="Index_20_Link" text:visited-style-name="Index_20_Link">CHOICES – Value List<text:tab/>17</text:a></text:p>
          <text:p text:style-name="P187"><text:a xlink:type="simple" xlink:href="#__RefHeading__1469_2967609391" text:style-name="Index_20_Link" text:visited-style-name="Index_20_Link">DFLAG - Disable Flag<text:tab/>17</text:a></text:p>
          <text:p text:style-name="P187"><text:a xlink:type="simple" xlink:href="#__RefHeading__1471_2967609391" text:style-name="Index_20_Link" text:visited-style-name="Index_20_Link">DIR - Directory<text:tab/>17</text:a></text:p>
          <text:p text:style-name="P187"><text:a xlink:type="simple" xlink:href="#__RefHeading__1473_2967609391" text:style-name="Index_20_Link" text:visited-style-name="Index_20_Link">EFLAG - Enable Flag<text:tab/>17</text:a></text:p>
          <text:p text:style-name="P187"><text:a xlink:type="simple" xlink:href="#__RefHeading__1591_2967609391" text:style-name="Index_20_Link" text:visited-style-name="Index_20_Link">FILENAME – File Name<text:tab/>18</text:a></text:p>
          <text:p text:style-name="P188"><text:a xlink:type="simple" xlink:href="#__RefHeading__1823_2967609391" text:style-name="Index_20_Link" text:visited-style-name="Index_20_Link">File Name Extensions<text:tab/>18</text:a></text:p>
          <text:p text:style-name="P187"><text:a xlink:type="simple" xlink:href="#__RefHeading__2113_2967609391" text:style-name="Index_20_Link" text:visited-style-name="Index_20_Link">FILEPATH – File Path<text:tab/>18</text:a></text:p>
          <text:p text:style-name="P187"><text:a xlink:type="simple" xlink:href="#__RefHeading__1475_2967609391" text:style-name="Index_20_Link" text:visited-style-name="Index_20_Link">PATH – Directory Search Order<text:tab/>18</text:a></text:p>
          <text:p text:style-name="P187"><text:a xlink:type="simple" xlink:href="#__RefHeading__1713_2967609391" text:style-name="Index_20_Link" text:visited-style-name="Index_20_Link">SOURCE – Tool Input<text:tab/>19</text:a></text:p>
          <text:p text:style-name="P188"><text:a xlink:type="simple" xlink:href="#__RefHeading__1715_2967609391" text:style-name="Index_20_Link" text:visited-style-name="Index_20_Link">Without Configuration Files<text:tab/>19</text:a></text:p>
          <text:p text:style-name="P188"><text:a xlink:type="simple" xlink:href="#__RefHeading__1717_2967609391" text:style-name="Index_20_Link" text:visited-style-name="Index_20_Link">With the Configuration Files<text:tab/>19</text:a></text:p>
          <text:p text:style-name="P187"><text:a xlink:type="simple" xlink:href="#__RefHeading__1477_2967609391" text:style-name="Index_20_Link" text:visited-style-name="Index_20_Link">Toggle Switch<text:tab/>20</text:a></text:p>
          <text:p text:style-name="P186"><text:a xlink:type="simple" xlink:href="#__RefHeading__4257_273899355" text:style-name="Index_20_Link" text:visited-style-name="Index_20_Link">config.py – Managing and Testing the Configuration System<text:tab/>21</text:a></text:p>
          <text:p text:style-name="P185"><text:a xlink:type="simple" xlink:href="#__RefHeading__3054_9174306441" text:style-name="Index_20_Link" text:visited-style-name="Index_20_Link">--init – Initializing the Configuration File System<text:tab/>21</text:a></text:p>
          <text:p text:style-name="P187"><text:a xlink:type="simple" xlink:href="#__RefHeading__3056_9174306441" text:style-name="Index_20_Link" text:visited-style-name="Index_20_Link">--init satk – Initializing site.cfg<text:tab/>21</text:a></text:p>
          <text:p text:style-name="P187"><text:a xlink:type="simple" xlink:href="#__RefHeading__3196_9174306441" text:style-name="Index_20_Link" text:visited-style-name="Index_20_Link">--init site – Initializing the Site Directory<text:tab/>22</text:a></text:p>
          <text:p text:style-name="P187"><text:soft-page-break/><text:a xlink:type="simple" xlink:href="#__RefHeading__3198_9174306441" text:style-name="Index_20_Link" text:visited-style-name="Index_20_Link">--tool – Testing the Configuration System<text:tab/>22</text:a></text:p>
          <text:p text:style-name="P185"><text:a xlink:type="simple" xlink:href="#__RefHeading__3200_9174306441" text:style-name="Index_20_Link" text:visited-style-name="Index_20_Link">Available Options<text:tab/>23</text:a></text:p>
          <text:p text:style-name="P187"><text:a xlink:type="simple" xlink:href="#__RefHeading__23745_9174306441" text:style-name="Index_20_Link" text:visited-style-name="Index_20_Link">--cfg<text:tab/>23</text:a></text:p>
          <text:p text:style-name="P187"><text:a xlink:type="simple" xlink:href="#__RefHeading__23747_9174306441" text:style-name="Index_20_Link" text:visited-style-name="Index_20_Link">--cinfo<text:tab/>23</text:a></text:p>
          <text:p text:style-name="P187"><text:a xlink:type="simple" xlink:href="#__RefHeading__4074_7498708261" text:style-name="Index_20_Link" text:visited-style-name="Index_20_Link">--cwduse<text:tab/>24</text:a></text:p>
          <text:p text:style-name="P187"><text:a xlink:type="simple" xlink:href="#__RefHeading__23749_9174306441" text:style-name="Index_20_Link" text:visited-style-name="Index_20_Link">--force<text:tab/>24</text:a></text:p>
          <text:p text:style-name="P187"><text:a xlink:type="simple" xlink:href="#__RefHeading__23751_9174306441" text:style-name="Index_20_Link" text:visited-style-name="Index_20_Link">--init<text:tab/>24</text:a></text:p>
          <text:p text:style-name="P187"><text:a xlink:type="simple" xlink:href="#__RefHeading__23753_9174306441" text:style-name="Index_20_Link" text:visited-style-name="Index_20_Link">input<text:tab/>25</text:a></text:p>
          <text:p text:style-name="P187"><text:a xlink:type="simple" xlink:href="#__RefHeading__23755_9174306441" text:style-name="Index_20_Link" text:visited-style-name="Index_20_Link">--satkcfg<text:tab/>25</text:a></text:p>
          <text:p text:style-name="P187"><text:a xlink:type="simple" xlink:href="#__RefHeading__23757_9174306441" text:style-name="Index_20_Link" text:visited-style-name="Index_20_Link">source<text:tab/>25</text:a></text:p>
          <text:p text:style-name="P187"><text:a xlink:type="simple" xlink:href="#__RefHeading__23759_9174306441" text:style-name="Index_20_Link" text:visited-style-name="Index_20_Link">--tool<text:tab/>25</text:a></text:p>
          <text:p text:style-name="P187"><text:a xlink:type="simple" xlink:href="#__RefHeading__23761_9174306441" text:style-name="Index_20_Link" text:visited-style-name="Index_20_Link">tstpath<text:tab/>25</text:a></text:p>
        </text:index-body>
      </text:table-of-content>
      <text:p text:style-name="Standard"/>
      <text:p text:style-name="P3">Copyright <text:span text:style-name="T69">©</text:span> 201<text:span text:style-name="T70">5</text:span> Harold Grovesteen</text:p>
      <text:p text:style-name="P3">See the file <text:span text:style-name="T2">doc/fdl-1.3.txt</text:span> for copying conditions.</text:p>
      <text:h text:style-name="P192" text:outline-level="1"><text:bookmark-start text:name="__RefHeading__5371_1424418103"/>Introduction<text:bookmark-end text:name="__RefHeading__5371_1424418103"/></text:h>
      <text:p text:style-name="P31">Tools provided by <text:span text:style-name="T126">the Stand-Alone Tool Kit (</text:span>SATK<text:span text:style-name="T126">)</text:span> vary in complexity. <text:s/>Some have only a few user supplied options, <text:span text:style-name="T126">others</text:span> have many with complex relationships. <text:s/>ASMA is an example of a complex tool. <text:s/><text:span text:style-name="T125">The configuration system described in this manual provides a standard approach intended to simplify the use of such tools.</text:span></text:p>
      <text:p text:style-name="P29"><text:span text:style-name="T121">This manual describes a configuration system that unifies user supplied inputs for invoking a Python-based tool. <text:s/>A simple tool allowing management and testing of the system is documented in this manual.</text:span></text:p>
      <text:p text:style-name="P34">Specific tool documentation utilizing the configuration system will use terminology and concepts introduced in this manual. <text:s/>Facilities described in this manual will be available to such tools aiding the use of the overall system.</text:p>
      <text:p text:style-name="P32"/>
      <text:p text:style-name="P32"/>
      <text:p text:style-name="P108"/>
      <text:h text:style-name="P193" text:outline-level="1"><text:bookmark-start text:name="__RefHeading__2337_163221306"/>Getting Started<text:bookmark-end text:name="__RefHeading__2337_163221306"/></text:h>
      <text:p text:style-name="P46">Step 1 – Review this manual</text:p>
      <text:p text:style-name="P46">In particular review sections “Configuration System Structure” and “Using a Tool with the Configuration System”.</text:p>
      <text:p text:style-name="P46">Step 2 – Determine site directory location <text:span text:style-name="T184">and desired current working directory path behavior.</text:span></text:p>
      <text:p text:style-name="P45"><text:span text:style-name="T162">Step 3 – Initialize the configuration file system using </text:span><text:span text:style-name="T59">config.py</text:span><text:span text:style-name="T180">. <text:s/>Refer to the “--init” section for a description of the process.</text:span></text:p>
      <text:p text:style-name="P165">Step <text:span text:style-name="T180">4</text:span> – Test the configuration system</text:p>
      <text:p text:style-name="P85"><text:span text:style-name="T163">Use: </text:span><text:span text:style-name="T42">config.py –-tool config –-cinfo L afile</text:span></text:p>
      <text:p text:style-name="P164"><text:span text:style-name="T163">If you need to redo either use of </text:span><text:span text:style-name="T59">config.py</text:span><text:span text:style-name="T180"> in Step 3, you may need to use the </text:span><text:span text:style-name="T42">–-force</text:span><text:span text:style-name="T163"> option to overwrite an existing file.</text:span></text:p>
      <text:p text:style-name="P177"><text:span text:style-name="T111">At this point you should be able to use any SATK tool for which user configuration files are supplied and begin using your own. <text:s/></text:span><text:span text:style-name="T112">Review other portions of the manual as appropriate.</text:span></text:p>
      <text:p text:style-name="P198"/>
      <text:p text:style-name="P109"/>
      <text:h text:style-name="P194" text:outline-level="1"><text:bookmark-start text:name="__RefHeading__318_562035661"/>Configuration System Structure<text:bookmark-end text:name="__RefHeading__318_562035661"/></text:h>
      <text:p text:style-name="P23">The INI format files that compose the configuration system must reside in some directory. <text:s/>Locating where a configuration file resides is part of the system's role. <text:s/><text:span text:style-name="T76">The configuration system depends upon a configuration site directory. <text:s/>It is identified by either of two mechanisms:</text:span></text:p>
      <text:list xml:id="list5650271709796903712" text:style-name="L1">
        <text:list-item>
          <text:p text:style-name="P201"><text:span text:style-name="T76">an environment variable, </text:span><text:span text:style-name="T5">SATKCFG</text:span><text:span text:style-name="T77">, or</text:span></text:p>
        </text:list-item>
        <text:list-item>
          <text:p text:style-name="P201"><text:span text:style-name="T77">a </text:span><text:span text:style-name="T10">SITE</text:span><text:span text:style-name="T77"> section containing the option </text:span><text:span text:style-name="T5">satkcfg</text:span><text:span text:style-name="T77"> in the </text:span><text:span text:style-name="T35">site</text:span><text:span text:style-name="T5">.cfg</text:span><text:span text:style-name="T77"> file.</text:span></text:p>
        </text:list-item>
      </text:list>
      <text:p text:style-name="P24"><text:span text:style-name="T76">The </text:span><text:span text:style-name="T5">s</text:span><text:span text:style-name="T11">ite</text:span><text:span text:style-name="T5">.cfg</text:span><text:span text:style-name="T76"> file has a fixed location, namely the </text:span><text:span text:style-name="T5">config</text:span><text:span text:style-name="T76"> directory within the SATK directory.</text:span></text:p>
      <text:h text:style-name="P256" text:outline-level="2"><text:bookmark-start text:name="__RefHeading__458_562035661"/>s<text:span text:style-name="T119">ite</text:span>.cfg<text:bookmark-end text:name="__RefHeading__458_562035661"/></text:h>
      <text:p text:style-name="P25"><text:span text:style-name="T182">The </text:span><text:span text:style-name="T61">site.cfg</text:span><text:span text:style-name="T182"> configuration file provides option information required for processing of configuration file found elsewhere.</text:span></text:p>
      <text:p text:style-name="P50">Only two such options are currently supported:</text:p>
      <text:list xml:id="list4030557013730769878" text:style-name="L2">
        <text:list-item>
          <text:p text:style-name="P202"><text:span text:style-name="T61">cwduse</text:span><text:span text:style-name="T182"> – the option defining how the current working directory is handled in search order path creation, and</text:span></text:p>
        </text:list-item>
        <text:list-item>
          <text:p text:style-name="P202"><text:span text:style-name="T61">satkcfg</text:span><text:span text:style-name="T182"> – the “link” to the user's site directory.</text:span></text:p>
        </text:list-item>
      </text:list>
      <text:p text:style-name="P24"><text:span text:style-name="T117">The </text:span><text:span text:style-name="T9">s</text:span><text:span text:style-name="T11">ite</text:span><text:span text:style-name="T9">.cfg</text:span><text:span text:style-name="T117"> configuration file may be initialized using the configuration tool, </text:span><text:span text:style-name="T8">config.py</text:span><text:span text:style-name="T116">, described below. <text:s/>If a </text:span><text:span text:style-name="T8">s</text:span><text:span text:style-name="T11">ite</text:span><text:span text:style-name="T8">.cfg</text:span><text:span text:style-name="T116"> file is not supplied, then the </text:span><text:span text:style-name="T8">SATKCFG</text:span><text:span text:style-name="T116"> environment variable is required for use of the configuration system. <text:s/>If both are provided, </text:span><text:span text:style-name="T8">SATKCFG</text:span><text:span text:style-name="T78">, </text:span><text:span text:style-name="T116">being an explicitly specified variable, will take precedence over the </text:span><text:span text:style-name="T8">satkcfg</text:span><text:span text:style-name="T116"> option in the </text:span><text:span text:style-name="T8">s</text:span><text:span text:style-name="T33">ite</text:span><text:span text:style-name="T8">.cfg</text:span><text:span text:style-name="T116"> file. <text:s/></text:span><text:span text:style-name="T59">site.cfg</text:span><text:span text:style-name="T180"> effectively provides a “link” to the user's site directory.</text:span></text:p>
      <text:p text:style-name="P24"><text:span text:style-name="T116">If neither the </text:span><text:span text:style-name="T9">SATKCFG</text:span><text:span text:style-name="T117"> environment variable nor the </text:span><text:span text:style-name="T9">satkcfg</text:span><text:span text:style-name="T117"> option are present, the configuration system is effectively disabled. <text:s/>All run-time options must be supplied via explicit environment variable specifications and command-line script arguments. <text:s/>Tools operate as they did prior to availability of the configuration system.</text:span></text:p>
      <text:h text:style-name="P256" text:outline-level="2"><text:bookmark-start text:name="__RefHeading__460_562035661"/>The <text:span text:style-name="T118">Site</text:span> Directory<text:bookmark-end text:name="__RefHeading__460_562035661"/></text:h>
      <text:p text:style-name="P27">The <text:span text:style-name="T118">site</text:span> configuration directory provides a location outside of the SATK directory for the storing of <text:span text:style-name="T124">site specific</text:span> configuration files. <text:s/>This includes a configuration file for each tool defining the tool's global defaults and user supplied configurations for use with specific tool input sources.</text:p>
      <text:p text:style-name="P28"><text:span text:style-name="T120">When the </text:span><text:span text:style-name="T12">config.py</text:span><text:span text:style-name="T120"> tool initializes the site directory, it will place within it a file for each tool using the configuration system. <text:s/>The file's name will be </text:span><text:span text:style-name="T13">tool</text:span><text:span text:style-name="T12">.cfg</text:span><text:span text:style-name="T79"> where </text:span><text:span text:style-name="T13">tool</text:span><text:span text:style-name="T79"> is the name </text:span><text:soft-page-break/><text:span text:style-name="T79">by which the system recognizes the tool. <text:s/>For example, the </text:span><text:span text:style-name="T12">config.py</text:span><text:span text:style-name="T79"> tool will create a </text:span><text:span text:style-name="T12">config.cfg</text:span><text:span text:style-name="T79"> file for itself. <text:s/>The tool specific file will be described as a “tool configuration.”</text:span></text:p>
      <text:h text:style-name="P223" text:outline-level="3"><text:bookmark-start text:name="__RefHeading__607_1950266457"/>Tool Configuration Files<text:bookmark-end text:name="__RefHeading__607_1950266457"/></text:h>
      <text:p text:style-name="P29"><text:span text:style-name="T80">As initialized, the tool specific configuration file will contain at least one section, </text:span><text:span text:style-name="T16">DEFAULT</text:span><text:span text:style-name="T80">. <text:s/></text:span><text:span text:style-name="T81">A</text:span><text:span text:style-name="T80">s initialized, all of the options that have defaults will be commented out. <text:s/>They are provided for the user to change the defaults by altering the option's value and removing the initial comment character.</text:span></text:p>
      <text:p text:style-name="P30"><text:span text:style-name="T81">The optional </text:span><text:span text:style-name="T17">CONFIGS</text:span><text:span text:style-name="T81"> section within the tool configuration file is reserved for user configuration files. <text:s/></text:span><text:span text:style-name="T106">The </text:span><text:span text:style-name="T59">CONFIGS</text:span><text:span text:style-name="T106"> section provides “links” to user configuration files located anywhere in the file system </text:span><text:span text:style-name="T107">based upon a name</text:span><text:span text:style-name="T106">. <text:s/></text:span><text:span text:style-name="T81">See the “User Configuration Files” section, following for details.</text:span></text:p>
      <text:h text:style-name="P224" text:outline-level="3"><text:bookmark-start text:name="__RefHeading__609_1950266457"/>User Configuration Files<text:bookmark-end text:name="__RefHeading__609_1950266457"/></text:h>
      <text:p text:style-name="P30"><text:span text:style-name="T81">The user may elect to group different uses of a tool in a common file. <text:s/>A tool's identified source for a given usage specifies a section within the configuration system devoted to that source's options. <text:s/>This section may be placed in the tool configuration file or another file. <text:s/>Technically, such sections may also be placed in the </text:span><text:span text:style-name="T17">site.cfg</text:span><text:span text:style-name="T81"> file, but this is not recommended. <text:s/></text:span></text:p>
      <text:p text:style-name="P30"><text:span text:style-name="T81">All tools using the configuration system support the optional command-line argument </text:span><text:span text:style-name="T17">–-cfg</text:span><text:span text:style-name="T81">. <text:s/>This argument identifies the additional user configuration file to be used </text:span><text:span text:style-name="T82">by the tool. <text:s/>If this file does not reside in the site directory, then an entry for it is required in the tool's </text:span><text:span text:style-name="T18">CONFIGS</text:span><text:span text:style-name="T82"> section. <text:s/>The file identification option may be a file name or some other string and its value is the absolute path to the specific user configuration file. <text:s/>If the option is not found in the </text:span><text:span text:style-name="T18">CONFIGS</text:span><text:span text:style-name="T82"> section, the site directory is assumed.</text:span></text:p>
      <text:p text:style-name="P38"><text:span text:style-name="T82">For the purpose of assembling sample or test programs, ASMA provides a user configuration file and initializes its </text:span><text:span text:style-name="T18">asma.cfg</text:span><text:span text:style-name="T82"> tool configuration file's </text:span><text:span text:style-name="T18">CONFIGS</text:span><text:span text:style-name="T82"> section to locate them.</text:span></text:p>
      <text:p text:style-name="P4"/>
      <text:p text:style-name="P4"/>
      <text:p text:style-name="P110"/>
      <text:h text:style-name="P195" text:outline-level="1"><text:bookmark-start text:name="__RefHeading__871_761199022"/><text:span text:style-name="T71">Using a Tool With the Configuration System</text:span><text:bookmark-end text:name="__RefHeading__871_761199022"/></text:h>
      <text:p text:style-name="P35"><text:span text:style-name="T71">All SATK tools are invoked from a command-line or user developed script on the user's platform. <text:s/>Most tools require command-line Python script arguments. <text:s/>Usually defaults are available. <text:s/>More complex tools may require various environment variables for proper execution of the tool. <text:s/>Most environment variables are used to specify a directory search order for the location of files used by the tool. <text:s/>This approach results in two sources of information for use of the tool with two tiers of information:</text:span></text:p>
      <text:list xml:id="list6577011539736604490" text:style-name="L3">
        <text:list-item>
          <text:p text:style-name="P203">explicitly specified environment variables or a default if omitted, and</text:p>
        </text:list-item>
        <text:list-item>
          <text:p text:style-name="P203">explicitly specified tool <text:span text:style-name="T122">command-line </text:span>arguments or an argument's default if omitted <text:span text:style-name="T76">and available</text:span>.</text:p>
        </text:list-item>
      </text:list>
      <text:p text:style-name="P35"><text:span text:style-name="T72">The configuration system adds a third tier that sitting between explicit and default values. <text:s/>Explicit specification of a value always takes precedence when a tool is invoked. <text:s/>If explicit values are not provided, the configuration system supplies the value for a given environment variable or command line argument. <text:s/>As a last resort, a default is used when available. <text:s/>Values are selected in high-to-low priority order:</text:span></text:p>
      <text:list xml:id="list424442155383172205" text:style-name="L4">
        <text:list-item>
          <text:p text:style-name="P204">explicit values <text:span text:style-name="T76">(command-line arguments or environment variables)</text:span>,</text:p>
        </text:list-item>
        <text:list-item>
          <text:p text:style-name="P204">configuration system values <text:span text:style-name="T76">(explicit or defaulted)</text:span>,</text:p>
        </text:list-item>
        <text:list-item>
          <text:p text:style-name="P204">tool defaults<text:span text:style-name="T114"> (for omitted options)</text:span>.</text:p>
        </text:list-item>
      </text:list>
      <text:p text:style-name="P36"><text:span text:style-name="T77">All of these values are considered an “option” in the configuration system. <text:s/></text:span><text:span text:style-name="T83">Option values may <text:s/>have configuration system supplied defaults for omitted configuration </text:span><text:span text:style-name="T84">file </text:span><text:span text:style-name="T83">options. <text:s/>These override tool </text:span><text:span text:style-name="T84">built-in </text:span><text:span text:style-name="T83">defaults, </text:span><text:span text:style-name="T84">thereby </text:span><text:span text:style-name="T83">allowing a user</text:span><text:span text:style-name="T88">'s</text:span><text:span text:style-name="T83"> override </text:span><text:span text:style-name="T88">to a</text:span><text:span text:style-name="T83"> tool's built-in default.</text:span></text:p>
      <text:h text:style-name="P257" text:outline-level="2"><text:bookmark-start text:name="__RefHeading__2115_296760939"/>Configuration System Command-Line Arguments<text:bookmark-end text:name="__RefHeading__2115_296760939"/></text:h>
      <text:p text:style-name="P5"><text:span text:style-name="T187">Four</text:span> command-line arguments are <text:span text:style-name="T155">available to tools using the configuration</text:span>, only one of which is required. <text:s/>“<text:span text:style-name="T156">CL” column indicates whether the option is available in the command line. <text:s/>“CFG” indicates whether the option is available in a configuration fil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11">Argument</text:p>
            </table:table-cell>
            <table:table-cell table:style-name="Table2.A1" office:value-type="string">
              <text:p text:style-name="P111">Required</text:p>
            </table:table-cell>
            <table:table-cell table:style-name="Table2.A1" office:value-type="string">
              <text:p text:style-name="P111">Values</text:p>
            </table:table-cell>
            <table:table-cell table:style-name="Table2.A1" office:value-type="string">
              <text:p text:style-name="P111">Type</text:p>
            </table:table-cell>
            <table:table-cell table:style-name="Table2.A1" office:value-type="string">
              <text:p text:style-name="P111">Default</text:p>
            </table:table-cell>
            <table:table-cell table:style-name="Table2.A1" office:value-type="string">
              <text:p text:style-name="P113">CL</text:p>
            </table:table-cell>
            <table:table-cell table:style-name="Table2.A1" office:value-type="string">
              <text:p text:style-name="P113">CFG</text:p>
            </table:table-cell>
            <table:table-cell table:style-name="Table2.H1" office:value-type="string">
              <text:p text:style-name="P111">Description</text:p>
            </table:table-cell>
          </table:table-row>
        </table:table-header-rows>
        <table:table-row>
          <table:table-cell table:style-name="Table2.A2" office:value-type="string">
            <text:p text:style-name="P118">--cfg</text:p>
          </table:table-cell>
          <table:table-cell table:style-name="Table2.A2" office:value-type="string">
            <text:p text:style-name="P134">no</text:p>
          </table:table-cell>
          <table:table-cell table:style-name="Table2.A2" office:value-type="string">
            <text:p text:style-name="P134">single</text:p>
          </table:table-cell>
          <table:table-cell table:style-name="Table2.A2" office:value-type="string">
            <text:p text:style-name="P134">FILENAME</text:p>
          </table:table-cell>
          <table:table-cell table:style-name="Table2.A2" office:value-type="string">
            <text:p text:style-name="P134">none</text:p>
          </table:table-cell>
          <table:table-cell table:style-name="Table2.A2" office:value-type="string">
            <text:p text:style-name="P140">yes</text:p>
          </table:table-cell>
          <table:table-cell table:style-name="Table2.A2" office:value-type="string">
            <text:p text:style-name="P140">no</text:p>
          </table:table-cell>
          <table:table-cell table:style-name="Table2.H2" office:value-type="string">
            <text:p text:style-name="P138">Identifies a user configuration file</text:p>
          </table:table-cell>
        </table:table-row>
        <table:table-row>
          <table:table-cell table:style-name="Table2.A2" office:value-type="string">
            <text:p text:style-name="P120">--cinfo</text:p>
          </table:table-cell>
          <table:table-cell table:style-name="Table2.A2" office:value-type="string">
            <text:p text:style-name="P141">no</text:p>
          </table:table-cell>
          <table:table-cell table:style-name="Table2.A2" office:value-type="string">
            <text:p text:style-name="P141">single</text:p>
          </table:table-cell>
          <table:table-cell table:style-name="Table2.A2" office:value-type="string">
            <text:p text:style-name="P135"><text:span text:style-name="T152">See desc.</text:span></text:p>
          </table:table-cell>
          <table:table-cell table:style-name="Table2.A2" office:value-type="string">
            <text:p text:style-name="P141">none</text:p>
          </table:table-cell>
          <table:table-cell table:style-name="Table2.A2" office:value-type="string">
            <text:p text:style-name="P140">yes</text:p>
          </table:table-cell>
          <table:table-cell table:style-name="Table2.A2" office:value-type="string">
            <text:p text:style-name="P140">yes</text:p>
          </table:table-cell>
          <table:table-cell table:style-name="Table2.H2" office:value-type="string">
            <text:p text:style-name="P143">Provides configuration system information</text:p>
          </table:table-cell>
        </table:table-row>
        <table:table-row>
          <table:table-cell table:style-name="Table2.A2" office:value-type="string">
            <text:p text:style-name="P122">--help</text:p>
          </table:table-cell>
          <table:table-cell table:style-name="Table2.A2" office:value-type="string">
            <text:p text:style-name="P144">no</text:p>
          </table:table-cell>
          <table:table-cell table:style-name="Table2.A2" office:value-type="string">
            <text:p text:style-name="P144">no</text:p>
          </table:table-cell>
          <table:table-cell table:style-name="Table2.A2" office:value-type="string">
            <text:p text:style-name="P136"><text:span text:style-name="T158">EFLAG</text:span></text:p>
          </table:table-cell>
          <table:table-cell table:style-name="Table2.A2" office:value-type="string">
            <text:p text:style-name="P144">False</text:p>
          </table:table-cell>
          <table:table-cell table:style-name="Table2.A2" office:value-type="string">
            <text:p text:style-name="P144">yes</text:p>
          </table:table-cell>
          <table:table-cell table:style-name="Table2.A2" office:value-type="string">
            <text:p text:style-name="P144">no</text:p>
          </table:table-cell>
          <table:table-cell table:style-name="Table2.H2" office:value-type="string">
            <text:p text:style-name="P145">Provide command-line help</text:p>
          </table:table-cell>
        </table:table-row>
        <table:table-row>
          <table:table-cell table:style-name="Table2.A2" office:value-type="string">
            <text:p text:style-name="P255">positional</text:p>
          </table:table-cell>
          <table:table-cell table:style-name="Table2.A2" office:value-type="string">
            <text:p text:style-name="P134">yes</text:p>
          </table:table-cell>
          <table:table-cell table:style-name="Table2.A2" office:value-type="string">
            <text:p text:style-name="P134">single</text:p>
          </table:table-cell>
          <table:table-cell table:style-name="Table2.A2" office:value-type="string">
            <text:p text:style-name="P134">SOURCE</text:p>
          </table:table-cell>
          <table:table-cell table:style-name="Table2.A2" office:value-type="string">
            <text:p text:style-name="P134">none</text:p>
          </table:table-cell>
          <table:table-cell table:style-name="Table2.A2" office:value-type="string">
            <text:p text:style-name="P140">yes</text:p>
          </table:table-cell>
          <table:table-cell table:style-name="Table2.A2" office:value-type="string">
            <text:p text:style-name="P140">no</text:p>
          </table:table-cell>
          <table:table-cell table:style-name="Table2.H2" office:value-type="string">
            <text:p text:style-name="P138">Positional argument identifying tool input</text:p>
          </table:table-cell>
        </table:table-row>
      </table:table>
      <text:p text:style-name="P5"/>
      <text:p text:style-name="P8">None of these options may be specified by environment variable.</text:p>
      <text:h text:style-name="P225" text:outline-level="3"><text:bookmark-start text:name="__RefHeading__2117_296760939"/><text:soft-page-break/>--cfg<text:bookmark-end text:name="__RefHeading__2117_296760939"/></text:h>
      <text:p text:style-name="P37"><text:span text:style-name="T89">The </text:span><text:span text:style-name="T30">–-cfg</text:span><text:span text:style-name="T89"> command-line argument identifies a user configuration file to be included in the configuration processing of the tool. <text:s/>If the tool's configuration file contains a value for this command-line argument in its </text:span><text:span text:style-name="T30">CONFIG</text:span><text:span text:style-name="T44">S</text:span><text:span text:style-name="T89"> section, it will use the FILEPATH it finds to locate the user configuration file. <text:s/>Otherwise, the command-line argument is assumed to be a FILENAME existing in the user's site directory.</text:span></text:p>
      <text:h text:style-name="P226" text:outline-level="3"><text:bookmark-start text:name="__RefHeading__2110_163221306"/>--cinfo<text:bookmark-end text:name="__RefHeading__2110_163221306"/></text:h>
      <text:p text:style-name="P41"><text:span text:style-name="T93">The </text:span><text:span text:style-name="T36">–-cinfo</text:span><text:span text:style-name="T93"> command-line argument provides run-time information to sysout related to various aspects of the configuration system. <text:s/>Various types of information can be presented depending upon the set of single character options provided in the option's value. <text:s/>All requested options are specified in a sequence of characters without any intervening white space. <text:s/>The information is presented in the sequence in which the characters are specified.</text:span></text:p>
      <text:p text:style-name="P9">The information represents the results of the configuration process.</text:p>
      <text:p text:style-name="P10">The following information types are available:</text:p>
      <table:table table:name="Table3" table:style-name="Table3">
        <table:table-column table:style-name="Table3.A"/>
        <table:table-column table:style-name="Table3.B"/>
        <table:table-header-rows>
          <table:table-row>
            <table:table-cell table:style-name="Table3.A1" office:value-type="string">
              <text:p text:style-name="P115">Type</text:p>
            </table:table-cell>
            <table:table-cell table:style-name="Table3.B1" office:value-type="string">
              <text:p text:style-name="P115">Description</text:p>
            </table:table-cell>
          </table:table-row>
        </table:table-header-rows>
        <table:table-row>
          <table:table-cell table:style-name="Table3.A2" office:value-type="string">
            <text:p text:style-name="P129">A</text:p>
          </table:table-cell>
          <table:table-cell table:style-name="Table3.B2" office:value-type="string">
            <text:p text:style-name="P159">Script arguments from the command-line as seen by the tool</text:p>
          </table:table-cell>
        </table:table-row>
        <table:table-row>
          <table:table-cell table:style-name="Table3.A2" office:value-type="string">
            <text:p text:style-name="P129">D</text:p>
          </table:table-cell>
          <table:table-cell table:style-name="Table3.B2" office:value-type="string">
            <text:p text:style-name="P159">Configuration file defaults.</text:p>
          </table:table-cell>
        </table:table-row>
        <table:table-row>
          <table:table-cell table:style-name="Table3.A2" office:value-type="string">
            <text:p text:style-name="P129">E</text:p>
          </table:table-cell>
          <table:table-cell table:style-name="Table3.B2" office:value-type="string">
            <text:p text:style-name="P159">Tool related environment variables.</text:p>
          </table:table-cell>
        </table:table-row>
        <table:table-row>
          <table:table-cell table:style-name="Table3.A2" office:value-type="string">
            <text:p text:style-name="P129">F</text:p>
          </table:table-cell>
          <table:table-cell table:style-name="Table3.B2" office:value-type="string">
            <text:p text:style-name="P159">Configuration files read by the configuration system for the tool's execution</text:p>
          </table:table-cell>
        </table:table-row>
        <table:table-row>
          <table:table-cell table:style-name="Table3.A2" office:value-type="string">
            <text:p text:style-name="P129">L</text:p>
          </table:table-cell>
          <table:table-cell table:style-name="Table3.B2" office:value-type="string">
            <text:p text:style-name="P158"><text:span text:style-name="T152">All configuration options, equivalent to </text:span><text:span text:style-name="T38">AYEVUFSDO</text:span><text:span text:style-name="T154">.</text:span></text:p>
          </table:table-cell>
        </table:table-row>
        <table:table-row>
          <table:table-cell table:style-name="Table3.A2" office:value-type="string">
            <text:p text:style-name="P129">O</text:p>
          </table:table-cell>
          <table:table-cell table:style-name="Table3.B2" office:value-type="string">
            <text:p text:style-name="P159">Selected configuration option values and each option's source</text:p>
          </table:table-cell>
        </table:table-row>
        <table:table-row>
          <table:table-cell table:style-name="Table3.A2" office:value-type="string">
            <text:p text:style-name="P130">S</text:p>
          </table:table-cell>
          <table:table-cell table:style-name="Table3.B2" office:value-type="string">
            <text:p text:style-name="P160">Configuration file sections found</text:p>
          </table:table-cell>
        </table:table-row>
        <table:table-row>
          <table:table-cell table:style-name="Table3.A2" office:value-type="string">
            <text:p text:style-name="P129">U</text:p>
          </table:table-cell>
          <table:table-cell table:style-name="Table3.B2" office:value-type="string">
            <text:p text:style-name="P159">Tool's usage of configuration options including built-in defaults.</text:p>
          </table:table-cell>
        </table:table-row>
        <table:table-row>
          <table:table-cell table:style-name="Table3.A2" office:value-type="string">
            <text:p text:style-name="P129">V</text:p>
          </table:table-cell>
          <table:table-cell table:style-name="Table3.B2" office:value-type="string">
            <text:p text:style-name="P157"><text:span text:style-name="T153">All environment variables available to the tool (includes those provided by type </text:span><text:span text:style-name="T37">E</text:span><text:span text:style-name="T153">)</text:span></text:p>
          </table:table-cell>
        </table:table-row>
        <table:table-row>
          <table:table-cell table:style-name="Table3.A2" office:value-type="string">
            <text:p text:style-name="P131">Y</text:p>
          </table:table-cell>
          <table:table-cell table:style-name="Table3.B2" office:value-type="string">
            <text:p text:style-name="P157"><text:span text:style-name="T153">Python's </text:span><text:span text:style-name="T37">PYTHONPATH</text:span><text:span text:style-name="T153"> as used by the tool (includes dynamically added directories)</text:span></text:p>
          </table:table-cell>
        </table:table-row>
      </table:table>
      <text:p text:style-name="P10"/>
      <text:p text:style-name="P42"><text:span text:style-name="T94">Some information may be summarized using various character codes. <text:s/></text:span><text:span text:style-name="T95">The data will include keys explaining the codes.</text:span></text:p>
      <text:p text:style-name="P43"><text:span text:style-name="T96">Options </text:span><text:span text:style-name="T39">AYEV</text:span><text:span text:style-name="T96"> are useful in understanding the external information available to a tool's execution. <text:s/>Options </text:span><text:span text:style-name="T39">V</text:span><text:span text:style-name="T96"> and </text:span><text:span text:style-name="T39">Y</text:span><text:span text:style-name="T96"> should rarely be needed.</text:span></text:p>
      <text:p text:style-name="P43"><text:span text:style-name="T96">Option </text:span><text:span text:style-name="T39">U</text:span><text:span text:style-name="T96"> describes how the tool uses various configuration options and from which sources (command-line, environment variable or configuration file) it may be used. <text:s/>Defaults when available are included. <text:s/>This information does not change from one use of the tool to the next, but is helpful in understanding the options ultimately presented to the tool.</text:span></text:p>
      <text:p text:style-name="P43"><text:soft-page-break/><text:span text:style-name="T96">Options </text:span><text:span text:style-name="T39">SDO</text:span><text:span text:style-name="T96"> describes the configuration information provided to the tool itself for its run-time options.</text:span></text:p>
      <text:h text:style-name="P227" text:outline-level="3"><text:bookmark-start text:name="__RefHeading__2339_163221306"/>-h/--help<text:bookmark-end text:name="__RefHeading__2339_163221306"/></text:h>
      <text:p text:style-name="P11">Enables command line help information. <text:s/>After the help information is provided, the tool terminates.</text:p>
      <text:h text:style-name="P228" text:outline-level="3"><text:bookmark-start text:name="__RefHeading__2119_296760939"/>positional<text:bookmark-end text:name="__RefHeading__2119_296760939"/></text:h>
      <text:p text:style-name="P37"><text:span text:style-name="T89">The command-line positional argument is of type SOURCE. <text:s/>It identifies the </text:span><text:span text:style-name="T113">configuration file </text:span><text:span text:style-name="T89">section that contains the configuration file options for use by the tool for this </text:span><text:span text:style-name="T113">input </text:span><text:span text:style-name="T89">source. <text:s/>The section, if found, must be defined in the tool's configuration file or the configuration file specified by the </text:span><text:span text:style-name="T30">–-cfg</text:span><text:span text:style-name="T89"> command-line argument.</text:span></text:p>
      <text:p text:style-name="P37"><text:span text:style-name="T89">Technically the section could be </text:span><text:span text:style-name="T91">placed</text:span><text:span text:style-name="T89"> in the </text:span><text:span text:style-name="T30">site.cfg</text:span><text:span text:style-name="T89"> file. <text:s/>But, it is recommended that local configuration information reside in the local site directory outside of the SATK directory.</text:span></text:p>
      <text:p text:style-name="P37"><text:span text:style-name="T89">If the identified section provides a value to the configuration file option </text:span><text:span text:style-name="T113">used for identification of the input</text:span><text:span text:style-name="T89"> </text:span><text:span text:style-name="T113">file</text:span><text:span text:style-name="T89">, it will be used as the input to the tool. <text:s/>Otherwise the value supplied by the </text:span><text:span text:style-name="T113">positional</text:span><text:span text:style-name="T89"> argument is used </text:span><text:span text:style-name="T90">directly </text:span><text:span text:style-name="T97">as the input</text:span><text:span text:style-name="T89">. <text:s/>In either case </text:span><text:span text:style-name="T97">(the </text:span><text:span text:style-name="T113">positional</text:span><text:span text:style-name="T97"> argument or the </text:span><text:span text:style-name="T113">input file </text:span><text:span text:style-name="T97">option) must result in a FILENAME value. <text:s/>A</text:span><text:span text:style-name="T89">ny directory search order is used with the </text:span><text:span text:style-name="T90">resulting </text:span><text:span text:style-name="T89">FILENAME </text:span><text:span text:style-name="T97">value</text:span><text:span text:style-name="T89">.</text:span></text:p>
      <text:h text:style-name="P258" text:outline-level="2"><text:bookmark-start text:name="__RefHeading__2121_296760939"/>Command-line and Configuration File Relationships<text:bookmark-end text:name="__RefHeading__2121_296760939"/></text:h>
      <text:p text:style-name="P7">The command-line when using the configuration system directly relates to the configured files and sections used. <text:s/>This diagram illustrates the relationships. <text:s/><text:span text:style-name="T41">&lt;</text:span><text:span text:style-name="T15">user</text:span><text:span text:style-name="T41">&gt;</text:span><text:span text:style-name="T161"> indicates a user supplied name.</text:span></text:p>
      <text:p text:style-name="P7"/>
      <text:p text:style-name="P182"><text:span text:style-name="T150"><text:s text:c="7"/>Python <text:s text:c="11"/>Keyword <text:s text:c="12"/>Positional </text:span></text:p>
      <text:p text:style-name="P253"><text:s text:c="7"/>script <text:s text:c="11"/>argument <text:s text:c="12"/>argument</text:p>
      <text:p text:style-name="P181"/>
      <text:p text:style-name="P180"><text:span text:style-name="T150"><text:s text:c="7"/>tool.py <text:s text:c="4"/>[ --cfg &lt;</text:span><text:span text:style-name="T151">user&gt;</text:span><text:span text:style-name="T150">.cfg <text:s/>] <text:s text:c="4"/>source.txt</text:span></text:p>
      <text:p text:style-name="P181"><text:s text:c="10"/>| <text:s text:c="18"/>| <text:s text:c="17"/>|</text:p>
      <text:p text:style-name="P181"><text:s text:c="10"/>| <text:s text:c="18"/>| <text:s text:c="17"/>|</text:p>
      <text:p text:style-name="P181"><text:s text:c="10"/>v <text:s text:c="18"/>v <text:s text:c="17"/>v</text:p>
      <text:p text:style-name="P181"/>
      <text:p text:style-name="P180"><text:span text:style-name="T150"><text:s text:c="5"/>tool.cfg in <text:s text:c="7"/>&lt;</text:span><text:span text:style-name="T151">user</text:span><text:span text:style-name="T150">&gt;.cfg in <text:s text:c="7"/>section in</text:span></text:p>
      <text:p text:style-name="P181"><text:s text:c="6"/>site dir <text:s text:c="10"/>site dir or <text:s text:c="8"/>tool.cfg or</text:p>
      <text:p text:style-name="P180"><text:span text:style-name="T150"><text:s text:c="6"/>for local <text:s text:c="11"/>tool.cfg <text:s text:c="9"/>&lt;</text:span><text:span text:style-name="T151">user</text:span><text:span text:style-name="T150">&gt;.cfg</text:span></text:p>
      <text:p text:style-name="P180"><text:span text:style-name="T150"><text:s text:c="6"/>defaults <text:s text:c="9"/>CONFIG section</text:span></text:p>
      <text:p text:style-name="P181"/>
      <text:p text:style-name="P40">In each of the two command-line arguments, a section may be identified:</text:p>
      <text:list xml:id="list2120900863237365143" text:style-name="L5">
        <text:list-item>
          <text:p text:style-name="P205"><text:soft-page-break/><text:span text:style-name="T91">In the case of the </text:span><text:span text:style-name="T31">–-cfg</text:span><text:span text:style-name="T91"> argument, when the actual FILENAME is specified in the </text:span><text:span text:style-name="T31">CONFIG</text:span><text:span text:style-name="T65">S</text:span><text:span text:style-name="T91"> section of the </text:span><text:span text:style-name="T14">tool</text:span><text:span text:style-name="T31">.cfg</text:span><text:span text:style-name="T91"> file and</text:span></text:p>
        </text:list-item>
        <text:list-item>
          <text:p text:style-name="P205"><text:span text:style-name="T91">When the configuration </text:span><text:span text:style-name="T113">input </text:span><text:span text:style-name="T91">option identifies the actual FILENAME.</text:span></text:p>
        </text:list-item>
      </text:list>
      <text:p text:style-name="P44"><text:span text:style-name="T91">In either case an actual file name with an extension is not required. <text:s/>As long as the value supplied in the command line matches the </text:span><text:span text:style-name="T31">CONFIG</text:span><text:span text:style-name="T65">S</text:span><text:span text:style-name="T91"> section option in the first case or source specific section in the second, the value may be used. <text:s/></text:span></text:p>
      <text:p text:style-name="P44"><text:span text:style-name="T91">However, if the value </text:span><text:span text:style-name="T98">identifies</text:span><text:span text:style-name="T91"> an actual file, then it must conform to usage on the platform of a FILENAME type option.</text:span></text:p>
      <text:p text:style-name="P39"><text:span text:style-name="T92">For sample tool input or test input, SATK may supply configuration files for their use within the SATK directory. <text:s/>The tool's </text:span><text:span text:style-name="T32">CONFIG</text:span><text:span text:style-name="T34">S</text:span><text:span text:style-name="T92"> section will be appropriately initialized in this case. <text:s/>Utilization of SATK supplied user configuration files requires initialization of the configuration </text:span><text:span text:style-name="T99">file </text:span><text:span text:style-name="T92">system </text:span><text:span text:style-name="T113">by the user</text:span><text:span text:style-name="T92">.</text:span></text:p>
      <text:p text:style-name="P206"/>
      <text:p text:style-name="P200"/>
      <text:h text:style-name="P196" text:outline-level="1"><text:bookmark-start text:name="__RefHeading__4255_273899355"/><text:span text:style-name="T126">Run-Time Tool Information</text:span><text:bookmark-end text:name="__RefHeading__4255_273899355"/></text:h>
      <text:p text:style-name="P48">Options for SATK Python tools utilize two fundamental mechanisms for providing run-time related information:</text:p>
      <text:list xml:id="list2345096437375309941" text:style-name="L6">
        <text:list-item>
          <text:p text:style-name="P211">command-line Python script arguments and</text:p>
        </text:list-item>
        <text:list-item>
          <text:p text:style-name="P211">platform environment variables.</text:p>
        </text:list-item>
      </text:list>
      <text:p text:style-name="P48">Each source of run-time information has equal priority because no overlap has exists. <text:s/>For a given piece of run-time information either a command-line argument is used or an environment variable. <text:s/>A built-in default might exist for the option. <text:s/>Use of these two source requires some form of user supplied platform specific script to establish environment variables and the necessary command-line arguments.</text:p>
      <text:p text:style-name="P33"><text:span text:style-name="T125">The configuration system described in this manual introduces a third, entirely optional, source of run-time information:</text:span></text:p>
      <text:list xml:id="list8910379960497741406" text:style-name="L7">
        <text:list-item>
          <text:p text:style-name="P212">a text file using the common INI file format.</text:p>
        </text:list-item>
      </text:list>
      <text:p text:style-name="P80"><text:span text:style-name="T125">This new source, a configuration file, allows options to be specified within the file that would have been specified by either of the previous sources. <text:s/>Elimination of the need for platform specific scripts, particularly for complex tools, is the goal of this new run-time information source.</text:span></text:p>
      <text:p text:style-name="P51">SATK has always taken the view that the information supplied closest to the point in time a tool is used takes precedence. <text:s/>The natural behavior of default values is an example of this strategy. <text:s/>A built-in default established at the time a tool is constructed is far removed from the point in time information is provided when a tool is actually used.</text:p>
      <text:p text:style-name="P51">Information supplied by a user text file is certainly closer in time than a value established at the time a tool is developed. <text:s/>And information supplied when a tool is run is also closer in time than is a previously provided text file. <text:s/>Environment variables, while close in time to the point at which a tool is executed, must precede its actual use to be available to the tool. <text:s/>With these observations being made the SATK strategy results in the following priority of information sources:</text:p>
      <text:list xml:id="list3213753071727961715" text:style-name="L8">
        <text:list-item>
          <text:p text:style-name="P213">command-line Python script arguments,</text:p>
        </text:list-item>
        <text:list-item>
          <text:p text:style-name="P213">platform environment variables,</text:p>
        </text:list-item>
        <text:list-item>
          <text:p text:style-name="P214">text file information, and</text:p>
        </text:list-item>
        <text:list-item>
          <text:p text:style-name="P214">built-in defaults.</text:p>
        </text:list-item>
      </text:list>
      <text:p text:style-name="P47">Previously, built-in defaults were explicitly applied to either an environment variable or a command-line script argument. <text:s/>In this hierarchy, a built-in default is only used in the absence of a higher priority information source.</text:p>
      <text:p text:style-name="P33"><text:span text:style-name="T127">It should not be inferred from this priority scheme that all information may be supplied by any </text:span><text:soft-page-break/><text:span text:style-name="T127">of the sources. <text:s/>Each tool will define which pieces of information are supported by which sources. <text:s/>The priority scheme only applies when run-time information is supported by the tool from multiple sources. <text:s/>Each tool's documentation will indicate for a given option how it is supported. <text:s/>The tool's functionality may drive the available sources.</text:span></text:p>
      <text:h text:style-name="P259" text:outline-level="2"><text:bookmark-start text:name="__RefHeading__861_7611990221"/>Tool Options<text:bookmark-end text:name="__RefHeading__861_7611990221"/></text:h>
      <text:p text:style-name="P49">Each option, regardless of source, has a set of common attributes:</text:p>
      <text:list xml:id="list6671585199288058082" text:style-name="L9">
        <text:list-item>
          <text:p text:style-name="P215"><text:span text:style-name="T128">the number of values supported (no values, one value, or multiple),</text:span></text:p>
        </text:list-item>
        <text:list-item>
          <text:p text:style-name="P216">whether it is required or not,</text:p>
        </text:list-item>
        <text:list-item>
          <text:p text:style-name="P216">whether it has a built-in default or not, and</text:p>
        </text:list-item>
        <text:list-item>
          <text:p text:style-name="P215"><text:span text:style-name="T128">from which sources the option may be supplied.</text:span></text:p>
        </text:list-item>
      </text:list>
      <text:p text:style-name="P49">Each tool will document these attributes for its supported options.</text:p>
      <text:p text:style-name="P80"><text:span text:style-name="T129">While each source influences how options are supplied, the options themselves for a given type of information are consistent for all sources. <text:s/>How to specify options in each source is described first and then how option values representing different forms of information are described.</text:span></text:p>
      <text:h text:style-name="P233" text:outline-level="3"><text:bookmark-start text:name="__RefHeading__1029_7611990221"/>Option Names and Case<text:bookmark-end text:name="__RefHeading__1029_7611990221"/></text:h>
      <text:p text:style-name="P52">All three sources of options depend upon a “name” being used with the option. <text:s/>Upper case names are used by environment variables. <text:s/>Command-line arguments are typically lower case, although upper case may be used. <text:s/>Configuration files may use either upper or lower case names, but all names within configuration files are case insensitive and treated as lower case.</text:p>
      <text:p text:style-name="P80"><text:span text:style-name="T133">Regardless of the case of an option used by a given source, the system treats all names as lower case. <text:s/>Usually the same “name” is used for all sources, but different names used by different information sources is supported and may arise. <text:s/>Tool documentation will make such cases clear.</text:span></text:p>
      <text:h text:style-name="P260" text:outline-level="2"><text:bookmark-start text:name="__RefHeading__863_7611990221"/><text:span text:style-name="T129">Command-line Arguments</text:span><text:bookmark-end text:name="__RefHeading__863_7611990221"/></text:h>
      <text:p text:style-name="P53">All command-line options are provided following the identification of the Python script that performs the tool's functions. <text:s/>Like this...</text:p>
      <text:p text:style-name="P93">tool.py option1 option2 ...</text:p>
      <text:p text:style-name="P80"><text:span text:style-name="T130">Each option is identified by a character sequence. <text:s/>The sequence may be upper or lower case. <text:s/>Options are separated by at least one space. <text:s/>Options may use a single-character short identifier or a long multiple character sequence. <text:s/>In some cases both options may be available. <text:s/>Short options are preceded by a single hyphen, </text:span><text:span text:style-name="T19">-</text:span><text:span text:style-name="T130">. <text:s/>Long options are preceded by two hyphens, </text:span><text:span text:style-name="T19">--</text:span><text:span text:style-name="T130">. <text:s text:c="2"/>In this example the short option uses the letter </text:span><text:span text:style-name="T19">s</text:span><text:span text:style-name="T85"> and the long form uses </text:span><text:soft-page-break/><text:span text:style-name="T85">multiple characters.</text:span></text:p>
      <text:p text:style-name="P93">tool.py -s –-long</text:p>
      <text:p text:style-name="P54">Options that begin with a hyphen are considered key-word arguments. <text:s/>Options that do not begin with a hyphen are positional arguments.</text:p>
      <text:p text:style-name="P60">Options Without Values</text:p>
      <text:p text:style-name="P169">An option that does not require a value, the short or long form of the option identifier is used simply without a value. <text:s/>The previous example illustrates two options, neither of which uses a value.</text:p>
      <text:p text:style-name="P170">Single Option Value</text:p>
      <text:p text:style-name="P169">An option using a single value has the value placed immediately following the option identifier:</text:p>
      <text:p text:style-name="P97"><text:span text:style-name="T130">tool.py –-max 20 -n 15</text:span></text:p>
      <text:p text:style-name="P171">Multiple Option Values</text:p>
      <text:p text:style-name="P172">For an option in the command-line for which multiple values are used, the option is simply placed multiple times in the command-line in no particular order:</text:p>
      <text:p text:style-name="P94">tool.py –-list 5 -m 7 –-list 6</text:p>
      <text:p text:style-name="P172">In this example, two options have been supplied:</text:p>
      <text:list xml:id="list4750889088327860932" text:style-name="L10">
        <text:list-item>
          <text:p text:style-name="P207"><text:span text:style-name="T131">a single value option, </text:span><text:span text:style-name="T20">m</text:span><text:span text:style-name="T131">, whose value is </text:span><text:span text:style-name="T20">7</text:span><text:span text:style-name="T131">, and</text:span></text:p>
        </text:list-item>
        <text:list-item>
          <text:p text:style-name="P207"><text:span text:style-name="T131">a multiple value option, </text:span><text:span text:style-name="T20">list</text:span><text:span text:style-name="T131">, whose values are </text:span><text:span text:style-name="T20">5</text:span><text:span text:style-name="T131"> and </text:span><text:span text:style-name="T20">6</text:span><text:span text:style-name="T131">.</text:span></text:p>
        </text:list-item>
      </text:list>
      <text:h text:style-name="P234" text:outline-level="3"><text:bookmark-start text:name="__RefHeading__865_7611990221"/>Command-line Help<text:bookmark-end text:name="__RefHeading__865_7611990221"/></text:h>
      <text:p text:style-name="P20"><text:span text:style-name="T131">All tools will provide a command-line help option of </text:span><text:span text:style-name="T20">-h</text:span><text:span text:style-name="T131"> or </text:span><text:span text:style-name="T20">–-help</text:span><text:span text:style-name="T131">. <text:s/>When either of these options are supplied in the command-line, the help information will be provided to the command-line and further processing will cease.</text:span></text:p>
      <text:p text:style-name="P13">Command-line help indicates optional arguments by enclosing them in square brackets. <text:s/>Because configuration options may have other sources, only options that truly must be supplied in the command-line will be indicated as such, meaning without square brackets.</text:p>
      <text:p text:style-name="P20"><text:span text:style-name="T131">This does not change the overall requirement for an option. <text:s/>It simply means that its optional in the command-line. <text:s/>The tool will fail to launch if an option required in the command-line is not provided.</text:span></text:p>
      <text:h text:style-name="P261" text:outline-level="2"><text:bookmark-start text:name="__RefHeading__867_7611990221"/>Environment Variables<text:bookmark-end text:name="__RefHeading__867_7611990221"/></text:h>
      <text:p text:style-name="P63">Each platform has its specific mechanism for establishing an environment variable's value. <text:s/>However this does, the Python tool can access its assigned character string. <text:s/>SATK tools do not use environment variables for which no value is assigned. <text:s/>SATK usually restricts use of environment variables to directory related information. <text:s/>For the purpose of illustration, the examples will use Linux examples.</text:p>
      <text:p text:style-name="P14"><text:soft-page-break/>Single Option Value</text:p>
      <text:p text:style-name="P63">Make the assigned environment variable available to the tool by specifying a string. <text:s/>The entire string is interpreted as a single value.</text:p>
      <text:p text:style-name="P97"><text:span text:style-name="T132">export USE_DIR=/home/user/use/this/one</text:span></text:p>
      <text:p text:style-name="P80"><text:span text:style-name="T132">This example assigns an absolute directory path to the variable </text:span><text:span text:style-name="T21">USE_DIR</text:span><text:span text:style-name="T132">.</text:span></text:p>
      <text:p text:style-name="P14">Multiple Option Values</text:p>
      <text:p text:style-name="P17">SATK uses multiple option values assigned to an environment variable for specification of directory search order paths. <text:s/>This use of such paths will utilize a platform specific separator for each directory. <text:s/>The platform specific separator is honored.</text:p>
      <text:p text:style-name="P97"><text:span text:style-name="T132">export PATHS=/home/user/dir1:/home/user/dir2</text:span></text:p>
      <text:p text:style-name="P20"><text:span text:style-name="T132">Here multiple values, the two specified directories are provided to the tool for searching for a file.</text:span></text:p>
      <text:h text:style-name="P262" text:outline-level="2"><text:bookmark-start text:name="__RefHeading__869_7611990221"/>Configuration File Options<text:bookmark-end text:name="__RefHeading__869_7611990221"/></text:h>
      <text:p text:style-name="P64">Without understanding how a configuration file in general is constructed, description of how to specify options within the file lacks context. <text:s/>The next section describes the configuration file in general, before the related discussion of options.</text:p>
      <text:h text:style-name="P235" text:outline-level="3"><text:bookmark-start text:name="__RefHeading__316_5620356611"/>Configuration File Structure<text:bookmark-end text:name="__RefHeading__316_5620356611"/></text:h>
      <text:p text:style-name="P26">Each configuration file follows the INI file format. <text:s/>INI file usage has multiple implementations and they usually vary in capability. <text:s/>Other than the most general aspects of the format, no standard exists.</text:p>
      <text:p text:style-name="P80"><text:span text:style-name="T73">In the case of SATK, a Python library module is used for configuration file parsing. <text:s/>For official documentation of the module, refer to the Python Library Reference documentation for the </text:span><text:span text:style-name="T3">configparser</text:span><text:span text:style-name="T73"> module at </text:span><text:a xlink:type="simple" xlink:href="https://docs.python.org/3/" text:style-name="Internet_20_link" text:visited-style-name="Visited_20_Internet_20_Link"><text:span text:style-name="T73">https://docs.python.org/3/</text:span></text:a><text:span text:style-name="T73">. <text:s/>This is section 14.2 in the “Library Reference” link on the page.</text:span></text:p>
      <text:p text:style-name="P80"><text:span text:style-name="T74">Each configuration file contains one or more sections. <text:s/>A more familiar term for some will be “stanza”. <text:s/>Python calls them “sections.” <text:s/>For consistency with Python documentation and internal source code comments, this document will use the term Python uses, namely, “section.”</text:span></text:p>
      <text:p text:style-name="P80"><text:span text:style-name="T75">A section without options is allowed. <text:s/>All options defined in a </text:span><text:span text:style-name="T4">DEFAULT</text:span><text:span text:style-name="T75"> section regardless of the file itself will be merged as a set of global defaults used by the processor. <text:s/>Default options may be used for interpolation. <text:s/>Each section is enclosed in square brackets. <text:s/>A configuration file lacking sections is an error condition.</text:span></text:p>
      <text:p text:style-name="P65">Section names used by the configuration system do not use embedded spaces and are always upper case.</text:p>
      <text:p text:style-name="P95">[SECTION]</text:p>
      <text:p text:style-name="P65"><text:soft-page-break/>but user supplied section names may include embedded spaces and are case sensitive:</text:p>
      <text:p text:style-name="P96">[ Section 1 ]</text:p>
      <text:p text:style-name="P26"><text:span text:style-name="T115">The first section's name is </text:span><text:span text:style-name="T7">SECTION</text:span><text:span text:style-name="T115">. <text:s/>The second section's name is </text:span><text:span text:style-name="T7">Section 1</text:span><text:span text:style-name="T115">, the spaces at the beginning and end of the name being ignored. <text:s/>Section designations may be indented for readability. </text:span></text:p>
      <text:p text:style-name="P26"><text:span text:style-name="T76">Within each section, options, sometimes referred to as “keys” are defined. <text:s/>Options are identified within a section by name. <text:s/>Option names are case insensitive, being treated as lower-case. <text:s/>If an option value is supplied, the option name is followed by a separator, being either a semi-colon, </text:span><text:span text:style-name="T6">:</text:span><text:span text:style-name="T114">, or an equal sign, </text:span><text:span text:style-name="T6">=</text:span><text:span text:style-name="T114">. <text:s/>Multiple values may be supplied following the separator on multiple lines. <text:s/>Options without values are allowed. Whether multiple values or no value are allowed or not is dependent upon the specific option's usage by its tool. <text:s/>Option names may be indented and their multiple line values </text:span><text:span text:style-name="T123">must</text:span><text:span text:style-name="T116"> be indented more than the name.</text:span></text:p>
      <text:p text:style-name="P26"><text:span text:style-name="T114">Comments are indicated by either a pound sign, </text:span><text:span text:style-name="T6">#</text:span><text:span text:style-name="T114">, or a semi-colon, </text:span><text:span text:style-name="T6">;</text:span><text:span text:style-name="T114">. <text:s/>A comment may start anywhere in the text file line, making the entire line a comment. <text:s/>Or, a comment may follow the value(s) specified in an option line, allowing comments to be supplied for the option. <text:s/>Neither a pound sign nor a semi-colon may be used within an option line, signaling the start of a comment. <text:s/>Quoted strings and embedded spaces, for example, in directory or file names, are not allowed.</text:span></text:p>
      <text:p text:style-name="P65">Additional lines may be used for an option's value provided the additional lines are indented further than the option to which it belongs.</text:p>
      <text:p text:style-name="P65">Here are some examples of valid lines within a configuration file section:</text:p>
      <text:p text:style-name="P102">[MYSECTION]</text:p>
      <text:p text:style-name="P102"># Comments may be placed here</text:p>
      <text:p text:style-name="P102"><text:s text:c="4"/>; or indented</text:p>
      <text:p text:style-name="P102">option1: a_value</text:p>
      <text:p text:style-name="P102">option2 = multiple values on a line or <text:s/>; and comments here</text:p>
      <text:p text:style-name="P102"><text:s text:c="3"/>continued on a another line <text:s text:c="9"/># or here.</text:p>
      <text:p text:style-name="P66"/>
      <text:p text:style-name="P66">These are general rules for how files are written. <text:s/>The configuration system works within these <text:span text:style-name="T120">rules, </text:span>support<text:span text:style-name="T120">ing</text:span> various types of options. <text:s/>The use and treatment of multiple values and multiple lines varies with the type of option.</text:p>
      <text:h text:style-name="P233" text:outline-level="3"><text:bookmark-start text:name="__RefHeading__1031_7611990221"/>Specifying Options in a Configuration File<text:bookmark-end text:name="__RefHeading__1031_7611990221"/></text:h>
      <text:p text:style-name="P80"><text:span text:style-name="T133">Regardless of the number of values provided for an option within a configuration file, each option resides on its own line within the file. <text:s/>Unlike command-line arguments that may utilize two different character sequences for an option, the configuration files only supports one. <text:s/>The examples below omit the required section designation, but in a real configuration file, options do not exist outside of a section.</text:span></text:p>
      <text:p text:style-name="P61">Options Without Values</text:p>
      <text:p text:style-name="P55"><text:soft-page-break/>Place the option as the first text in its own line, followed by an option delimiter. <text:s/>Using the same example from the command-line arguments section in a configuration file would result in:</text:p>
      <text:p text:style-name="P103">s:</text:p>
      <text:p text:style-name="P103">long:</text:p>
      <text:p text:style-name="P55"/>
      <text:p text:style-name="P15">Single Option Value</text:p>
      <text:p text:style-name="P18">Provide a single value to an option in a configuration file by specifying the option's name, then a option delimiter followed by the value. <text:s/>Each option must be in its own text file line.</text:p>
      <text:p text:style-name="P18">For this example, the preceding examples from from the command-line arguments section and environment variable are illustrated:</text:p>
      <text:p text:style-name="P103">max: 20</text:p>
      <text:p text:style-name="P103">n=15</text:p>
      <text:p text:style-name="P106"><text:span text:style-name="T134">use_dir: /home/user/use/this/one</text:span></text:p>
      <text:p text:style-name="P19"/>
      <text:p text:style-name="P19">This illustrates how the environment variable becomes lower-case within the configuration file and the two different option delimiters supported for configuration files.</text:p>
      <text:p text:style-name="P16">Multiple Option Values</text:p>
      <text:p text:style-name="P80"><text:span text:style-name="T86">The option must be initiated with its own test line, followed by an option delimiter. <text:s/>Each of the values may be specified on the same or different lines. <text:s/>If multiple lines are used, the additional lines must all be indented further than is the option. <text:s/>Again, the preceding examples will be combined to illustrate their use within a configuration fi</text:span><text:span text:style-name="T87">le.</text:span></text:p>
      <text:p text:style-name="P104">m=7</text:p>
      <text:p text:style-name="P104">list: 5 6</text:p>
      <text:p text:style-name="P106"><text:span text:style-name="T135">paths</text:span><text:span text:style-name="T136">: <text:s/>/</text:span><text:span text:style-name="T137">home/user</text:span><text:span text:style-name="T136">/dir1</text:span></text:p>
      <text:p text:style-name="P107"><text:span text:style-name="T24"><text:s text:c="4"/>/</text:span><text:span text:style-name="T25">home/user</text:span><text:span text:style-name="T24">/dir2</text:span></text:p>
      <text:h text:style-name="P236" text:outline-level="3"><text:bookmark-start text:name="__RefHeading__1163_7611990221"/>Role of Configuration File Defaults<text:bookmark-end text:name="__RefHeading__1163_7611990221"/></text:h>
      <text:p text:style-name="P59"><text:span text:style-name="T138">Configuration file defaults operate exclusively within the context of options supplied by configuration files. <text:s/>If the option is supported within a configuration file and no explicit value has been assigned to the option, but a value has been specified in a </text:span><text:span text:style-name="T22">DEFAULT</text:span><text:span text:style-name="T138"> section, the default section value will be used.</text:span></text:p>
      <text:p text:style-name="P56">Because the default value comes from a configuration file it takes precedence over a built-in default. <text:s/>This allows a user to specify a new default for the value. <text:s/>In essence another source is inserted in priority lower than an explicit configuration file option and higher than a built-in default.</text:p>
      <text:h text:style-name="P189" text:outline-level="4"><text:bookmark-start text:name="__RefHeading__1311_7611990221"/>Supplied Configuration File Defaults<text:bookmark-end text:name="__RefHeading__1311_7611990221"/></text:h>
      <text:p text:style-name="P57">The configuration system automatically supplies the following defaults available to <text:soft-page-break/>configuration files:</text:p>
      <table:table table:name="Table4" table:style-name="Table4">
        <table:table-column table:style-name="Table4.A"/>
        <table:table-column table:style-name="Table4.B"/>
        <table:table-header-rows>
          <table:table-row>
            <table:table-cell table:style-name="Table4.A1" office:value-type="string">
              <text:p text:style-name="P117"><text:span text:style-name="T141">Supplied Default</text:span></text:p>
            </table:table-cell>
            <table:table-cell table:style-name="Table4.B1" office:value-type="string">
              <text:p text:style-name="P116">Description</text:p>
            </table:table-cell>
          </table:table-row>
        </table:table-header-rows>
        <table:table-row>
          <table:table-cell table:style-name="Table4.A2" office:value-type="string">
            <text:p text:style-name="P133">cwd</text:p>
          </table:table-cell>
          <table:table-cell table:style-name="Table4.B2" office:value-type="string">
            <text:p text:style-name="P161">The current working directory when the tool was launched</text:p>
          </table:table-cell>
        </table:table-row>
        <table:table-row>
          <table:table-cell table:style-name="Table4.A2" office:value-type="string">
            <text:p text:style-name="P132">cwduse</text:p>
          </table:table-cell>
          <table:table-cell table:style-name="Table4.B2" office:value-type="string">
            <text:p text:style-name="P161"><text:span text:style-name="T184">Current working directory default of <text:s/>'</text:span><text:span text:style-name="T68">last</text:span><text:span text:style-name="T184">'</text:span></text:p>
          </table:table-cell>
        </table:table-row>
        <table:table-row>
          <table:table-cell table:style-name="Table4.A2" office:value-type="string">
            <text:p text:style-name="P133">date</text:p>
          </table:table-cell>
          <table:table-cell table:style-name="Table4.B2" office:value-type="string">
            <text:p text:style-name="P162"><text:span text:style-name="T140">The date in </text:span><text:span text:style-name="T26">YYYYMMDD</text:span><text:span text:style-name="T140"> format</text:span></text:p>
          </table:table-cell>
        </table:table-row>
        <table:table-row>
          <table:table-cell table:style-name="Table4.A2" office:value-type="string">
            <text:p text:style-name="P133">home</text:p>
          </table:table-cell>
          <table:table-cell table:style-name="Table4.B2" office:value-type="string">
            <text:p text:style-name="P162"><text:span text:style-name="T140">The value of the </text:span><text:span text:style-name="T26">HOME</text:span><text:span text:style-name="T140"> environment variable if available</text:span></text:p>
          </table:table-cell>
        </table:table-row>
        <table:table-row>
          <table:table-cell table:style-name="Table4.A2" office:value-type="string">
            <text:p text:style-name="P133">satk</text:p>
          </table:table-cell>
          <table:table-cell table:style-name="Table4.B2" office:value-type="string">
            <text:p text:style-name="P162"><text:span text:style-name="T140">The root directory of the Stand-Alone Tool Kit in which the tool resides</text:span></text:p>
          </table:table-cell>
        </table:table-row>
        <table:table-row>
          <table:table-cell table:style-name="Table4.A2" office:value-type="string">
            <text:p text:style-name="P133">time</text:p>
          </table:table-cell>
          <table:table-cell table:style-name="Table4.B2" office:value-type="string">
            <text:p text:style-name="P162"><text:span text:style-name="T140">Time of day in the format </text:span><text:span text:style-name="T26">HHMMSS</text:span><text:span text:style-name="T140"> using a 24-hour clock</text:span></text:p>
          </table:table-cell>
        </table:table-row>
      </table:table>
      <text:p text:style-name="P57"/>
      <text:p text:style-name="P58">If the tool utilizes an option of type SOURCE, this list will also contain a default value for its paired option identifying the actual input file used by the source.</text:p>
      <text:p text:style-name="P59"><text:span text:style-name="T140">These defaults, as such, may not be overridden with a different default value although they may be explicitly set, as with any configuration file default.</text:span></text:p>
      <text:h text:style-name="P237" text:outline-level="3"><text:bookmark-start text:name="__RefHeading__1165_7611990221"/>Value Interpolation<text:bookmark-end text:name="__RefHeading__1165_7611990221"/></text:h>
      <text:p text:style-name="P59"><text:span text:style-name="T139">A value can be constructed from other supplied values by use of the interpolation syntax. <text:s/>To access another value defined in the same section, place the name of the option within curly braces, </text:span><text:span text:style-name="T23">{}</text:span><text:span text:style-name="T139">, preceded by a dollar sign, </text:span><text:span text:style-name="T23">$</text:span><text:span text:style-name="T139">.</text:span></text:p>
      <text:p text:style-name="P105">satk<text:span text:style-name="T149">dir</text:span> = /home/user/SATK</text:p>
      <text:p text:style-name="P105">filename: ${satk<text:span text:style-name="T149">dir</text:span>}/samples/xyz</text:p>
      <text:p text:style-name="P67"/>
      <text:p text:style-name="P80"><text:span text:style-name="T139">This results in the option </text:span><text:span text:style-name="T23">filename</text:span><text:span text:style-name="T139"> being set to the value:</text:span></text:p>
      <text:p text:style-name="P99"><text:span text:style-name="T23">/home/user/SATK/samples/xyz</text:span><text:span text:style-name="T139">.</text:span></text:p>
      <text:p text:style-name="P178">A value from a section defined in the same or a different file can also be referenced:</text:p>
      <text:p text:style-name="P178"/>
      <text:p text:style-name="P105">[PATH]</text:p>
      <text:p text:style-name="P105">satk<text:span text:style-name="T149">dir</text:span>=/home/user/SATK</text:p>
      <text:p text:style-name="P105"/>
      <text:p text:style-name="P105">[mysample]</text:p>
      <text:p text:style-name="P105">filename: ${path:satk<text:span text:style-name="T149">dir</text:span>}/samples/xyz</text:p>
      <text:p text:style-name="P67"/>
      <text:p text:style-name="P80"><text:span text:style-name="T139">This has the same effect as the previous example in specifying the </text:span><text:span text:style-name="T23">filename</text:span><text:span text:style-name="T139"> option's value, except that an option from a different section is used as the source of the interpolated portion of the value.</text:span></text:p>
      <text:p text:style-name="P68">Any default may be used for interpolation purposes, including and especially those supplied by the configuration system.</text:p>
      <text:h text:style-name="P263" text:outline-level="2"><text:bookmark-start text:name="__RefHeading__1467_2967609391"/><text:soft-page-break/>Option Value Types<text:bookmark-end text:name="__RefHeading__1467_2967609391"/></text:h>
      <text:p text:style-name="P68"><text:span text:style-name="T142">Previous sections focused on how to specify an option's value. <text:s/>This section describes different value types and how they influence the run-time configuration. <text:s/>While the overall effect is usually the same regardless of the source of the option's value, different sources may operate differently.</text:span></text:p>
      <text:p text:style-name="P69">The upper case designation is the standard descriptor used for each option type when a tool document<text:span text:style-name="T164">'</text:span>s its usage.</text:p>
      <text:h text:style-name="P238" text:outline-level="3"><text:bookmark-start text:name="__RefHeading__3052_9174306441"/>CHOICES – Value List<text:bookmark-end text:name="__RefHeading__3052_9174306441"/></text:h>
      <text:p text:style-name="P70">An option of type CHOICES accepts a specific set of values. <text:s/>The option may or may not have a default and may be required. <text:s/>Refer to the documentation of the option for the supported values and interpretation by the tool.</text:p>
      <text:h text:style-name="P235" text:outline-level="3"><text:bookmark-start text:name="__RefHeading__1469_2967609391"/><text:span text:style-name="T144">DFLAG - Disable Flag</text:span><text:bookmark-end text:name="__RefHeading__1469_2967609391"/></text:h>
      <text:p text:style-name="P71">A disable flag does what the name suggests. <text:s/>When a disable flag is present, it “disables” or “turn<text:span text:style-name="T190">s</text:span> off” whatever is associated with the flag.</text:p>
      <text:p text:style-name="P71">In the command-line, place the option with its leading hyphen or hyphens anywhere within the arguments to disable the option. <text:s/>The absence of the flag applies its default action, namely, allowing the option to remain enabled or turn on.</text:p>
      <text:p text:style-name="P68"><text:span text:style-name="T142">In a configuration file, when a disable flag does not have a value, it operates exactly as the option does in a command-line. <text:s/>The presence of the option disables it and its absence leaves it enabled. <text:s/>In a configuration file, a disable flag may also operate as a toggle switch when provided with a single value. <text:s/>See the “Toggle Switch” description for details. <text:s/>Each disable flag option requires its own line in the configuration file.</text:span></text:p>
      <text:p text:style-name="P71">Disable flags are not used with environment variables.</text:p>
      <text:h text:style-name="P239" text:outline-level="3"><text:bookmark-start text:name="__RefHeading__1471_2967609391"/>DIR - Directory<text:bookmark-end text:name="__RefHeading__1471_2967609391"/></text:h>
      <text:p text:style-name="P68"><text:span text:style-name="T144">When an option defines a directory value, it must be an absolute path. <text:s/>A DIR option is always <text:s/>single valued.</text:span></text:p>
      <text:h text:style-name="P235" text:outline-level="3"><text:bookmark-start text:name="__RefHeading__1473_2967609391"/><text:span text:style-name="T144">EFLAG - Enable Flag</text:span><text:bookmark-end text:name="__RefHeading__1473_2967609391"/></text:h>
      <text:p text:style-name="P71">An enable flag does what the name suggests. <text:s/>When an enable flag is present, it “enables” or “turns on” whatever is associated with the flag.</text:p>
      <text:p text:style-name="P71">In the command-line, anywhere in the command-line code the option with its leading hyphen or hyphens. <text:s/>The absence of the flag applies its default, namely leaving the option disabled or “turned off”.</text:p>
      <text:p text:style-name="P68"><text:span text:style-name="T142">In a configuration file, when an enable flag does not have a value, it operates exactly as the option does in a command-line. <text:s/>The presence of the option enables it and its absence leaves </text:span><text:soft-page-break/><text:span text:style-name="T142">it disabled. <text:s/>In a configuration file, an enable flag may also operate as a toggle switch when provided with a single value. <text:s/>See the “Toggle Switch” description for details. <text:s/>Each enable flag option requires its own line in the configuration file.</text:span></text:p>
      <text:p text:style-name="P71">Enable flags are not used with environment variables.</text:p>
      <text:h text:style-name="P240" text:outline-level="3"><text:bookmark-start text:name="__RefHeading__1591_2967609391"/>FILENAME – File Name<text:bookmark-end text:name="__RefHeading__1591_2967609391"/></text:h>
      <text:p text:style-name="P72">A file name option is a single valued option. <text:s/>It is typically used in conjunction with a PATH option. <text:s/>Technically a file name option is really a relative path. <text:s/>If a relative path is supplied it will be applied to the directory search order. <text:s/></text:p>
      <text:p text:style-name="P72">An absolute path may also be supplied for the option. <text:s/>In that case, any implied directory search order (PATH) normally associated with the FILENAME option will be ignored and the absolute path takes precedence.</text:p>
      <text:h text:style-name="P190" text:outline-level="4"><text:bookmark-start text:name="__RefHeading__1823_2967609391"/>File Name Extensions<text:bookmark-end text:name="__RefHeading__1823_2967609391"/></text:h>
      <text:p text:style-name="P73">All files supplied by SATK targeting cross-platform usage will use file name extensions, making them compatible with platforms requiring them. <text:s/>User developed or output files may follow the conventions of the user's platform.</text:p>
      <text:p text:style-name="P73">The following user file name extensions are required regardless of the platform:</text:p>
      <text:list xml:id="list7302163981616000841" text:style-name="L11">
        <text:list-item>
          <text:p text:style-name="P217"><text:span text:style-name="T29">.cfg</text:span><text:span text:style-name="T148"> – Configuration system text files.</text:span></text:p>
        </text:list-item>
        <text:list-item>
          <text:p text:style-name="P217"><text:span text:style-name="T29">.mac</text:span><text:span text:style-name="T148"> – ASMA macro library definitions.</text:span></text:p>
        </text:list-item>
      </text:list>
      <text:p text:style-name="P73">By convention these file name extensions are used:</text:p>
      <text:list xml:id="list3913368760110655751" text:style-name="L12">
        <text:list-item>
          <text:p text:style-name="P218"><text:span text:style-name="T29">.asm</text:span><text:span text:style-name="T148"> – ASMA source and </text:span><text:span text:style-name="T29">COPY</text:span><text:span text:style-name="T148"> directive files.</text:span></text:p>
        </text:list-item>
        <text:list-item>
          <text:p text:style-name="P218"><text:span text:style-name="T29">.msl</text:span><text:span text:style-name="T148"> – ASMA Machine Specification Language files.</text:span></text:p>
        </text:list-item>
      </text:list>
      <text:h text:style-name="P241" text:outline-level="3"><text:bookmark-start text:name="__RefHeading__2113_2967609391"/>FILEPATH – File Path<text:bookmark-end text:name="__RefHeading__2113_2967609391"/></text:h>
      <text:p text:style-name="P74">The file path option type identifies an absolute path to a file.</text:p>
      <text:h text:style-name="P242" text:outline-level="3"><text:bookmark-start text:name="__RefHeading__1475_2967609391"/>PATH – Directory Search Order<text:bookmark-end text:name="__RefHeading__1475_2967609391"/></text:h>
      <text:p text:style-name="P80"><text:span text:style-name="T145">A directory search order requires one or more absolute path (DIR) values. <text:s/>The sequence defines the order in which each directory is used for locating a file.</text:span></text:p>
      <text:p text:style-name="P75">PATH options are usually available as environment variables and configuration file options. <text:s/>Most options use exclusion of option sources based upon priority. <text:s/>PATH options, while maintaining the priority sequence, use directories specified in the option's environment variable before searching any directories supplied by the option within a configuration file. <text:s/>This approach allows the two sources to be mixed. <text:s/>Simply refrain from mixing PATH options to exclusively use one source or the other.</text:p>
      <text:p text:style-name="P80"><text:soft-page-break/><text:span text:style-name="T146">Default values for a PATH option are only used in the absence of any explicit values supplied by an environment variable or configuration file option.</text:span></text:p>
      <text:p text:style-name="P80"><text:span text:style-name="T185">Whether and where within the search order the current working directory is placed is controlled by the global </text:span><text:span text:style-name="T63">cwduse</text:span><text:span text:style-name="T185"> configuration file option. <text:s/>See the “–-cwduse” section for details. <text:s/>The option resides in the </text:span><text:span text:style-name="T66">DEFAULT</text:span><text:span text:style-name="T188"> section of the </text:span><text:span text:style-name="T63">site.cfg</text:span><text:span text:style-name="T185"> configuration file.</text:span></text:p>
      <text:p text:style-name="P72">A PATH option is usually paired with a FILENAME option. <text:s/>See the FILENAME description of how the use of the PATH option is influenced by absolute paths supplied for a file name.</text:p>
      <text:p text:style-name="P76">PATH options are not specified as command-line arguments.</text:p>
      <text:h text:style-name="P243" text:outline-level="3"><text:bookmark-start text:name="__RefHeading__1713_2967609391"/>SOURCE – Tool Input<text:bookmark-end text:name="__RefHeading__1713_2967609391"/></text:h>
      <text:p text:style-name="P80"><text:span text:style-name="T146">Tool input is always identified by this single valued command-line argument. <text:s/>It is always a positional argument within the command-line. <text:s/>Any argument within the command-line that does not start with a hyphen (or two hyphens) is considered a positional argument.</text:span></text:p>
      <text:p text:style-name="P80"><text:span text:style-name="T146">The operation and specification varies depending upon whether the configuration system is in use. <text:s/>The configuration system is in use if the system can locate the SATK site directory. <text:s/>If the site directory can not be located, the configuration system is disabled and only environment variables and command-line arguments are used for tool run-time information.</text:span></text:p>
      <text:p text:style-name="P77">Also, see the section “Using a Tool With the Configuration System”.</text:p>
      <text:h text:style-name="P191" text:outline-level="4"><text:bookmark-start text:name="__RefHeading__1715_2967609391"/>Without Configuration <text:span text:style-name="T188">Files</text:span><text:bookmark-end text:name="__RefHeading__1715_2967609391"/></text:h>
      <text:p text:style-name="P76">When the configuration system is unavailable, the tool input option within the command-line follows the rules of a FILENAME option and identifies the file providing the tool's processing input. <text:s/>See the “FILENAME” section for details.</text:p>
      <text:p text:style-name="P219">In addition, the user must explicitly place the current working directory in any environment variable supplied search order path. <text:s/>This requirement results from control of current working directory behavior only being supported by use of configuration files</text:p>
      <text:h text:style-name="P191" text:outline-level="4"><text:bookmark-start text:name="__RefHeading__1717_2967609391"/>With the Configuration <text:span text:style-name="T188">Files</text:span><text:bookmark-end text:name="__RefHeading__1717_2967609391"/></text:h>
      <text:p text:style-name="P80"><text:span text:style-name="T146">The tool input option specifies a configuration system section that provides the options for processing the input file. <text:s/>It may follow the format of a FILENAME option or not. <text:s/>In either case, this option type identifies a configuration file section expected to be found in the configuration system. <text:s/>Whether the section is located or not, configuration file defaults will be recognized. <text:s/>If the section is located, explicitly defined options take precedence.</text:span></text:p>
      <text:p text:style-name="P80"><text:span text:style-name="T147">The actual input file is identified by the configuration file </text:span><text:span text:style-name="T28">input</text:span><text:span text:style-name="T147"> option's FILENAME value (default or explicitly found). <text:s/>The </text:span><text:span text:style-name="T28">input</text:span><text:span text:style-name="T147"> option's default value is always the value supplied by the tool input source command-line argument.</text:span></text:p>
      <text:p text:style-name="P78">See the “Using a Tool With the Configuration System” section for details of these relationships.</text:p>
      <text:h text:style-name="P244" text:outline-level="3"><text:bookmark-start text:name="__RefHeading__1477_2967609391"/><text:soft-page-break/>Toggle Switch<text:bookmark-end text:name="__RefHeading__1477_2967609391"/></text:h>
      <text:p text:style-name="P68"><text:span text:style-name="T143">Any enable (EFLAG) or disable (DFLAG) type option used in a configuration file may act as a toggle switch when coded with a value. <text:s/>The value is restricted to a set of choices.</text:span></text:p>
      <text:p text:style-name="P79">Values which enable the option are:</text:p>
      <text:p text:style-name="P98"><text:span text:style-name="T27">True</text:span><text:span text:style-name="T143">, </text:span><text:span text:style-name="T27">1</text:span><text:span text:style-name="T143">, </text:span><text:span text:style-name="T27">true</text:span><text:span text:style-name="T143">, </text:span><text:span text:style-name="T27">on</text:span><text:span text:style-name="T143">, or </text:span><text:span text:style-name="T27">enable</text:span><text:span text:style-name="T143">.</text:span></text:p>
      <text:p text:style-name="P176">Values which disable the option are:</text:p>
      <text:p text:style-name="P98"><text:span text:style-name="T27">False</text:span><text:span text:style-name="T143">, </text:span><text:span text:style-name="T27">0</text:span><text:span text:style-name="T143">, </text:span><text:span text:style-name="T27">false</text:span><text:span text:style-name="T143">, </text:span><text:span text:style-name="T27">off</text:span><text:span text:style-name="T143">, or </text:span><text:span text:style-name="T27">disable</text:span><text:span text:style-name="T143">.</text:span></text:p>
      <text:p text:style-name="P199">When coded without a value, an EFLAF implies use of an enabling value and a DFLAG implies use of a disabling value</text:p>
      <text:p text:style-name="P167">Regardless of whether the option is coded without a value (using it as a flag), or with a value (using it as a toggle switch), <text:span text:style-name="T165">each option </text:span>requires a configuration file text line of its own.</text:p>
      <text:p text:style-name="P167"/>
      <text:p text:style-name="P167"/>
      <text:p text:style-name="P179"/>
      <text:h text:style-name="P197" text:outline-level="1"><text:bookmark-start text:name="__RefHeading__4257_273899355"/>config.py – Managing and Testing the Configuration System<text:bookmark-end text:name="__RefHeading__4257_273899355"/></text:h>
      <text:p text:style-name="P12"><text:span text:style-name="T36">config.py</text:span><text:span text:style-name="T152"> is a Python tool, residing in the SATK </text:span><text:span text:style-name="T36">tools</text:span><text:span text:style-name="T152"> directory, that allows the user to bootstrap the use of configuration files within the configuration system and perform some simple tests.</text:span></text:p>
      <text:p text:style-name="P12"><text:span text:style-name="T160">Two command-line arguments control the functions provided by the </text:span><text:span text:style-name="T33">config.py</text:span><text:span text:style-name="T160"> tool:</text:span></text:p>
      <text:list xml:id="list6025109079453385762" text:style-name="L13">
        <text:list-item>
          <text:p text:style-name="P208"><text:span text:style-name="T33">--init</text:span><text:span text:style-name="T160"> – initializes a portion of the configuration file system</text:span></text:p>
        </text:list-item>
        <text:list-item>
          <text:p text:style-name="P208"><text:span text:style-name="T33">--tool</text:span><text:span text:style-name="T160"> – tests a tool's configuration processing.</text:span></text:p>
        </text:list-item>
      </text:list>
      <text:p text:style-name="P81"><text:span text:style-name="T100">If both are provided the initialization function occurs first and then a tool is tested. <text:s/></text:span><text:span text:style-name="T101">It is recommended the </text:span><text:span text:style-name="T43">–-init</text:span><text:span text:style-name="T101"> and </text:span><text:span text:style-name="T43">–-tool</text:span><text:span text:style-name="T101"> be used separately.</text:span></text:p>
      <text:h text:style-name="P264" text:outline-level="2"><text:bookmark-start text:name="__RefHeading__3054_9174306441"/>--init – Initializing the Configuration File System<text:bookmark-end text:name="__RefHeading__3054_9174306441"/></text:h>
      <text:p text:style-name="P84"><text:span text:style-name="T167">Depending upon the state of the configuration file system, option </text:span><text:span text:style-name="T45">–-init</text:span><text:span text:style-name="T166"> may only partially depend upon their availability. <text:s/>Because this option initializes the files needed for using configuration files, they may or may not yet exist.</text:span></text:p>
      <text:p text:style-name="P82">Because SATK itself provides configuration files, it is assumed the user will use configuration files at some point.</text:p>
      <text:p text:style-name="P84"><text:span text:style-name="T166">If the </text:span><text:span text:style-name="T45">site.cfg</text:span><text:span text:style-name="T166"> file is not initialized any use of configuration files depends upon the </text:span><text:span text:style-name="T45">SATKCFG</text:span><text:span text:style-name="T166"> environment variable for site directory identification. <text:s/>Using </text:span><text:span text:style-name="T46">site.cfg</text:span><text:span text:style-name="T167"> is simpler than always establishing and environment variable, so it is assumed the user will prefer </text:span><text:span text:style-name="T46">site.cfg</text:span><text:span text:style-name="T167">.</text:span></text:p>
      <text:h text:style-name="P245" text:outline-level="3"><text:bookmark-start text:name="__RefHeading__3056_9174306441"/>--init satk – Initializing site.cfg<text:bookmark-end text:name="__RefHeading__3056_9174306441"/></text:h>
      <text:p text:style-name="P84"><text:span text:style-name="T108">The </text:span><text:span text:style-name="T46">–-init satk</text:span><text:span text:style-name="T167"> option tells </text:span><text:span text:style-name="T46">config.py</text:span><text:span text:style-name="T167"> to initialize the </text:span><text:span text:style-name="T46">site.cfg</text:span><text:span text:style-name="T167"> file within the SATK </text:span><text:span text:style-name="T46">config</text:span><text:span text:style-name="T167"> directory. <text:s/>If the </text:span><text:span text:style-name="T46">config</text:span><text:span text:style-name="T167"> directory does not exist, it will be created.</text:span></text:p>
      <text:p text:style-name="P84"><text:span text:style-name="T166">Initialization of </text:span><text:span text:style-name="T45">site.cfg</text:span><text:span text:style-name="T166"> is the first step in preparing the SATK for configuration file use. </text:span></text:p>
      <text:p text:style-name="P84"><text:span text:style-name="T168">The following additional options are used with </text:span><text:span text:style-name="T47">–-init satk</text:span><text:span text:style-name="T168">.</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header-rows>
          <table:table-row>
            <table:table-cell table:style-name="Table9.A1" office:value-type="string">
              <text:p text:style-name="P114">Option</text:p>
            </table:table-cell>
            <table:table-cell table:style-name="Table9.A1" office:value-type="string">
              <text:p text:style-name="P112">Required</text:p>
            </table:table-cell>
            <table:table-cell table:style-name="Table9.A1" office:value-type="string">
              <text:p text:style-name="P112">Values</text:p>
            </table:table-cell>
            <table:table-cell table:style-name="Table9.A1" office:value-type="string">
              <text:p text:style-name="P112">Type</text:p>
            </table:table-cell>
            <table:table-cell table:style-name="Table9.A1" office:value-type="string">
              <text:p text:style-name="P112">Df<text:span text:style-name="T156">t.</text:span></text:p>
            </table:table-cell>
            <table:table-cell table:style-name="Table9.A1" office:value-type="string">
              <text:p text:style-name="P114">CL</text:p>
            </table:table-cell>
            <table:table-cell table:style-name="Table9.A1" office:value-type="string">
              <text:p text:style-name="P114">ENV</text:p>
            </table:table-cell>
            <table:table-cell table:style-name="Table9.A1" office:value-type="string">
              <text:p text:style-name="P114">CFG</text:p>
            </table:table-cell>
            <table:table-cell table:style-name="Table9.I1" office:value-type="string">
              <text:p text:style-name="P112">Description</text:p>
            </table:table-cell>
          </table:table-row>
        </table:table-header-rows>
        <table:table-row>
          <table:table-cell table:style-name="Table9.A2" office:value-type="string">
            <text:p text:style-name="P121"><text:span text:style-name="T183">--cwduse</text:span></text:p>
          </table:table-cell>
          <table:table-cell table:style-name="Table9.A2" office:value-type="string">
            <text:p text:style-name="P146">N</text:p>
          </table:table-cell>
          <table:table-cell table:style-name="Table9.A2" office:value-type="string">
            <text:p text:style-name="P146">single</text:p>
          </table:table-cell>
          <table:table-cell table:style-name="Table9.A2" office:value-type="string">
            <text:p text:style-name="P146">CHOICES</text:p>
          </table:table-cell>
          <table:table-cell table:style-name="Table9.A2" office:value-type="string">
            <text:p text:style-name="P123">omit</text:p>
          </table:table-cell>
          <table:table-cell table:style-name="Table9.A2" office:value-type="string">
            <text:p text:style-name="P146">Y</text:p>
          </table:table-cell>
          <table:table-cell table:style-name="Table9.A2" office:value-type="string">
            <text:p text:style-name="P146">N</text:p>
          </table:table-cell>
          <table:table-cell table:style-name="Table9.A2" office:value-type="string">
            <text:p text:style-name="P146">N</text:p>
          </table:table-cell>
          <table:table-cell table:style-name="Table9.I2" office:value-type="string">
            <text:p text:style-name="P139"><text:span text:style-name="T183">SITE section </text:span><text:span text:style-name="T60">cwduse</text:span><text:span text:style-name="T183"> option</text:span></text:p>
          </table:table-cell>
        </table:table-row>
        <table:table-row>
          <table:table-cell table:style-name="Table9.A3" office:value-type="string">
            <text:p text:style-name="P124">--force</text:p>
          </table:table-cell>
          <table:table-cell table:style-name="Table9.A3" office:value-type="string">
            <text:p text:style-name="P147">N</text:p>
          </table:table-cell>
          <table:table-cell table:style-name="Table9.A3" office:value-type="string">
            <text:p text:style-name="P148">no</text:p>
          </table:table-cell>
          <table:table-cell table:style-name="Table9.A3" office:value-type="string">
            <text:p text:style-name="P137"><text:span text:style-name="T157">EFLAG</text:span></text:p>
          </table:table-cell>
          <table:table-cell table:style-name="Table9.A3" office:value-type="string">
            <text:p text:style-name="P125">off</text:p>
          </table:table-cell>
          <table:table-cell table:style-name="Table9.A3" office:value-type="string">
            <text:p text:style-name="P147">Y</text:p>
          </table:table-cell>
          <table:table-cell table:style-name="Table9.A3" office:value-type="string">
            <text:p text:style-name="P147">N</text:p>
          </table:table-cell>
          <table:table-cell table:style-name="Table9.A3" office:value-type="string">
            <text:p text:style-name="P147">N</text:p>
          </table:table-cell>
          <table:table-cell table:style-name="Table9.I2" office:value-type="string">
            <text:p text:style-name="P139"><text:span text:style-name="T158">force overwriting existing </text:span><text:span text:style-name="T47">site.cfg</text:span><text:span text:style-name="T168"> file</text:span></text:p>
          </table:table-cell>
        </table:table-row>
        <table:table-row>
          <table:table-cell table:style-name="Table9.A2" office:value-type="string">
            <text:p text:style-name="P126">--satkcfg</text:p>
          </table:table-cell>
          <table:table-cell table:style-name="Table9.A2" office:value-type="string">
            <text:p text:style-name="P147">N</text:p>
          </table:table-cell>
          <table:table-cell table:style-name="Table9.A2" office:value-type="string">
            <text:p text:style-name="P150">single</text:p>
          </table:table-cell>
          <table:table-cell table:style-name="Table9.A2" office:value-type="string">
            <text:p text:style-name="P150">DIR</text:p>
          </table:table-cell>
          <table:table-cell table:style-name="Table9.A2" office:value-type="string">
            <text:p text:style-name="P150">none</text:p>
          </table:table-cell>
          <table:table-cell table:style-name="Table9.A2" office:value-type="string">
            <text:p text:style-name="P147">Y</text:p>
          </table:table-cell>
          <table:table-cell table:style-name="Table9.A2" office:value-type="string">
            <text:p text:style-name="P147">Y</text:p>
          </table:table-cell>
          <table:table-cell table:style-name="Table9.A2" office:value-type="string">
            <text:p text:style-name="P147">N</text:p>
          </table:table-cell>
          <table:table-cell table:style-name="Table9.I2" office:value-type="string">
            <text:p text:style-name="P151">SATK site directory location</text:p>
          </table:table-cell>
        </table:table-row>
        <table:table-row>
          <table:table-cell table:style-name="Table9.A2" office:value-type="string">
            <text:p text:style-name="P124">--verbose</text:p>
          </table:table-cell>
          <table:table-cell table:style-name="Table9.A2" office:value-type="string">
            <text:p text:style-name="P147">N</text:p>
          </table:table-cell>
          <table:table-cell table:style-name="Table9.A2" office:value-type="string">
            <text:p text:style-name="P148">no</text:p>
          </table:table-cell>
          <table:table-cell table:style-name="Table9.A2" office:value-type="string">
            <text:p text:style-name="P137"><text:span text:style-name="T157">EFLAG</text:span></text:p>
          </table:table-cell>
          <table:table-cell table:style-name="Table9.A2" office:value-type="string">
            <text:p text:style-name="P125">off</text:p>
          </table:table-cell>
          <table:table-cell table:style-name="Table9.A2" office:value-type="string">
            <text:p text:style-name="P147">Y</text:p>
          </table:table-cell>
          <table:table-cell table:style-name="Table9.A2" office:value-type="string">
            <text:p text:style-name="P147">N</text:p>
          </table:table-cell>
          <table:table-cell table:style-name="Table9.A2" office:value-type="string">
            <text:p text:style-name="P147">Y</text:p>
          </table:table-cell>
          <table:table-cell table:style-name="Table9.I2" office:value-type="string">
            <text:p text:style-name="P149"><text:span text:style-name="T169">e</text:span>nables verbose output</text:p>
          </table:table-cell>
        </table:table-row>
      </table:table>
      <text:p text:style-name="P84"/>
      <text:p text:style-name="P84"><text:soft-page-break/><text:span text:style-name="T168">Refer to the “Available Options” section for details.</text:span></text:p>
      <text:h text:style-name="P246" text:outline-level="3"><text:bookmark-start text:name="__RefHeading__3196_9174306441"/>--init site – Initializing the Site Directory<text:bookmark-end text:name="__RefHeading__3196_9174306441"/></text:h>
      <text:p text:style-name="P84"><text:span text:style-name="T168">The </text:span><text:span text:style-name="T47">–-init site</text:span><text:span text:style-name="T168"> option tells </text:span><text:span text:style-name="T47">config.py</text:span><text:span text:style-name="T168"> to initialize the site directory with tool configuration files. <text:s/></text:span></text:p>
      <text:p text:style-name="P83">This option depends upon:</text:p>
      <text:list xml:id="list8938766550900489946" text:style-name="L14">
        <text:list-item>
          <text:p text:style-name="P220"><text:span text:style-name="T168">the ability to locate the site directory, for example, with </text:span><text:span text:style-name="T48">site.cfg</text:span><text:span text:style-name="T168"> and</text:span></text:p>
        </text:list-item>
        <text:list-item>
          <text:p text:style-name="P221">the existence of the site directory.</text:p>
        </text:list-item>
      </text:list>
      <text:p text:style-name="P62">This option does not create the site directory if it does not exist.</text:p>
      <text:p text:style-name="P84"><text:span text:style-name="T169">The following additional options may be used with </text:span><text:span text:style-name="T48">–-init site</text:span><text:span text:style-name="T169">.</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header-rows>
          <table:table-row>
            <table:table-cell table:style-name="Table10.A1" office:value-type="string">
              <text:p text:style-name="P114">Option</text:p>
            </table:table-cell>
            <table:table-cell table:style-name="Table10.A1" office:value-type="string">
              <text:p text:style-name="P112">Required</text:p>
            </table:table-cell>
            <table:table-cell table:style-name="Table10.A1" office:value-type="string">
              <text:p text:style-name="P112">Values</text:p>
            </table:table-cell>
            <table:table-cell table:style-name="Table10.A1" office:value-type="string">
              <text:p text:style-name="P112">Type</text:p>
            </table:table-cell>
            <table:table-cell table:style-name="Table10.A1" office:value-type="string">
              <text:p text:style-name="P112">Df<text:span text:style-name="T156">t.</text:span></text:p>
            </table:table-cell>
            <table:table-cell table:style-name="Table10.A1" office:value-type="string">
              <text:p text:style-name="P114">CL</text:p>
            </table:table-cell>
            <table:table-cell table:style-name="Table10.A1" office:value-type="string">
              <text:p text:style-name="P114">ENV</text:p>
            </table:table-cell>
            <table:table-cell table:style-name="Table10.A1" office:value-type="string">
              <text:p text:style-name="P114">CFG</text:p>
            </table:table-cell>
            <table:table-cell table:style-name="Table10.I1" office:value-type="string">
              <text:p text:style-name="P112">Description</text:p>
            </table:table-cell>
          </table:table-row>
        </table:table-header-rows>
        <table:table-row>
          <table:table-cell table:style-name="Table10.A2" office:value-type="string">
            <text:p text:style-name="P124">--force</text:p>
          </table:table-cell>
          <table:table-cell table:style-name="Table10.A2" office:value-type="string">
            <text:p text:style-name="P147">N</text:p>
          </table:table-cell>
          <table:table-cell table:style-name="Table10.A2" office:value-type="string">
            <text:p text:style-name="P148">no</text:p>
          </table:table-cell>
          <table:table-cell table:style-name="Table10.A2" office:value-type="string">
            <text:p text:style-name="P137"><text:span text:style-name="T157">EFLAG</text:span></text:p>
          </table:table-cell>
          <table:table-cell table:style-name="Table10.A2" office:value-type="string">
            <text:p text:style-name="P125">off</text:p>
          </table:table-cell>
          <table:table-cell table:style-name="Table10.A2" office:value-type="string">
            <text:p text:style-name="P147">Y</text:p>
          </table:table-cell>
          <table:table-cell table:style-name="Table10.A2" office:value-type="string">
            <text:p text:style-name="P147">N</text:p>
          </table:table-cell>
          <table:table-cell table:style-name="Table10.A2" office:value-type="string">
            <text:p text:style-name="P147">N</text:p>
          </table:table-cell>
          <table:table-cell table:style-name="Table10.I2" office:value-type="string">
            <text:p text:style-name="P139"><text:span text:style-name="T158">force overwriting existing tool files</text:span></text:p>
          </table:table-cell>
        </table:table-row>
        <table:table-row>
          <table:table-cell table:style-name="Table10.A2" office:value-type="string">
            <text:p text:style-name="P124">--verbose</text:p>
          </table:table-cell>
          <table:table-cell table:style-name="Table10.A2" office:value-type="string">
            <text:p text:style-name="P147">N</text:p>
          </table:table-cell>
          <table:table-cell table:style-name="Table10.A2" office:value-type="string">
            <text:p text:style-name="P148">no</text:p>
          </table:table-cell>
          <table:table-cell table:style-name="Table10.A2" office:value-type="string">
            <text:p text:style-name="P137"><text:span text:style-name="T157">EFLAG</text:span></text:p>
          </table:table-cell>
          <table:table-cell table:style-name="Table10.A2" office:value-type="string">
            <text:p text:style-name="P125">off</text:p>
          </table:table-cell>
          <table:table-cell table:style-name="Table10.A2" office:value-type="string">
            <text:p text:style-name="P147">Y</text:p>
          </table:table-cell>
          <table:table-cell table:style-name="Table10.A2" office:value-type="string">
            <text:p text:style-name="P147">N</text:p>
          </table:table-cell>
          <table:table-cell table:style-name="Table10.A2" office:value-type="string">
            <text:p text:style-name="P147">Y</text:p>
          </table:table-cell>
          <table:table-cell table:style-name="Table10.I2" office:value-type="string">
            <text:p text:style-name="P149"><text:span text:style-name="T169">e</text:span>nables verbose output</text:p>
          </table:table-cell>
        </table:table-row>
      </table:table>
      <text:p text:style-name="P184"/>
      <text:p text:style-name="P84"><text:span text:style-name="T168">Refer to the “Available Options” section for details.</text:span></text:p>
      <text:h text:style-name="P247" text:outline-level="3"><text:bookmark-start text:name="__RefHeading__3198_9174306441"/>--tool – Testing the Configuration System<text:bookmark-end text:name="__RefHeading__3198_9174306441"/></text:h>
      <text:p text:style-name="P84"><text:span text:style-name="T170">The </text:span><text:span text:style-name="T49">–-tool</text:span><text:span text:style-name="T170"> option causes </text:span><text:span text:style-name="T49">config.py</text:span><text:span text:style-name="T170"> to use the configuration system with our without configuration files as if the identified tool is being launched. <text:s/>When using this option, </text:span><text:span text:style-name="T49">config.py</text:span><text:span text:style-name="T170"> operates as any other tool would with the configuration system.</text:span></text:p>
      <text:p text:style-name="P84"><text:span text:style-name="T181">Once the configuration processing has completed successfully, this option attempts to open the input file using the </text:span><text:span text:style-name="T44">TSTPATH</text:span><text:span text:style-name="T181"> and then closes the file.</text:span></text:p>
      <text:p text:style-name="P84"><text:span text:style-name="T170">This option, especially in conjunction with the </text:span><text:span text:style-name="T49">–</text:span><text:span text:style-name="T50">-</text:span><text:span text:style-name="T49">cinfo</text:span><text:span text:style-name="T170"> option aids in understanding how the system is functioning and why results are occurring as they are. <text:s/>Because the actual tool is not launched, but rather just the configuration processing used by the tool is performed, some situations may be more easily resolved.</text:span></text:p>
      <text:p text:style-name="P84"><text:span text:style-name="T179">As with any tool, modifications may be made to the </text:span><text:span text:style-name="T57">config.cfg</text:span><text:span text:style-name="T179"> configuration file, the </text:span><text:span text:style-name="T57">config.py</text:span><text:span text:style-name="T179"> tool configuration, once the site directory has been initialized. <text:s/>Such changes are only used with the </text:span><text:span text:style-name="T57">–-tool</text:span><text:span text:style-name="T179"> option.</text:span></text:p>
      <text:p text:style-name="P84"><text:span text:style-name="T171">Additional options available with the </text:span><text:span text:style-name="T50">–-tool</text:span><text:span text:style-name="T171"> option are:</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header-rows>
          <table:table-row>
            <table:table-cell table:style-name="Table11.A1" office:value-type="string">
              <text:p text:style-name="P114">Option</text:p>
            </table:table-cell>
            <table:table-cell table:style-name="Table11.A1" office:value-type="string">
              <text:p text:style-name="P112">Required</text:p>
            </table:table-cell>
            <table:table-cell table:style-name="Table11.A1" office:value-type="string">
              <text:p text:style-name="P112">Values</text:p>
            </table:table-cell>
            <table:table-cell table:style-name="Table11.A1" office:value-type="string">
              <text:p text:style-name="P112">Type</text:p>
            </table:table-cell>
            <table:table-cell table:style-name="Table11.A1" office:value-type="string">
              <text:p text:style-name="P112">Df<text:span text:style-name="T156">t.</text:span></text:p>
            </table:table-cell>
            <table:table-cell table:style-name="Table11.A1" office:value-type="string">
              <text:p text:style-name="P114">CL</text:p>
            </table:table-cell>
            <table:table-cell table:style-name="Table11.A1" office:value-type="string">
              <text:p text:style-name="P114">ENV</text:p>
            </table:table-cell>
            <table:table-cell table:style-name="Table11.A1" office:value-type="string">
              <text:p text:style-name="P114">CFG</text:p>
            </table:table-cell>
            <table:table-cell table:style-name="Table11.I1" office:value-type="string">
              <text:p text:style-name="P112">Description</text:p>
            </table:table-cell>
          </table:table-row>
        </table:table-header-rows>
        <table:table-row>
          <table:table-cell table:style-name="Table11.A2" office:value-type="string">
            <text:p text:style-name="P119">--cfg</text:p>
          </table:table-cell>
          <table:table-cell table:style-name="Table11.A2" office:value-type="string">
            <text:p text:style-name="P147">N</text:p>
          </table:table-cell>
          <table:table-cell table:style-name="Table11.A2" office:value-type="string">
            <text:p text:style-name="P137">single</text:p>
          </table:table-cell>
          <table:table-cell table:style-name="Table11.A2" office:value-type="string">
            <text:p text:style-name="P137">FILENAME</text:p>
          </table:table-cell>
          <table:table-cell table:style-name="Table11.A2" office:value-type="string">
            <text:p text:style-name="P137">none</text:p>
          </table:table-cell>
          <table:table-cell table:style-name="Table11.A2" office:value-type="string">
            <text:p text:style-name="P147">Y</text:p>
          </table:table-cell>
          <table:table-cell table:style-name="Table11.A2" office:value-type="string">
            <text:p text:style-name="P147">N</text:p>
          </table:table-cell>
          <table:table-cell table:style-name="Table11.A2" office:value-type="string">
            <text:p text:style-name="P147">N</text:p>
          </table:table-cell>
          <table:table-cell table:style-name="Table11.I2" office:value-type="string">
            <text:p text:style-name="P139"><text:span text:style-name="T158">test with </text:span>user configuration file</text:p>
          </table:table-cell>
        </table:table-row>
        <table:table-row>
          <table:table-cell table:style-name="Table11.A2" office:value-type="string">
            <text:p text:style-name="P121">--cinfo</text:p>
          </table:table-cell>
          <table:table-cell table:style-name="Table11.A2" office:value-type="string">
            <text:p text:style-name="P147">N</text:p>
          </table:table-cell>
          <table:table-cell table:style-name="Table11.A2" office:value-type="string">
            <text:p text:style-name="P142">single</text:p>
          </table:table-cell>
          <table:table-cell table:style-name="Table11.A2" office:value-type="string">
            <text:p text:style-name="P152">desc.</text:p>
          </table:table-cell>
          <table:table-cell table:style-name="Table11.A2" office:value-type="string">
            <text:p text:style-name="P142">none</text:p>
          </table:table-cell>
          <table:table-cell table:style-name="Table11.A2" office:value-type="string">
            <text:p text:style-name="P147">Y</text:p>
          </table:table-cell>
          <table:table-cell table:style-name="Table11.A2" office:value-type="string">
            <text:p text:style-name="P147">N</text:p>
          </table:table-cell>
          <table:table-cell table:style-name="Table11.A2" office:value-type="string">
            <text:p text:style-name="P147">Y</text:p>
          </table:table-cell>
          <table:table-cell table:style-name="Table11.I2" office:value-type="string">
            <text:p text:style-name="P139"><text:span text:style-name="T158">configuration system information</text:span></text:p>
          </table:table-cell>
        </table:table-row>
        <table:table-row>
          <table:table-cell table:style-name="Table11.A2" office:value-type="string">
            <text:p text:style-name="P127">input</text:p>
          </table:table-cell>
          <table:table-cell table:style-name="Table11.A2" office:value-type="string">
            <text:p text:style-name="P153">N</text:p>
          </table:table-cell>
          <table:table-cell table:style-name="Table11.A2" office:value-type="string">
            <text:p text:style-name="P153">single</text:p>
          </table:table-cell>
          <table:table-cell table:style-name="Table11.A2" office:value-type="string">
            <text:p text:style-name="P153">FILENAME</text:p>
          </table:table-cell>
          <table:table-cell table:style-name="Table11.A2" office:value-type="string">
            <text:p text:style-name="P153">desc.</text:p>
          </table:table-cell>
          <table:table-cell table:style-name="Table11.A2" office:value-type="string">
            <text:p text:style-name="P153">N</text:p>
          </table:table-cell>
          <table:table-cell table:style-name="Table11.A2" office:value-type="string">
            <text:p text:style-name="P153">N</text:p>
          </table:table-cell>
          <table:table-cell table:style-name="Table11.A2" office:value-type="string">
            <text:p text:style-name="P153">Y</text:p>
          </table:table-cell>
          <table:table-cell table:style-name="Table11.I2" office:value-type="string">
            <text:p text:style-name="P139"><text:span text:style-name="T175">Input file used with </text:span><text:span text:style-name="T54">source</text:span><text:span text:style-name="T175"> section</text:span></text:p>
          </table:table-cell>
        </table:table-row>
        <table:table-row>
          <table:table-cell table:style-name="Table11.A2" office:value-type="string">
            <text:p text:style-name="P119">source</text:p>
          </table:table-cell>
          <table:table-cell table:style-name="Table11.A2" office:value-type="string">
            <text:p text:style-name="P147">N</text:p>
          </table:table-cell>
          <table:table-cell table:style-name="Table11.A2" office:value-type="string">
            <text:p text:style-name="P137">single</text:p>
          </table:table-cell>
          <table:table-cell table:style-name="Table11.A2" office:value-type="string">
            <text:p text:style-name="P137">SOURCE</text:p>
          </table:table-cell>
          <table:table-cell table:style-name="Table11.A2" office:value-type="string">
            <text:p text:style-name="P137">none</text:p>
          </table:table-cell>
          <table:table-cell table:style-name="Table11.A2" office:value-type="string">
            <text:p text:style-name="P147">Y</text:p>
          </table:table-cell>
          <table:table-cell table:style-name="Table11.A2" office:value-type="string">
            <text:p text:style-name="P147">N</text:p>
          </table:table-cell>
          <table:table-cell table:style-name="Table11.A2" office:value-type="string">
            <text:p text:style-name="P147">N</text:p>
          </table:table-cell>
          <table:table-cell table:style-name="Table11.I2" office:value-type="string">
            <text:p text:style-name="P139"><text:span text:style-name="T158">tested </text:span>tool<text:span text:style-name="T158">'s</text:span> input</text:p>
          </table:table-cell>
        </table:table-row>
        <text:soft-page-break/>
        <table:table-row>
          <table:table-cell table:style-name="Table11.A2" office:value-type="string">
            <text:p text:style-name="P128">tstpath</text:p>
          </table:table-cell>
          <table:table-cell table:style-name="Table11.A2" office:value-type="string">
            <text:p text:style-name="P147">N</text:p>
          </table:table-cell>
          <table:table-cell table:style-name="Table11.A2" office:value-type="string">
            <text:p text:style-name="P154">multiple</text:p>
          </table:table-cell>
          <table:table-cell table:style-name="Table11.A2" office:value-type="string">
            <text:p text:style-name="P154">PATH</text:p>
          </table:table-cell>
          <table:table-cell table:style-name="Table11.A2" office:value-type="string">
            <text:p text:style-name="P163">desc.</text:p>
          </table:table-cell>
          <table:table-cell table:style-name="Table11.A2" office:value-type="string">
            <text:p text:style-name="P147">N</text:p>
          </table:table-cell>
          <table:table-cell table:style-name="Table11.A2" office:value-type="string">
            <text:p text:style-name="P147">Y</text:p>
          </table:table-cell>
          <table:table-cell table:style-name="Table11.A2" office:value-type="string">
            <text:p text:style-name="P147">Y</text:p>
          </table:table-cell>
          <table:table-cell table:style-name="Table11.I2" office:value-type="string">
            <text:p text:style-name="P155">a path option for testing</text:p>
          </table:table-cell>
        </table:table-row>
        <table:table-row>
          <table:table-cell table:style-name="Table11.A2" office:value-type="string">
            <text:p text:style-name="P124">--verbose</text:p>
          </table:table-cell>
          <table:table-cell table:style-name="Table11.A2" office:value-type="string">
            <text:p text:style-name="P147">N</text:p>
          </table:table-cell>
          <table:table-cell table:style-name="Table11.A2" office:value-type="string">
            <text:p text:style-name="P148">no</text:p>
          </table:table-cell>
          <table:table-cell table:style-name="Table11.A2" office:value-type="string">
            <text:p text:style-name="P137"><text:span text:style-name="T157">EFLAG</text:span></text:p>
          </table:table-cell>
          <table:table-cell table:style-name="Table11.A2" office:value-type="string">
            <text:p text:style-name="P125">off</text:p>
          </table:table-cell>
          <table:table-cell table:style-name="Table11.A2" office:value-type="string">
            <text:p text:style-name="P147">Y</text:p>
          </table:table-cell>
          <table:table-cell table:style-name="Table11.A2" office:value-type="string">
            <text:p text:style-name="P147">N</text:p>
          </table:table-cell>
          <table:table-cell table:style-name="Table11.A2" office:value-type="string">
            <text:p text:style-name="P147">Y</text:p>
          </table:table-cell>
          <table:table-cell table:style-name="Table11.I2" office:value-type="string">
            <text:p text:style-name="P149"><text:span text:style-name="T169">e</text:span>nables verbose output</text:p>
          </table:table-cell>
        </table:table-row>
      </table:table>
      <text:p text:style-name="P184"/>
      <text:p text:style-name="P84"><text:span text:style-name="T168">Refer to the “Available Options” section for details.</text:span></text:p>
      <text:h text:style-name="P265" text:outline-level="2"><text:bookmark-start text:name="__RefHeading__3200_9174306441"/>Available Options<text:bookmark-end text:name="__RefHeading__3200_9174306441"/></text:h>
      <text:p text:style-name="P6"><text:span text:style-name="T159">This table summarizes the tool options available from </text:span><text:span text:style-name="T40">config.py</text:span><text:span text:style-name="T159">. <text:s/>The “CL” column indicates whether the option is available in the command line. <text:s/>The “Dft.” column identifies any available default. <text:s/>The “ENV” column indicates the option is available as an environment variable. The “CFG” column indicates whether the option is available in a configuration file. <text:s/>“desc.” means see the option description for more information.</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header-rows>
          <table:table-row>
            <table:table-cell table:style-name="Table12.A1" office:value-type="string">
              <text:p text:style-name="P114">Option</text:p>
            </table:table-cell>
            <table:table-cell table:style-name="Table12.A1" office:value-type="string">
              <text:p text:style-name="P112">Required</text:p>
            </table:table-cell>
            <table:table-cell table:style-name="Table12.A1" office:value-type="string">
              <text:p text:style-name="P112">Values</text:p>
            </table:table-cell>
            <table:table-cell table:style-name="Table12.A1" office:value-type="string">
              <text:p text:style-name="P112">Type</text:p>
            </table:table-cell>
            <table:table-cell table:style-name="Table12.A1" office:value-type="string">
              <text:p text:style-name="P112">Df<text:span text:style-name="T156">t.</text:span></text:p>
            </table:table-cell>
            <table:table-cell table:style-name="Table12.A1" office:value-type="string">
              <text:p text:style-name="P114">CL</text:p>
            </table:table-cell>
            <table:table-cell table:style-name="Table12.A1" office:value-type="string">
              <text:p text:style-name="P114">ENV</text:p>
            </table:table-cell>
            <table:table-cell table:style-name="Table12.A1" office:value-type="string">
              <text:p text:style-name="P114">CFG</text:p>
            </table:table-cell>
            <table:table-cell table:style-name="Table12.I1" office:value-type="string">
              <text:p text:style-name="P112">Description</text:p>
            </table:table-cell>
          </table:table-row>
        </table:table-header-rows>
        <table:table-row>
          <table:table-cell table:style-name="Table12.A2" office:value-type="string">
            <text:p text:style-name="P119">--cfg</text:p>
          </table:table-cell>
          <table:table-cell table:style-name="Table12.A2" office:value-type="string">
            <text:p text:style-name="P147">N</text:p>
          </table:table-cell>
          <table:table-cell table:style-name="Table12.A2" office:value-type="string">
            <text:p text:style-name="P137">single</text:p>
          </table:table-cell>
          <table:table-cell table:style-name="Table12.A2" office:value-type="string">
            <text:p text:style-name="P137">FILENAME</text:p>
          </table:table-cell>
          <table:table-cell table:style-name="Table12.A2" office:value-type="string">
            <text:p text:style-name="P137">none</text:p>
          </table:table-cell>
          <table:table-cell table:style-name="Table12.A2" office:value-type="string">
            <text:p text:style-name="P147">Y</text:p>
          </table:table-cell>
          <table:table-cell table:style-name="Table12.A2" office:value-type="string">
            <text:p text:style-name="P147">N</text:p>
          </table:table-cell>
          <table:table-cell table:style-name="Table12.A2" office:value-type="string">
            <text:p text:style-name="P147">N</text:p>
          </table:table-cell>
          <table:table-cell table:style-name="Table12.I2" office:value-type="string">
            <text:p text:style-name="P139"><text:span text:style-name="T158">test with </text:span>user configuration file</text:p>
          </table:table-cell>
        </table:table-row>
        <table:table-row>
          <table:table-cell table:style-name="Table12.A2" office:value-type="string">
            <text:p text:style-name="P121">--cinfo</text:p>
          </table:table-cell>
          <table:table-cell table:style-name="Table12.A2" office:value-type="string">
            <text:p text:style-name="P147">N</text:p>
          </table:table-cell>
          <table:table-cell table:style-name="Table12.A2" office:value-type="string">
            <text:p text:style-name="P142">single</text:p>
          </table:table-cell>
          <table:table-cell table:style-name="Table12.A2" office:value-type="string">
            <text:p text:style-name="P152">desc.</text:p>
          </table:table-cell>
          <table:table-cell table:style-name="Table12.A2" office:value-type="string">
            <text:p text:style-name="P142">none</text:p>
          </table:table-cell>
          <table:table-cell table:style-name="Table12.A2" office:value-type="string">
            <text:p text:style-name="P147">Y</text:p>
          </table:table-cell>
          <table:table-cell table:style-name="Table12.A2" office:value-type="string">
            <text:p text:style-name="P147">N</text:p>
          </table:table-cell>
          <table:table-cell table:style-name="Table12.A2" office:value-type="string">
            <text:p text:style-name="P147">Y</text:p>
          </table:table-cell>
          <table:table-cell table:style-name="Table12.I2" office:value-type="string">
            <text:p text:style-name="P139"><text:span text:style-name="T158">configuration system information</text:span></text:p>
          </table:table-cell>
        </table:table-row>
        <table:table-row>
          <table:table-cell table:style-name="Table12.A2" office:value-type="string">
            <text:p text:style-name="P121"><text:span text:style-name="T183">--cwduse</text:span></text:p>
          </table:table-cell>
          <table:table-cell table:style-name="Table12.A2" office:value-type="string">
            <text:p text:style-name="P146">N</text:p>
          </table:table-cell>
          <table:table-cell table:style-name="Table12.A2" office:value-type="string">
            <text:p text:style-name="P146">single</text:p>
          </table:table-cell>
          <table:table-cell table:style-name="Table12.A2" office:value-type="string">
            <text:p text:style-name="P146">CHOICES</text:p>
          </table:table-cell>
          <table:table-cell table:style-name="Table12.A2" office:value-type="string">
            <text:p text:style-name="P123">omit</text:p>
          </table:table-cell>
          <table:table-cell table:style-name="Table12.A2" office:value-type="string">
            <text:p text:style-name="P146">Y</text:p>
          </table:table-cell>
          <table:table-cell table:style-name="Table12.A2" office:value-type="string">
            <text:p text:style-name="P146">N</text:p>
          </table:table-cell>
          <table:table-cell table:style-name="Table12.A2" office:value-type="string">
            <text:p text:style-name="P146">N</text:p>
          </table:table-cell>
          <table:table-cell table:style-name="Table12.I2" office:value-type="string">
            <text:p text:style-name="P139"><text:span text:style-name="T183">SITE section </text:span><text:span text:style-name="T60">cwduse</text:span><text:span text:style-name="T183"> option</text:span></text:p>
          </table:table-cell>
        </table:table-row>
        <table:table-row>
          <table:table-cell table:style-name="Table12.A2" office:value-type="string">
            <text:p text:style-name="P124">--force</text:p>
          </table:table-cell>
          <table:table-cell table:style-name="Table12.A2" office:value-type="string">
            <text:p text:style-name="P147">N</text:p>
          </table:table-cell>
          <table:table-cell table:style-name="Table12.A2" office:value-type="string">
            <text:p text:style-name="P148">no</text:p>
          </table:table-cell>
          <table:table-cell table:style-name="Table12.A2" office:value-type="string">
            <text:p text:style-name="P137"><text:span text:style-name="T157">EFLAG</text:span></text:p>
          </table:table-cell>
          <table:table-cell table:style-name="Table12.A2" office:value-type="string">
            <text:p text:style-name="P125">off</text:p>
          </table:table-cell>
          <table:table-cell table:style-name="Table12.A2" office:value-type="string">
            <text:p text:style-name="P147">Y</text:p>
          </table:table-cell>
          <table:table-cell table:style-name="Table12.A2" office:value-type="string">
            <text:p text:style-name="P147">N</text:p>
          </table:table-cell>
          <table:table-cell table:style-name="Table12.A2" office:value-type="string">
            <text:p text:style-name="P147">N</text:p>
          </table:table-cell>
          <table:table-cell table:style-name="Table12.I2" office:value-type="string">
            <text:p text:style-name="P139"><text:span text:style-name="T158">force overwriting existing files</text:span></text:p>
          </table:table-cell>
        </table:table-row>
        <table:table-row>
          <table:table-cell table:style-name="Table12.A2" office:value-type="string">
            <text:p text:style-name="P126">--init</text:p>
          </table:table-cell>
          <table:table-cell table:style-name="Table12.A2" office:value-type="string">
            <text:p text:style-name="P147">N</text:p>
          </table:table-cell>
          <table:table-cell table:style-name="Table12.A2" office:value-type="string">
            <text:p text:style-name="P150">single</text:p>
          </table:table-cell>
          <table:table-cell table:style-name="Table12.A2" office:value-type="string">
            <text:p text:style-name="P156">CHOICES</text:p>
          </table:table-cell>
          <table:table-cell table:style-name="Table12.A2" office:value-type="string">
            <text:p text:style-name="P150">none</text:p>
          </table:table-cell>
          <table:table-cell table:style-name="Table12.A2" office:value-type="string">
            <text:p text:style-name="P147">Y</text:p>
          </table:table-cell>
          <table:table-cell table:style-name="Table12.A2" office:value-type="string">
            <text:p text:style-name="P147">N</text:p>
          </table:table-cell>
          <table:table-cell table:style-name="Table12.A2" office:value-type="string">
            <text:p text:style-name="P147">N</text:p>
          </table:table-cell>
          <table:table-cell table:style-name="Table12.I2" office:value-type="string">
            <text:p text:style-name="P139"><text:span text:style-name="T158">initialize configuration system</text:span></text:p>
          </table:table-cell>
        </table:table-row>
        <table:table-row>
          <table:table-cell table:style-name="Table12.A2" office:value-type="string">
            <text:p text:style-name="P127">input</text:p>
          </table:table-cell>
          <table:table-cell table:style-name="Table12.A2" office:value-type="string">
            <text:p text:style-name="P153">N</text:p>
          </table:table-cell>
          <table:table-cell table:style-name="Table12.A2" office:value-type="string">
            <text:p text:style-name="P153">single</text:p>
          </table:table-cell>
          <table:table-cell table:style-name="Table12.A2" office:value-type="string">
            <text:p text:style-name="P153">FILENAME</text:p>
          </table:table-cell>
          <table:table-cell table:style-name="Table12.A2" office:value-type="string">
            <text:p text:style-name="P153">desc.</text:p>
          </table:table-cell>
          <table:table-cell table:style-name="Table12.A2" office:value-type="string">
            <text:p text:style-name="P153">N</text:p>
          </table:table-cell>
          <table:table-cell table:style-name="Table12.A2" office:value-type="string">
            <text:p text:style-name="P153">N</text:p>
          </table:table-cell>
          <table:table-cell table:style-name="Table12.A2" office:value-type="string">
            <text:p text:style-name="P153">Y</text:p>
          </table:table-cell>
          <table:table-cell table:style-name="Table12.I2" office:value-type="string">
            <text:p text:style-name="P139"><text:span text:style-name="T175">Input file used with </text:span><text:span text:style-name="T54">source</text:span><text:span text:style-name="T175"> section</text:span></text:p>
          </table:table-cell>
        </table:table-row>
        <table:table-row>
          <table:table-cell table:style-name="Table12.A2" office:value-type="string">
            <text:p text:style-name="P126">--satkcfg</text:p>
          </table:table-cell>
          <table:table-cell table:style-name="Table12.A2" office:value-type="string">
            <text:p text:style-name="P147">N</text:p>
          </table:table-cell>
          <table:table-cell table:style-name="Table12.A2" office:value-type="string">
            <text:p text:style-name="P150">single</text:p>
          </table:table-cell>
          <table:table-cell table:style-name="Table12.A2" office:value-type="string">
            <text:p text:style-name="P150">DIR</text:p>
          </table:table-cell>
          <table:table-cell table:style-name="Table12.A2" office:value-type="string">
            <text:p text:style-name="P150">none</text:p>
          </table:table-cell>
          <table:table-cell table:style-name="Table12.A2" office:value-type="string">
            <text:p text:style-name="P147">Y</text:p>
          </table:table-cell>
          <table:table-cell table:style-name="Table12.A2" office:value-type="string">
            <text:p text:style-name="P147">Y</text:p>
          </table:table-cell>
          <table:table-cell table:style-name="Table12.A2" office:value-type="string">
            <text:p text:style-name="P147">N</text:p>
          </table:table-cell>
          <table:table-cell table:style-name="Table12.I2" office:value-type="string">
            <text:p text:style-name="P151">SATK site directory location</text:p>
          </table:table-cell>
        </table:table-row>
        <table:table-row>
          <table:table-cell table:style-name="Table12.A2" office:value-type="string">
            <text:p text:style-name="P119">source</text:p>
          </table:table-cell>
          <table:table-cell table:style-name="Table12.A2" office:value-type="string">
            <text:p text:style-name="P147">N</text:p>
          </table:table-cell>
          <table:table-cell table:style-name="Table12.A2" office:value-type="string">
            <text:p text:style-name="P137">single</text:p>
          </table:table-cell>
          <table:table-cell table:style-name="Table12.A2" office:value-type="string">
            <text:p text:style-name="P137">SOURCE</text:p>
          </table:table-cell>
          <table:table-cell table:style-name="Table12.A2" office:value-type="string">
            <text:p text:style-name="P137">none</text:p>
          </table:table-cell>
          <table:table-cell table:style-name="Table12.A2" office:value-type="string">
            <text:p text:style-name="P147">Y</text:p>
          </table:table-cell>
          <table:table-cell table:style-name="Table12.A2" office:value-type="string">
            <text:p text:style-name="P147">N</text:p>
          </table:table-cell>
          <table:table-cell table:style-name="Table12.A2" office:value-type="string">
            <text:p text:style-name="P147">N</text:p>
          </table:table-cell>
          <table:table-cell table:style-name="Table12.I2" office:value-type="string">
            <text:p text:style-name="P139"><text:span text:style-name="T158">tested </text:span>tool<text:span text:style-name="T158">'s</text:span> input <text:span text:style-name="T175">section</text:span></text:p>
          </table:table-cell>
        </table:table-row>
        <table:table-row>
          <table:table-cell table:style-name="Table12.A2" office:value-type="string">
            <text:p text:style-name="P124">--tool</text:p>
          </table:table-cell>
          <table:table-cell table:style-name="Table12.A2" office:value-type="string">
            <text:p text:style-name="P147">N</text:p>
          </table:table-cell>
          <table:table-cell table:style-name="Table12.A2" office:value-type="string">
            <text:p text:style-name="P148">single</text:p>
          </table:table-cell>
          <table:table-cell table:style-name="Table12.A2" office:value-type="string">
            <text:p text:style-name="P156">CHOICES</text:p>
          </table:table-cell>
          <table:table-cell table:style-name="Table12.A2" office:value-type="string">
            <text:p text:style-name="P124">config</text:p>
          </table:table-cell>
          <table:table-cell table:style-name="Table12.A2" office:value-type="string">
            <text:p text:style-name="P147">Y</text:p>
          </table:table-cell>
          <table:table-cell table:style-name="Table12.A2" office:value-type="string">
            <text:p text:style-name="P147">N</text:p>
          </table:table-cell>
          <table:table-cell table:style-name="Table12.A2" office:value-type="string">
            <text:p text:style-name="P147">N</text:p>
          </table:table-cell>
          <table:table-cell table:style-name="Table12.I2" office:value-type="string">
            <text:p text:style-name="P149">tool configuration being tested</text:p>
          </table:table-cell>
        </table:table-row>
        <table:table-row>
          <table:table-cell table:style-name="Table12.A2" office:value-type="string">
            <text:p text:style-name="P128">tstpath</text:p>
          </table:table-cell>
          <table:table-cell table:style-name="Table12.A2" office:value-type="string">
            <text:p text:style-name="P147">N</text:p>
          </table:table-cell>
          <table:table-cell table:style-name="Table12.A2" office:value-type="string">
            <text:p text:style-name="P154">multiple</text:p>
          </table:table-cell>
          <table:table-cell table:style-name="Table12.A2" office:value-type="string">
            <text:p text:style-name="P154">PATH</text:p>
          </table:table-cell>
          <table:table-cell table:style-name="Table12.A2" office:value-type="string">
            <text:p text:style-name="P163">desc.</text:p>
          </table:table-cell>
          <table:table-cell table:style-name="Table12.A2" office:value-type="string">
            <text:p text:style-name="P147">N</text:p>
          </table:table-cell>
          <table:table-cell table:style-name="Table12.A2" office:value-type="string">
            <text:p text:style-name="P147">Y</text:p>
          </table:table-cell>
          <table:table-cell table:style-name="Table12.A2" office:value-type="string">
            <text:p text:style-name="P147">Y</text:p>
          </table:table-cell>
          <table:table-cell table:style-name="Table12.I2" office:value-type="string">
            <text:p text:style-name="P155">a path option for testing</text:p>
          </table:table-cell>
        </table:table-row>
        <table:table-row>
          <table:table-cell table:style-name="Table12.A2" office:value-type="string">
            <text:p text:style-name="P124">--verbose</text:p>
          </table:table-cell>
          <table:table-cell table:style-name="Table12.A2" office:value-type="string">
            <text:p text:style-name="P147">N</text:p>
          </table:table-cell>
          <table:table-cell table:style-name="Table12.A2" office:value-type="string">
            <text:p text:style-name="P148">no</text:p>
          </table:table-cell>
          <table:table-cell table:style-name="Table12.A2" office:value-type="string">
            <text:p text:style-name="P137"><text:span text:style-name="T157">EFLAG</text:span></text:p>
          </table:table-cell>
          <table:table-cell table:style-name="Table12.A2" office:value-type="string">
            <text:p text:style-name="P125">off</text:p>
          </table:table-cell>
          <table:table-cell table:style-name="Table12.A2" office:value-type="string">
            <text:p text:style-name="P147">Y</text:p>
          </table:table-cell>
          <table:table-cell table:style-name="Table12.A2" office:value-type="string">
            <text:p text:style-name="P147">N</text:p>
          </table:table-cell>
          <table:table-cell table:style-name="Table12.A2" office:value-type="string">
            <text:p text:style-name="P147">Y</text:p>
          </table:table-cell>
          <table:table-cell table:style-name="Table12.I2" office:value-type="string">
            <text:p text:style-name="P149"><text:span text:style-name="T169">e</text:span>nables verbose output</text:p>
          </table:table-cell>
        </table:table-row>
      </table:table>
      <text:p text:style-name="P183"/>
      <text:h text:style-name="P248" text:outline-level="3"><text:bookmark-start text:name="__RefHeading__23745_9174306441"/>--cfg<text:bookmark-end text:name="__RefHeading__23745_9174306441"/></text:h>
      <text:p text:style-name="P101"><text:span text:style-name="T103">Used with option: </text:span><text:span text:style-name="T51">--tool</text:span></text:p>
      <text:p text:style-name="P100">Type: FILENAME</text:p>
      <text:p text:style-name="P84"><text:span text:style-name="T172">This is the standard configuration system command-line option identifying the user's configuration file to be used with the tool. <text:s/>See the description of this option in the “</text:span><text:span text:style-name="T102">Configuration System Command-Line Arguments” </text:span><text:span text:style-name="T103">section.</text:span></text:p>
      <text:h text:style-name="P229" text:outline-level="3"><text:bookmark-start text:name="__RefHeading__23747_9174306441"/>--cinfo<text:bookmark-end text:name="__RefHeading__23747_9174306441"/></text:h>
      <text:p text:style-name="P84"><text:span text:style-name="T103">Used with option: </text:span><text:span text:style-name="T51">--tool</text:span></text:p>
      <text:p text:style-name="P84"><text:span text:style-name="T103">This is the standard configuration system command-line option identifying requested configuration info used by the tested tool. <text:s/>See the description of this option in the </text:span><text:soft-page-break/><text:span text:style-name="T103">“</text:span><text:span text:style-name="T102">Configuration System Command-Line Arguments” </text:span><text:span text:style-name="T103">section.</text:span></text:p>
      <text:p text:style-name="P84"><text:span text:style-name="T105">Because of the varying state of the configuration system during initialization processing, use of the </text:span><text:span text:style-name="T58">--cinfo</text:span><text:span text:style-name="T105"> option with the </text:span><text:span text:style-name="T58">–-init</text:span><text:span text:style-name="T105"> option may provide incomplete results, or results inconsistent with this manual's description.</text:span></text:p>
      <text:h text:style-name="P230" text:outline-level="3"><text:bookmark-start text:name="__RefHeading__4074_7498708261"/>--cwduse<text:bookmark-end text:name="__RefHeading__4074_7498708261"/></text:h>
      <text:p text:style-name="P101"><text:span text:style-name="T104">Used with option: </text:span><text:span text:style-name="T52">--init </text:span><text:span text:style-name="T60">satk</text:span></text:p>
      <text:p text:style-name="P86">Type: CHOICES</text:p>
      <text:p text:style-name="P173"><text:span text:style-name="T183">The </text:span><text:span text:style-name="T60">–-cwduse</text:span><text:span text:style-name="T183"> command-line argument supplies the value for the site.cfg configuration file's SITE section for this configuration option determining how the current working directory is used in conjunction with PATH type options. <text:s/>It supports three choices:</text:span></text:p>
      <text:list xml:id="list7087419831663450261" text:style-name="L15">
        <text:list-item>
          <text:p text:style-name="P209"><text:span text:style-name="T60">first</text:span><text:span text:style-name="T183"> – the current working directory is always added as the first directory in the search order path regardless of whether it is already present or not</text:span></text:p>
        </text:list-item>
        <text:list-item>
          <text:p text:style-name="P209"><text:span text:style-name="T60">last</text:span><text:span text:style-name="T183"> – the current working directory is added to the directory search order as the last directory if it has has not been specified within the search order, or</text:span></text:p>
        </text:list-item>
        <text:list-item>
          <text:p text:style-name="P209"><text:span text:style-name="T60">omit</text:span><text:span text:style-name="T183"> – directory search order does not automatically contain the current working directory. <text:s/>With this value, the current working directory must explicitly placed in the search order for it to be used.</text:span></text:p>
        </text:list-item>
      </text:list>
      <text:p text:style-name="P173"><text:span text:style-name="T183">Default behavior is '</text:span><text:span text:style-name="T60">omit</text:span><text:span text:style-name="T183">'.</text:span></text:p>
      <text:p text:style-name="P166">Because current working directory behavior is controlled through the configuration system, when configuration files are disabled (because the user site directory can not be found), search order paths never automatically include the current working directory.</text:p>
      <text:p text:style-name="P173"><text:span text:style-name="T186">Because options that influence the processing of configuration files must be available first they must reside in the </text:span><text:span text:style-name="T64">site.cfg</text:span><text:span text:style-name="T186"> file.</text:span></text:p>
      <text:h text:style-name="P231" text:outline-level="3"><text:bookmark-start text:name="__RefHeading__23749_9174306441"/>--force<text:bookmark-end text:name="__RefHeading__23749_9174306441"/></text:h>
      <text:p text:style-name="P101"><text:span text:style-name="T104">Used with option: </text:span><text:span text:style-name="T52">--init</text:span></text:p>
      <text:p text:style-name="P87">Type: EFLAG</text:p>
      <text:p text:style-name="P21"><text:span text:style-name="T173">The </text:span><text:span text:style-name="T60">--</text:span><text:span text:style-name="T52">force</text:span><text:span text:style-name="T173"> command-line argument directs the initialization process to overwrite and any existing files. <text:s/>It is available only with the command-line.</text:span></text:p>
      <text:h text:style-name="P249" text:outline-level="3"><text:bookmark-start text:name="__RefHeading__23751_9174306441"/>--init<text:bookmark-end text:name="__RefHeading__23751_9174306441"/></text:h>
      <text:p text:style-name="P88">Type: CHOICES</text:p>
      <text:p text:style-name="P21"><text:span text:style-name="T174">The </text:span><text:span text:style-name="T53">--init</text:span><text:span text:style-name="T174"> command-line argument accepts either one of two values:</text:span></text:p>
      <text:list xml:id="list6213539876295216180" text:style-name="L16">
        <text:list-item>
          <text:p text:style-name="P210"><text:span text:style-name="T53">satk</text:span><text:span text:style-name="T174">, causing initialization of the </text:span><text:span text:style-name="T53">site.cfg</text:span><text:span text:style-name="T174"> file or</text:span></text:p>
        </text:list-item>
        <text:list-item>
          <text:p text:style-name="P210"><text:soft-page-break/><text:span text:style-name="T53">site</text:span><text:span text:style-name="T174">, causing initialization of the user specified SATK site directory.</text:span></text:p>
        </text:list-item>
      </text:list>
      <text:h text:style-name="P250" text:outline-level="3"><text:bookmark-start text:name="__RefHeading__23753_9174306441"/>input<text:bookmark-end text:name="__RefHeading__23753_9174306441"/></text:h>
      <text:p text:style-name="P92"><text:span text:style-name="T176">Used with option: </text:span><text:span text:style-name="T55">--tool</text:span></text:p>
      <text:p text:style-name="P89">Type: FILENAME</text:p>
      <text:p text:style-name="P175"><text:span text:style-name="T176">Configuration file option identifying the input file that would be used with the tested tool. <text:s/>If omitted it defaults the the value of the command-line </text:span><text:span text:style-name="T55">source</text:span><text:span text:style-name="T176"> argument.</text:span></text:p>
      <text:h text:style-name="P249" text:outline-level="3"><text:bookmark-start text:name="__RefHeading__23755_9174306441"/>--satkcfg<text:bookmark-end text:name="__RefHeading__23755_9174306441"/></text:h>
      <text:p text:style-name="P92"><text:span text:style-name="T173">Used with option: </text:span><text:span text:style-name="T52">--init </text:span><text:span text:style-name="T53">satk</text:span></text:p>
      <text:p text:style-name="P87">Type: DIR</text:p>
      <text:p text:style-name="P21"><text:span text:style-name="T174">Provides a command-line method for identification of the user's SATK site directory. <text:s/>Alternatively the </text:span><text:span text:style-name="T53">SATKCFG</text:span><text:span text:style-name="T174"> environment variable may be used.</text:span></text:p>
      <text:h text:style-name="P251" text:outline-level="3"><text:bookmark-start text:name="__RefHeading__23757_9174306441"/>source<text:bookmark-end text:name="__RefHeading__23757_9174306441"/></text:h>
      <text:p text:style-name="P92"><text:span text:style-name="T176">Used with option: </text:span><text:span text:style-name="T55">--tool</text:span></text:p>
      <text:p text:style-name="P90">Type: SOURCE</text:p>
      <text:p text:style-name="P21"><text:span text:style-name="T177">Command-line positional argument identifying the configuration file section from which the source's options are determined. <text:s/>If a section is not found, only tool and built-in defaults are recognized, including the default value assigned to the input option.</text:span></text:p>
      <text:p text:style-name="P22"><text:span text:style-name="T189">The section identified by the source option will use as the file identified by the </text:span><text:span text:style-name="T67">input</text:span><text:span text:style-name="T189"> configuration file option. <text:s/>The </text:span><text:span text:style-name="T67">tstpath</text:span><text:span text:style-name="T189"> configuration file option and/or </text:span><text:span text:style-name="T67">TSTPATH</text:span><text:span text:style-name="T189"> environment variable identifies the search order path used to locate the file.</text:span></text:p>
      <text:h text:style-name="P252" text:outline-level="3"><text:bookmark-start text:name="__RefHeading__23759_9174306441"/>--tool<text:bookmark-end text:name="__RefHeading__23759_9174306441"/></text:h>
      <text:p text:style-name="P101"><text:span text:style-name="T178">Used </text:span><text:span text:style-name="T110">with option: </text:span><text:span text:style-name="T55">--tool</text:span></text:p>
      <text:p text:style-name="P91">Type: CHOICES</text:p>
      <text:p text:style-name="P174">Command-line argument identifying the tool whose configuration is being tested. <text:s/>Recognized choices are:</text:p>
      <text:list xml:id="list3932427098650225280" text:style-name="L17">
        <text:list-item>
          <text:p text:style-name="P222"><text:span text:style-name="T56">config</text:span><text:span text:style-name="T109"> – this tool.</text:span></text:p>
        </text:list-item>
      </text:list>
      <text:h text:style-name="P232" text:outline-level="3"><text:bookmark-start text:name="__RefHeading__23761_9174306441"/>tstpath<text:bookmark-end text:name="__RefHeading__23761_9174306441"/></text:h>
      <text:p text:style-name="P101"><text:span text:style-name="T178">Used </text:span><text:span text:style-name="T110">with option: </text:span><text:span text:style-name="T55">--tool</text:span></text:p>
      <text:p text:style-name="P91">Type: PATH</text:p>
      <text:p text:style-name="P168"><text:soft-page-break/><text:span text:style-name="T178">This option allows tests with a search order path. <text:s/>The search order may be specified in a configuration file section as the </text:span><text:span text:style-name="T56">tstpath</text:span><text:span text:style-name="T178"> option or the environment variable </text:span><text:span text:style-name="T56">TSTPATH</text:span><text:span text:style-name="T178">, or bo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27f51" officeooo:paragraph-rsid="00127f51" style:font-size-asian="14pt" style:font-size-complex="14pt"/>
    </style:style>
    <style:style style:name="MP2" style:family="paragraph" style:parent-style-name="Footer">
      <style:paragraph-properties fo:text-align="center" style:justify-single-word="false"/>
      <style:text-properties officeooo:paragraph-rsid="00127f51"/>
    </style:style>
    <style:style style:name="MT1" style:family="text">
      <style:text-properties officeooo:rsid="00127f5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Alone Tool Kit – Configuration System Manual</text:p>
      </style:header>
      <style:footer>
        <text:p text:style-name="MP2"><text:span text:style-name="MT1">Page </text:span><text:span text:style-name="MT1"><text:page-number text:select-page="current">26</text:page-number></text:span><text:span text:style-name="MT1"> of </text:span><text:span text:style-name="MT1"><text:page-count>2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05:23:30</meta:creation-date>
    <meta:generator>LibreOffice/5.0.6.3$Linux_X86_64 LibreOffice_project/00m0$Build-3</meta:generator>
    <dc:date>2016-06-07T13:47:59.411940341</dc:date>
    <meta:editing-duration>PT14H55M38S</meta:editing-duration>
    <meta:editing-cycles>134</meta:editing-cycles>
    <meta:document-statistic meta:table-count="7" meta:image-count="0" meta:object-count="0" meta:page-count="26" meta:paragraph-count="717" meta:word-count="7310" meta:character-count="45760" meta:non-whitespace-character-count="38696"/>
  </office:meta>
</office:document-meta>
</file>